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2.66pt"/>
    </style:style>
    <style:style style:name="co2" style:family="table-column">
      <style:table-column-properties fo:break-before="auto" style:column-width="131.05pt"/>
    </style:style>
    <style:style style:name="co3" style:family="table-column">
      <style:table-column-properties fo:break-before="auto" style:column-width="132.04pt"/>
    </style:style>
    <style:style style:name="co4" style:family="table-column">
      <style:table-column-properties fo:break-before="auto" style:column-width="197.04pt"/>
    </style:style>
    <style:style style:name="co5" style:family="table-column">
      <style:table-column-properties fo:break-before="auto" style:column-width="75.15pt"/>
    </style:style>
    <style:style style:name="co6" style:family="table-column">
      <style:table-column-properties fo:break-before="auto" style:column-width="199.11pt"/>
    </style:style>
    <style:style style:name="co7" style:family="table-column">
      <style:table-column-properties fo:break-before="auto" style:column-width="65.9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33.99pt" fo:break-before="auto" style:use-optimal-row-height="true"/>
    </style:style>
    <style:style style:name="ro3" style:family="table-row">
      <style:table-row-properties style:row-height="119pt" fo:break-before="auto" style:use-optimal-row-height="true"/>
    </style:style>
    <style:style style:name="ro4" style:family="table-row">
      <style:table-row-properties style:row-height="51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53.01pt" fo:break-before="auto" style:use-optimal-row-height="true"/>
    </style:style>
    <style:style style:name="ro7" style:family="table-row">
      <style:table-row-properties style:row-height="388.01pt" fo:break-before="auto" style:use-optimal-row-height="true"/>
    </style:style>
    <style:style style:name="ro8" style:family="table-row">
      <style:table-row-properties style:row-height="136.01pt" fo:break-before="auto" style:use-optimal-row-height="true"/>
    </style:style>
    <style:style style:name="ro9" style:family="table-row">
      <style:table-row-properties style:row-height="323.01pt" fo:break-before="auto" style:use-optimal-row-height="true"/>
    </style:style>
    <style:style style:name="ro10" style:family="table-row">
      <style:table-row-properties style:row-height="255pt" fo:break-before="auto" style:use-optimal-row-height="true"/>
    </style:style>
    <style:style style:name="ro11" style:family="table-row">
      <style:table-row-properties style:row-height="272.01pt" fo:break-before="auto" style:use-optimal-row-height="true"/>
    </style:style>
    <style:style style:name="ro12" style:family="table-row">
      <style:table-row-properties style:row-height="85.01pt" fo:break-before="auto" style:use-optimal-row-height="true"/>
    </style:style>
    <style:style style:name="ro13" style:family="table-row">
      <style:table-row-properties style:row-height="68pt" fo:break-before="auto" style:use-optimal-row-height="true"/>
    </style:style>
    <style:style style:name="ro14" style:family="table-row">
      <style:table-row-properties style:row-height="101.99pt" fo:break-before="auto" style:use-optimal-row-height="true"/>
    </style:style>
    <style:style style:name="ro15" style:family="table-row">
      <style:table-row-properties style:row-height="187pt" fo:break-before="auto" style:use-optimal-row-height="true"/>
    </style:style>
    <style:style style:name="ro16" style:family="table-row">
      <style:table-row-properties style:row-height="306pt" fo:break-before="auto" style:use-optimal-row-height="true"/>
    </style:style>
    <style:style style:name="ro17" style:family="table-row">
      <style:table-row-properties style:row-height="238pt" fo:break-before="auto" style:use-optimal-row-height="true"/>
    </style:style>
    <style:style style:name="ro18" style:family="table-row">
      <style:table-row-properties style:row-height="169.99pt" fo:break-before="auto" style:use-optimal-row-height="true"/>
    </style:style>
    <style:style style:name="ro19" style:family="table-row">
      <style:table-row-properties style:row-height="220.99pt" fo:break-before="auto" style:use-optimal-row-height="true"/>
    </style:style>
    <style:style style:name="ro20" style:family="table-row">
      <style:table-row-properties style:row-height="204.01pt" fo:break-before="auto" style:use-optimal-row-height="true"/>
    </style:style>
    <style:style style:name="ro21" style:family="table-row">
      <style:table-row-properties style:row-height="288.99pt" fo:break-before="auto" style:use-optimal-row-height="true"/>
    </style:style>
    <style:style style:name="ro22" style:family="table-row">
      <style:table-row-properties style:row-height="12.81pt" fo:break-before="auto" style:use-optimal-row-height="true"/>
    </style:style>
    <style:style style:name="ta1" style:family="table" style:master-page-name="PageStyle_5f_qzap-data-expor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order="none"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zap-data-expo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zap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langu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</text:p>
          </table:table-cell>
          <table:table-cell office:value-type="string" calcext:value-type="string">
            <text:p>MXD Zine #1 - True Stories By Mixed Race Writers</text:p>
          </table:table-cell>
          <table:table-cell office:value-type="string" calcext:value-type="string">
            <text:p>Oxette</text:p>
          </table:table-cell>
          <table:table-cell office:value-type="string" calcext:value-type="string">
            <text:p>mixed race;people of color;POC;racism;ethnicity;Dr. Maria P.P. Root;Aiden Abberant;Yayoi Lena Winfrey;Lauren Jade Martin;illegalvoice.org;anarchist people of color;Black;Middle Eastern;Jewish;Black Pride;Adrian Piper;Keith Rosson;AVOW;Chuck Klosterman;London;Paris;British;Latina;Spanish;Asian;Japanese;Huey Newton;Angela Davis;Ofay;The Man Who Cried I Am;gender identity;Judith Butler ;Forbidden Planet zine;Quantify zine;Parallel Lines zine;light skinne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6</text:p>
          </table:table-cell>
          <table:table-cell office:value-type="string" calcext:value-type="string">
            <text:p>Queer Mutiny Not Gay Community flyer</text:p>
          </table:table-cell>
          <table:table-cell office:value-type="string" calcext:value-type="string">
            <text:p>ladidah</text:p>
          </table:table-cell>
          <table:table-cell office:value-type="string" calcext:value-type="string">
            <text:p>pirate;anti-Pride;vegan;cabaret;anti-capitalist;anti-war;queer punx;dykes;transgressive trisexuals;sexy celibates;Gay Shame;Queeruption;Queer Mutiny;bikesexuals;ableism;pro-choice;trannyfag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7</text:p>
          </table:table-cell>
          <table:table-cell office:value-type="string" calcext:value-type="string">
            <text:p>Phelps Battalion #2 Presents: Queers of WWII</text:p>
          </table:table-cell>
          <table:table-cell office:value-type="string" calcext:value-type="string">
            <text:p>Phelps Battalion</text:p>
          </table:table-cell>
          <table:table-cell office:value-type="string" calcext:value-type="string">
            <text:p>WWII;service men;troop ship;The Castro;Christopher Street;military;violence;wa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8</text:p>
          </table:table-cell>
          <table:table-cell office:value-type="string" calcext:value-type="string">
            <text:p>Mikes On Bikes flyer</text:p>
          </table:table-cell>
          <table:table-cell office:value-type="string" calcext:value-type="string">
            <text:p>Queer Boys Bicycle Contingent</text:p>
          </table:table-cell>
          <table:table-cell office:value-type="string" calcext:value-type="string">
            <text:p>bike;bicycle;gay;Gay Pride;Pride Parad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9</text:p>
          </table:table-cell>
          <table:table-cell office:value-type="string" calcext:value-type="string">
            <text:p>Queers Made This flyers</text:p>
          </table:table-cell>
          <table:table-cell office:value-type="string" calcext:value-type="string">
            <text:p>Pervers/Cit√© Collective</text:p>
          </table:table-cell>
          <table:table-cell office:value-type="string" calcext:value-type="string">
            <text:p>Queer;organizing;posters;exhibitions;archive;history;film;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fre;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10</text:p>
          </table:table-cell>
          <table:table-cell office:value-type="string" calcext:value-type="string">
            <text:p>Queer Between The Covers</text:p>
          </table:table-cell>
          <table:table-cell office:value-type="string" calcext:value-type="string">
            <text:p>Pervers/Cit√© Collective</text:p>
          </table:table-cell>
          <table:table-cell office:value-type="string" calcext:value-type="string">
            <text:p>book fair;salon;books;Glad Day Books;Venus Envy;Ste. Emilie Skillshar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fre;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11</text:p>
          </table:table-cell>
          <table:table-cell office:value-type="string" calcext:value-type="string">
            <text:p>Gay Famous</text:p>
          </table:table-cell>
          <table:table-cell office:value-type="string" calcext:value-type="string">
            <text:p>Pervers/Cit√© Collective</text:p>
          </table:table-cell>
          <table:table-cell office:value-type="string" calcext:value-type="string">
            <text:p>gay;costume;queer;dance party;dance;DJ;accessibilit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12</text:p>
          </table:table-cell>
          <table:table-cell office:value-type="string" calcext:value-type="string">
            <text:p>RNC Demo flyer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AIDS;HIV;demonstration;action;activism;George H. W. Bush;Republican National Convention - 1992;performanc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13</text:p>
          </table:table-cell>
          <table:table-cell office:value-type="string" calcext:value-type="string">
            <text:p>Butcher Queers #4</text:p>
          </table:table-cell>
          <table:table-cell office:value-type="string" calcext:value-type="string">
            <text:p>Will St Leger</text:p>
          </table:table-cell>
          <table:table-cell office:value-type="string" calcext:value-type="string">
            <text:p>lesbian ;transgender;bisexual;pansexual;National Gay and Lesbian Federation;Madonna;Raidd Bar;Catholic;David Babby;Pope Benedict;Take That;Drag King;Alternative Miss Ireland;Pan-Demonium;Neil O'Driscoll;50 Cent;ageism;Stephen Meyler;Emily Aoibheann;Narcissus;Tarot;Milk music festival;Joey Kavanagh;post-gay;Oisin Byrne;Christopher Mahon;Sean Meehan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.14</text:p>
          </table:table-cell>
          <table:table-cell office:value-type="string" calcext:value-type="string">
            <text:p>Bush AIDS Flag postcard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AIDS;HIV;George H. W. Bush;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15</text:p>
          </table:table-cell>
          <table:table-cell office:value-type="string" calcext:value-type="string">
            <text:p>Queer &amp; Trans Sexual Assault: A Youth Issue</text:p>
          </table:table-cell>
          <table:table-cell office:value-type="string" calcext:value-type="string">
            <text:p>Erin Johnson</text:p>
          </table:table-cell>
          <table:table-cell office:value-type="string" calcext:value-type="string">
            <text:p>sexual assault;health;rape;trans*;tranny;cisgender;poetry;essays;ally;survivo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16</text:p>
          </table:table-cell>
          <table:table-cell office:value-type="string" calcext:value-type="string">
            <text:p>queer mutiny not 'gay community'!</text:p>
          </table:table-cell>
          <table:table-cell office:value-type="string" calcext:value-type="string">
            <text:p>ladidah</text:p>
          </table:table-cell>
          <table:table-cell office:value-type="string" calcext:value-type="string">
            <text:p>pirate;anti Pride;vegan;cabaret;antiwar;queer punx;dykes;transgressive trisexuals;sexy celibates;fatgirls;Gay sShame;Queeruption;Queer Mutiny;queer Mardi Gras;London;bikesexuals;disabled;poor;trannyfags;prochoic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17</text:p>
          </table:table-cell>
          <table:table-cell office:value-type="string" calcext:value-type="string">
            <text:p>THERE ARE NO QUEER TEEN SUICID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ueer;teen;suicide;mental health;murder;fag;dyke;heterosexism;transphobia;intersexuality;society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0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18</text:p>
          </table:table-cell>
          <table:table-cell office:value-type="string" calcext:value-type="string">
            <text:p>Gay Metal Society flyer</text:p>
          </table:table-cell>
          <table:table-cell office:value-type="string" calcext:value-type="string">
            <text:p>Chicago Gay Metal Society</text:p>
          </table:table-cell>
          <table:table-cell office:value-type="string" calcext:value-type="string">
            <text:p>Music;Heavy Metal;Social Orginizat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19</text:p>
          </table:table-cell>
          <table:table-cell office:value-type="string" calcext:value-type="string">
            <text:p>Zineworks Party Flyer</text:p>
          </table:table-cell>
          <table:table-cell office:value-type="string" calcext:value-type="string">
            <text:p>Zineworks</text:p>
          </table:table-cell>
          <table:table-cell office:value-type="string" calcext:value-type="string">
            <text:p>zine;zinester;party;queer;Portland Zine Symposium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F.20</text:p>
          </table:table-cell>
          <table:table-cell office:value-type="string" calcext:value-type="string">
            <text:p>GLOV93</text:p>
          </table:table-cell>
          <table:table-cell table:style-name="ce2" office:value-type="string" calcext:value-type="string" table:number-columns-spanned="1" table:number-rows-spanned="2">
            <text:p>GLOV</text:p>
          </table:table-cell>
          <table:table-cell table:style-name="ce2" office:value-type="string" calcext:value-type="string" table:number-columns-spanned="1" table:number-rows-spanned="2">
            <text:p>punk;March On Washington (1993);Circus Lupus;Artless;Pansy Division;Cheesecake;Gays and Lesbians Opposing Violence</text:p>
          </table:table-cell>
          <table:table-cell table:style-name="ce2" office:value-type="string" calcext:value-type="string" table:number-columns-spanned="1" table:number-rows-spanned="2">
            <text:p>single page flyer</text:p>
          </table:table-cell>
          <table:table-cell table:style-name="ce2" office:value-type="string" calcext:value-type="string" table:number-columns-spanned="1" table:number-rows-spanned="2">
            <text:p>1993;created</text:p>
          </table:table-cell>
          <table:table-cell table:style-name="ce2" office:value-type="string" calcext:value-type="string" table:number-columns-spanned="1" table:number-rows-spanned="2">
            <text:p>eng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 calcext:value-type="string">
            <text:p>A benefit for Gays and Lesbians Opposing Violence (GLOV)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 office:value-type="string" calcext:value-type="string">
            <text:p>F.21</text:p>
          </table:table-cell>
          <table:table-cell office:value-type="string" calcext:value-type="string">
            <text:p>Punk Percussion Protest fly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unk;music;percussion;drums;noise;March On Washington (1993);protest;gay;lesbian ;queer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22</text:p>
          </table:table-cell>
          <table:table-cell office:value-type="string" calcext:value-type="string">
            <text:p>The Queer Punk Revolution Has Begun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queerpunk;punk;MarchOnWashington;AbruptLaneEdg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23</text:p>
          </table:table-cell>
          <table:table-cell office:value-type="string" calcext:value-type="string">
            <text:p>PoRcaMaDoNna</text:p>
          </table:table-cell>
          <table:table-cell office:value-type="string" calcext:value-type="string">
            <text:p>Giulia Vallicelli</text:p>
          </table:table-cell>
          <table:table-cell office:value-type="string" calcext:value-type="string">
            <text:p>feminist;distro;Italy;Rome;Roma;anarchist;DIY;fanzines;music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24</text:p>
          </table:table-cell>
          <table:table-cell office:value-type="string" calcext:value-type="string">
            <text:p>Florida United Queer and Trans Conference</text:p>
          </table:table-cell>
          <table:table-cell office:value-type="string" calcext:value-type="string">
            <text:p>FUQT Convergence</text:p>
          </table:table-cell>
          <table:table-cell/>
          <table:table-cell office:value-type="string" calcext:value-type="string">
            <text:p>single page flyer</text:p>
          </table:table-cell>
          <table:table-cell office:value-type="string" calcext:value-type="string">
            <text:p>2006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E.25</text:p>
          </table:table-cell>
          <table:table-cell table:style-name="ce2" office:value-type="string" calcext:value-type="string" table:number-columns-spanned="1" table:number-rows-spanned="2">
            <text:p>Storm The NIH sticker</text:p>
          </table:table-cell>
          <table:table-cell table:style-name="ce2" office:value-type="string" calcext:value-type="string" table:number-columns-spanned="1" table:number-rows-spanned="2">
            <text:p>ACT UP</text:p>
          </table:table-cell>
          <table:table-cell office:value-type="string" calcext:value-type="string">
            <text:p>HIV</text:p>
          </table:table-cell>
          <table:table-cell table:style-name="ce2" office:value-type="string" calcext:value-type="string" table:number-columns-spanned="1" table:number-rows-spanned="2">
            <text:p>sticker</text:p>
          </table:table-cell>
          <table:table-cell table:style-name="ce2" office:value-type="string" calcext:value-type="string" table:number-columns-spanned="1" table:number-rows-spanned="2">
            <text:p>1990;created</text:p>
          </table:table-cell>
          <table:table-cell table:style-name="ce2" office:value-type="string" calcext:value-type="string" table:number-columns-spanned="1" table:number-rows-spanned="2">
            <text:p>eng</text:p>
          </table:table-cell>
          <table:table-cell table:number-columns-repeated="1017"/>
        </table:table-row>
        <table:table-row table:style-name="ro1">
          <table:covered-table-cell table:number-columns-repeated="3" table:style-name="ce3"/>
          <table:table-cell office:value-type="string" calcext:value-type="string">
            <text:p>HIV;AIDS;protest;NIH;National Institute of Health;drugs;Anthony Fauci;Dan Hoth;AZT;ddI;anti-retroviral;ac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 office:value-type="string" calcext:value-type="string">
            <text:p>S.26</text:p>
          </table:table-cell>
          <table:table-cell office:value-type="string" calcext:value-type="string">
            <text:p>Time Isn't the Only Thing The N.Y. State Department of Health is Killing sticker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AIDS;HIV;death;health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circa 1988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.27</text:p>
          </table:table-cell>
          <table:table-cell office:value-type="string" calcext:value-type="string">
            <text:p>Don't Be Silent sticker</text:p>
          </table:table-cell>
          <table:table-cell office:value-type="string" calcext:value-type="string">
            <text:p>ACT UP - NY</text:p>
          </table:table-cell>
          <table:table-cell office:value-type="string" calcext:value-type="string">
            <text:p>AIDS;HIV;activism;pink triangle;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.28</text:p>
          </table:table-cell>
          <table:table-cell office:value-type="string" calcext:value-type="string">
            <text:p>The Government Has Blood On It's Hands</text:p>
          </table:table-cell>
          <table:table-cell office:value-type="string" calcext:value-type="string">
            <text:p>Gran Fury;ACT UP - NY</text:p>
          </table:table-cell>
          <table:table-cell office:value-type="string" calcext:value-type="string">
            <text:p>AIDS;HIV;government;death;activism;art;Gran Fury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198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S.29</text:p>
          </table:table-cell>
          <table:table-cell table:style-name="ce2" office:value-type="string" calcext:value-type="string" table:number-columns-spanned="1" table:number-rows-spanned="2">
            <text:p>End the Policies of Genocide</text:p>
          </table:table-cell>
          <table:table-cell table:style-name="ce2" office:value-type="string" calcext:value-type="string" table:number-columns-spanned="1" table:number-rows-spanned="2">
            <text:p>ACT UP - San Francisco</text:p>
          </table:table-cell>
          <table:table-cell office:value-type="string" calcext:value-type="string">
            <text:p>AIDS;HIV</text:p>
          </table:table-cell>
          <table:table-cell table:style-name="ce2" office:value-type="string" calcext:value-type="string" table:number-columns-spanned="1" table:number-rows-spanned="2">
            <text:p>sticker</text:p>
          </table:table-cell>
          <table:table-cell table:style-name="ce2" office:value-type="string" calcext:value-type="string" table:number-columns-spanned="1" table:number-rows-spanned="2">
            <text:p>;created</text:p>
          </table:table-cell>
          <table:table-cell table:style-name="ce2" office:value-type="string" calcext:value-type="string" table:number-columns-spanned="1" table:number-rows-spanned="2">
            <text:p>eng</text:p>
          </table:table-cell>
          <table:table-cell table:number-columns-repeated="1017"/>
        </table:table-row>
        <table:table-row table:style-name="ro1">
          <table:covered-table-cell table:number-columns-repeated="3" table:style-name="ce3"/>
          <table:table-cell office:value-type="string" calcext:value-type="string">
            <text:p>HIV;activism;genocide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 office:value-type="string" calcext:value-type="string">
            <text:p>Z.30</text:p>
          </table:table-cell>
          <table:table-cell office:value-type="string" calcext:value-type="string">
            <text:p>So This One Time I Turn Up For A Trick...: Outcall Stories of Regrette Etcetera 2008-10</text:p>
          </table:table-cell>
          <table:table-cell office:value-type="string" calcext:value-type="string">
            <text:p>Regrette Etcetera</text:p>
          </table:table-cell>
          <table:table-cell office:value-type="string" calcext:value-type="string">
            <text:p>sex;sex work;trans*;transgender;stories;literature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1</text:p>
          </table:table-cell>
          <table:table-cell office:value-type="string" calcext:value-type="string">
            <text:p>Gendercide #1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gender;boi;femme;perzine;George Michael;genderqueer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2</text:p>
          </table:table-cell>
          <table:table-cell office:value-type="string" calcext:value-type="string">
            <text:p>Gendercide #2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gender;genderqueer;boi;femme;butch;lesbian ;Bikini Kill;Lunachicks;Madonna;Leslie Feinberg ;FtM;Tony Randall;Dorothy Allison;Mary Tyler Moor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3</text:p>
          </table:table-cell>
          <table:table-cell office:value-type="string" calcext:value-type="string">
            <text:p>Queeruption InfoZine 2004</text:p>
          </table:table-cell>
          <table:table-cell office:value-type="string" calcext:value-type="string">
            <text:p>The Bangarang Collective</text:p>
          </table:table-cell>
          <table:table-cell office:value-type="string" calcext:value-type="string">
            <text:p>queeruption;DIY;radical;sham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Gillian Beck</text:p>
          </table:table-cell>
          <table:table-cell office:value-type="string" calcext:value-type="string">
            <text:p>Barbie;girlfriend;weather;report;relationship;sheets;Boggl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5</text:p>
          </table:table-cell>
          <table:table-cell office:value-type="string" calcext:value-type="string">
            <text:p>U.S. Kweer Corps #9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fighting;DIY;resistance;bigotr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6</text:p>
          </table:table-cell>
          <table:table-cell office:value-type="string" calcext:value-type="string">
            <text:p>U. S. Kweer Corps #10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Michigan's Womyn's Music Fest;Mich;tranny;Camp Tran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7</text:p>
          </table:table-cell>
          <table:table-cell office:value-type="string" calcext:value-type="string">
            <text:p>Gender Trouble</text:p>
          </table:table-cell>
          <table:table-cell office:value-type="string" calcext:value-type="string">
            <text:p>Mistress Althaea;Mara Williams</text:p>
          </table:table-cell>
          <table:table-cell office:value-type="string" calcext:value-type="string">
            <text:p>gender; trouble; bathroom; comic; illustrated; boy; girl; transgender; trans; resistanc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8</text:p>
          </table:table-cell>
          <table:table-cell office:value-type="string" calcext:value-type="string">
            <text:p>Queer Zine Explosion #7</text:p>
          </table:table-cell>
          <table:table-cell office:value-type="string" calcext:value-type="string">
            <text:p>Larry-bob</text:p>
          </table:table-cell>
          <table:table-cell office:value-type="string" calcext:value-type="string">
            <text:p>zine reviews;music reviews;websites;SPEW 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39</text:p>
          </table:table-cell>
          <table:table-cell office:value-type="string" calcext:value-type="string">
            <text:p>Interview With A Zombi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zombies;brains;Braaiinnss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0</text:p>
          </table:table-cell>
          <table:table-cell office:value-type="string" calcext:value-type="string">
            <text:p>Gendercide #3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 gender; trans; transgender; Ashley Altadonna; Playing with Gender; filmmaker; film; family; parents; MTF; Whatever Suits You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1</text:p>
          </table:table-cell>
          <table:table-cell office:value-type="string" calcext:value-type="string">
            <text:p>A Short Guide To Elliot The Supercat</text:p>
          </table:table-cell>
          <table:table-cell office:value-type="string" calcext:value-type="string">
            <text:p>Mara Williams</text:p>
          </table:table-cell>
          <table:table-cell office:value-type="string" calcext:value-type="string">
            <text:p> comic; cat;pet sitting;super hero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2</text:p>
          </table:table-cell>
          <table:table-cell office:value-type="string" calcext:value-type="string">
            <text:p>A Quick Guide to Transgender Healthcare Information In Davis, CA</text:p>
          </table:table-cell>
          <table:table-cell office:value-type="string" calcext:value-type="string">
            <text:p>Laura Wynholds</text:p>
          </table:table-cell>
          <table:table-cell office:value-type="string" calcext:value-type="string">
            <text:p>trans;transgender;FtM;MtF;healthcare;terminology;reference;research;outreach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3</text:p>
          </table:table-cell>
          <table:table-cell office:value-type="string" calcext:value-type="string">
            <text:p>Testosterone Junky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trans;testosterone;body image;FtM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4</text:p>
          </table:table-cell>
          <table:table-cell office:value-type="string" calcext:value-type="string">
            <text:p>Vibrators 'R Unnatural</text:p>
          </table:table-cell>
          <table:table-cell office:value-type="string" calcext:value-type="string">
            <text:p>Cat Baldwin</text:p>
          </table:table-cell>
          <table:table-cell office:value-type="string" calcext:value-type="string">
            <text:p>vibrators;conventions;unnatural;x-ray;gas station;fertility clinic;devil;parents;jack hammer;body image;cosmetic surger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5</text:p>
          </table:table-cell>
          <table:table-cell office:value-type="string" calcext:value-type="string">
            <text:p>The Future is Now</text:p>
          </table:table-cell>
          <table:table-cell office:value-type="string" calcext:value-type="string">
            <text:p>Max Myriam</text:p>
          </table:table-cell>
          <table:table-cell office:value-type="string" calcext:value-type="string">
            <text:p>queer;anarchy;future;airplanes;diagrams;motors;transexual;love;consent;authority;power;batteri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6</text:p>
          </table:table-cell>
          <table:table-cell office:value-type="string" calcext:value-type="string">
            <text:p>Crush mini-zine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crush;crushes;David Bowie;Annalee Newitz;Joan Jett;Christian Slater;Martha Plympton;Michael Stipe;bi;bisexual;make-out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7</text:p>
          </table:table-cell>
          <table:table-cell office:value-type="string" calcext:value-type="string">
            <text:p>Gendercide #5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femme;hard femme;conference;gender;misogyn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8</text:p>
          </table:table-cell>
          <table:table-cell office:value-type="string" calcext:value-type="string">
            <text:p>Map and Visitor's Guide To Things I Found In My Back Pocket</text:p>
          </table:table-cell>
          <table:table-cell office:value-type="string" calcext:value-type="string">
            <text:p>Mara Schnookums</text:p>
          </table:table-cell>
          <table:table-cell office:value-type="string" calcext:value-type="string">
            <text:p>receipts;travel;co-op;sushi;doodles;art;illustration;Curious Georg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49</text:p>
          </table:table-cell>
          <table:table-cell office:value-type="string" calcext:value-type="string">
            <text:p>I'm Queer.  You're Straight.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mr happy;sexual liberation;queer;giving;circles;squar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0</text:p>
          </table:table-cell>
          <table:table-cell office:value-type="string" calcext:value-type="string">
            <text:p>Sass! #1</text:p>
          </table:table-cell>
          <table:table-cell office:value-type="string" calcext:value-type="string">
            <text:p>Jenna B</text:p>
          </table:table-cell>
          <table:table-cell office:value-type="string" calcext:value-type="string">
            <text:p>comic;mini comic;drinking;sex;fisting;coffe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1</text:p>
          </table:table-cell>
          <table:table-cell office:value-type="string" calcext:value-type="string">
            <text:p>Negaiva #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bian ;riot grrrl;twins;personal;xerography;illustrated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2</text:p>
          </table:table-cell>
          <table:table-cell office:value-type="string" calcext:value-type="string">
            <text:p>Negativa #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llustration;xerography;lesbian;riot grrrl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Z.53</text:p>
          </table:table-cell>
          <table:table-cell table:style-name="ce2" office:value-type="string" calcext:value-type="string" table:number-columns-spanned="1" table:number-rows-spanned="2">
            <text:p>Recycled</text:p>
          </table:table-cell>
          <table:table-cell table:style-name="ce2" office:value-type="string" calcext:value-type="string" table:number-columns-spanned="1" table:number-rows-spanned="2">
            <text:p>Charlotte Cooper</text:p>
          </table:table-cell>
          <table:table-cell office:value-type="string" calcext:value-type="string">
            <text:p>sex;gender;fat;body size;Spice Girls;death;Alix Dobkin;lesbian;folk music;music</text:p>
          </table:table-cell>
          <table:table-cell table:style-name="ce2" office:value-type="string" calcext:value-type="string" table:number-columns-spanned="1" table:number-rows-spanned="2">
            <text:p>oversize</text:p>
          </table:table-cell>
          <table:table-cell table:style-name="ce2" office:value-type="string" calcext:value-type="string" table:number-columns-spanned="1" table:number-rows-spanned="2">
            <text:p>2010;created</text:p>
          </table:table-cell>
          <table:table-cell table:style-name="ce2" office:value-type="string" calcext:value-type="string" table:number-columns-spanned="1" table:number-rows-spanned="2">
            <text:p>eng</text:p>
          </table:table-cell>
          <table:table-cell table:number-columns-repeated="1017"/>
        </table:table-row>
        <table:table-row table:style-name="ro1">
          <table:covered-table-cell table:number-columns-repeated="3" table:style-name="ce3"/>
          <table:table-cell office:value-type="string" calcext:value-type="string">
            <text:p>;Homocrime;illustrations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 office:value-type="string" calcext:value-type="string">
            <text:p>Z.54</text:p>
          </table:table-cell>
          <table:table-cell office:value-type="string" calcext:value-type="string">
            <text:p>The Transgender Herb Garden</text:p>
          </table:table-cell>
          <table:table-cell office:value-type="string" calcext:value-type="string">
            <text:p>FlyingOtter</text:p>
          </table:table-cell>
          <table:table-cell office:value-type="string" calcext:value-type="string">
            <text:p>herbs;transgender;trans;MtF;FtM;natural;edible;pharmaceutical;medicinal;anarchism;body image;healt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5</text:p>
          </table:table-cell>
          <table:table-cell office:value-type="string" calcext:value-type="string">
            <text:p>Emily Dickenson Was A Fucking Ninja</text:p>
          </table:table-cell>
          <table:table-cell office:value-type="string" calcext:value-type="string">
            <text:p>Mara Williams</text:p>
          </table:table-cell>
          <table:table-cell office:value-type="string" calcext:value-type="string">
            <text:p>Emily Dickenson;poem;poetry ;ninja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6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Charlotte Cooper</text:p>
          </table:table-cell>
          <table:table-cell office:value-type="string" calcext:value-type="string">
            <text:p>polyamory;poly;friends;family;triad;vee;coming out;Zell-Ravenheart;neopagan;jealousy;kitch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7</text:p>
          </table:table-cell>
          <table:table-cell office:value-type="string" calcext:value-type="string">
            <text:p>Queers In Space #1</text:p>
          </table:table-cell>
          <table:table-cell office:value-type="string" calcext:value-type="string">
            <text:p>creator unknown</text:p>
          </table:table-cell>
          <table:table-cell office:value-type="string" calcext:value-type="string">
            <text:p>comic;illustrations;theory;praxis;sex;gender;definition;empowerment;high school;college;life;recruitmen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8</text:p>
          </table:table-cell>
          <table:table-cell office:value-type="string" calcext:value-type="string">
            <text:p>Girly #5</text:p>
          </table:table-cell>
          <table:table-cell office:value-type="string" calcext:value-type="string">
            <text:p>Mona X</text:p>
          </table:table-cell>
          <table:table-cell office:value-type="string" calcext:value-type="string">
            <text:p>transgender;trans;gender;death;makeup;handbag;Charlotte Cooper;binding;San Francisco;Pride;bisexual;Max Factor;drag;drag queen;HIV;zines;reviews;Howard Stern;Glen/Glenda;facial hair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59</text:p>
          </table:table-cell>
          <table:table-cell office:value-type="string" calcext:value-type="string">
            <text:p>How We Kiss: privilege on the dance floor</text:p>
          </table:table-cell>
          <table:table-cell office:value-type="string" calcext:value-type="string">
            <text:p>F.I.E.R.C.E.N.E.S.S.</text:p>
          </table:table-cell>
          <table:table-cell office:value-type="string" calcext:value-type="string">
            <text:p>cisgender;transgender;privilege;heteronormativity;dance party;kissing;Julia Serano;resistanc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60</text:p>
          </table:table-cell>
          <table:table-cell office:value-type="string" calcext:value-type="string">
            <text:p>Fun Sex Manual #1</text:p>
          </table:table-cell>
          <table:table-cell office:value-type="string" calcext:value-type="string">
            <text:p>Patricia Weber Pinkiedino</text:p>
          </table:table-cell>
          <table:table-cell office:value-type="string" calcext:value-type="string">
            <text:p>rubber;sex;manual;condom;lube;penis;toy;pre-cum;STI;Pokemon;sexual health;Planned Parenthood;vega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61</text:p>
          </table:table-cell>
          <table:table-cell office:value-type="string" calcext:value-type="string">
            <text:p>Our Library Crushes</text:p>
          </table:table-cell>
          <table:table-cell office:value-type="string" calcext:value-type="string">
            <text:p>Becca Sorgert;Jane Sandberg</text:p>
          </table:table-cell>
          <table:table-cell office:value-type="string" calcext:value-type="string">
            <text:p>librarian;crush;queer;lesbian;Chicago;radical cataloging;MLIS;Jenna Freedman;Megan Sweeny;Erica Meiners;Celeste West;K.R. Roberto;Joyce Latham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62</text:p>
          </table:table-cell>
          <table:table-cell office:value-type="string" calcext:value-type="string">
            <text:p>Va te faire Queer un Oeuf #2</text:p>
          </table:table-cell>
          <table:table-cell office:value-type="string" calcext:value-type="string">
            <text:p>Collectif Paillettes Radicales</text:p>
          </table:table-cell>
          <table:table-cell office:value-type="string" calcext:value-type="string">
            <text:p>transp√©d√©gouine;violences;lesbophobie;transphobie;trans;transphobia;lesbian;martinet;stud magazine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63</text:p>
          </table:table-cell>
          <table:table-cell office:value-type="string" calcext:value-type="string">
            <text:p>Va te faire Queer un Oeuf #3</text:p>
          </table:table-cell>
          <table:table-cell office:value-type="string" calcext:value-type="string">
            <text:p>Collectif Paillettes Radicales</text:p>
          </table:table-cell>
          <table:table-cell office:value-type="string" calcext:value-type="string">
            <text:p>transp√©d√©gouine;Stonewall;mooncup;Bible Black;paillettes radicales;coupe menstruelle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64</text:p>
          </table:table-cell>
          <table:table-cell office:value-type="string" calcext:value-type="string">
            <text:p>Transform the Police that Live Inside of You #1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comic;illustrated;objectification;gender;genderqueer;rant;harassment;body image;mass transit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65</text:p>
          </table:table-cell>
          <table:table-cell office:value-type="string" calcext:value-type="string">
            <text:p>Young, Homeless, &amp; Vulnerable: The Plight of the Kayayo Girls of Ghana</text:p>
          </table:table-cell>
          <table:table-cell office:value-type="string" calcext:value-type="string">
            <text:p>Bing Li</text:p>
          </table:table-cell>
          <table:table-cell office:value-type="string" calcext:value-type="string">
            <text:p>Kayay Girls;Ghana;PMF;Progressive Minds Foundation;Non-Governmental Organization ;NGO;homelessness;POC;western Africa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Z.66</text:p>
          </table:table-cell>
          <table:table-cell table:style-name="ce2" office:value-type="string" calcext:value-type="string" table:number-columns-spanned="1" table:number-rows-spanned="2">
            <text:p>Spice (one off zine)</text:p>
          </table:table-cell>
          <table:table-cell table:style-name="ce2" office:value-type="string" calcext:value-type="string" table:number-columns-spanned="1" table:number-rows-spanned="2">
            <text:p>Charlotte Cooper</text:p>
          </table:table-cell>
          <table:table-cell office:value-type="string" calcext:value-type="string">
            <text:p>Spice Girls;girl power;slash fiction;Scary;Sporty;Posh;Ginger;Baby;New York Dolls;music</text:p>
          </table:table-cell>
          <table:table-cell table:style-name="ce2" office:value-type="string" calcext:value-type="string" table:number-columns-spanned="1" table:number-rows-spanned="2">
            <text:p>Euro-Digest</text:p>
          </table:table-cell>
          <table:table-cell table:style-name="ce2" office:value-type="string" calcext:value-type="string" table:number-columns-spanned="1" table:number-rows-spanned="2">
            <text:p>1997;created</text:p>
          </table:table-cell>
          <table:table-cell table:style-name="ce2" office:value-type="string" calcext:value-type="string" table:number-columns-spanned="1" table:number-rows-spanned="2">
            <text:p>eng</text:p>
          </table:table-cell>
          <table:table-cell table:number-columns-repeated="1017"/>
        </table:table-row>
        <table:table-row table:style-name="ro1">
          <table:covered-table-cell table:number-columns-repeated="3" table:style-name="ce3"/>
          <table:table-cell office:value-type="string" calcext:value-type="string">
            <text:p>;pop music;pop culture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 office:value-type="string" calcext:value-type="string">
            <text:p>Z.67</text:p>
          </table:table-cell>
          <table:table-cell office:value-type="string" calcext:value-type="string">
            <text:p>Skint 2: King Porn</text:p>
          </table:table-cell>
          <table:table-cell office:value-type="string" calcext:value-type="string">
            <text:p>Editor Aizura Hankin</text:p>
          </table:table-cell>
          <table:table-cell office:value-type="string" calcext:value-type="string">
            <text:p>Nicole Beechey;Saddha Charlton;Urszula Dawkins;Emjaen;kinks;Shan McGrath;Amanad Rochford;jac Stocks;Tomoko Yamasaki;queer masculinity;female masculinity;drag kings;erotica;Judith/Jack Halbersta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68</text:p>
          </table:table-cell>
          <table:table-cell office:value-type="string" calcext:value-type="string">
            <text:p>Femmes Transfuk Gender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femme;gender;poster</text:p>
          </table:table-cell>
          <table:table-cell office:value-type="string" calcext:value-type="string">
            <text:p>tabloid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69</text:p>
          </table:table-cell>
          <table:table-cell office:value-type="string" calcext:value-type="string">
            <text:p>Vaginal Davis Is Coming</text:p>
          </table:table-cell>
          <table:table-cell office:value-type="string" calcext:value-type="string">
            <text:p>Homocore Chicago</text:p>
          </table:table-cell>
          <table:table-cell office:value-type="string" calcext:value-type="string">
            <text:p>Vaginal Davis;Robespiere;homocore;drag;punk;performance;Mark Freitas;Czar Bar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.70</text:p>
          </table:table-cell>
          <table:table-cell office:value-type="string" calcext:value-type="string">
            <text:p>Chris Fons Ad</text:p>
          </table:table-cell>
          <table:table-cell office:value-type="string" calcext:value-type="string">
            <text:p>Yuri Keegstra</text:p>
          </table:table-cell>
          <table:table-cell office:value-type="string" calcext:value-type="string">
            <text:p>Christopher Fons;activist;AIDS;HIV;death;recruitment;Wisconsin Light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.71</text:p>
          </table:table-cell>
          <table:table-cell office:value-type="string" calcext:value-type="string">
            <text:p>Public Health Menace sticker</text:p>
          </table:table-cell>
          <table:table-cell office:value-type="string" calcext:value-type="string">
            <text:p>ACT UP - Milwaukee</text:p>
          </table:table-cell>
          <table:table-cell office:value-type="string" calcext:value-type="string">
            <text:p>AIDS;HIV;Tommy Thompson;Wisconsin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circa 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.72</text:p>
          </table:table-cell>
          <table:table-cell office:value-type="string" calcext:value-type="string">
            <text:p>Bus Flyer</text:p>
          </table:table-cell>
          <table:table-cell office:value-type="string" calcext:value-type="string">
            <text:p>ACT UP - Milwaukee</text:p>
          </table:table-cell>
          <table:table-cell office:value-type="string" calcext:value-type="string">
            <text:p>flyer;bus;public transit;action;HIV;AIDS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.73</text:p>
          </table:table-cell>
          <table:table-cell office:value-type="string" calcext:value-type="string">
            <text:p>Queeruption 9 Schedule</text:p>
          </table:table-cell>
          <table:table-cell office:value-type="string" calcext:value-type="string">
            <text:p>Queeruption Tel Aviv</text:p>
          </table:table-cell>
          <table:table-cell office:value-type="string" calcext:value-type="string">
            <text:p>Jaffa;swimming;fasting;workshops;The Wall;anarchists;The Holocaust;Bil'in demonstration;militarism;zionism;shabbat;queer visibility;drag;drag kings;Poland;basketball;circumcision;concensus;sex workers;porn;puppet making;knitting;graffiti;erotic massage;stencil making;dildo making;radical cheerleading;AIDS;Jerusalem;queerhana 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heb;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74</text:p>
          </table:table-cell>
          <table:table-cell office:value-type="string" calcext:value-type="string">
            <text:p>Anonymous Boy Collection #3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rock;punk;queercore;Blondie (band);Squeeze (band);The Germs (band);masturbation;Abrupt Lane Edge #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75</text:p>
          </table:table-cell>
          <table:table-cell office:value-type="string" calcext:value-type="string">
            <text:p>Anonymous Boy Collection #4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Music;hot dog;Green Pubes (video);queercore;NOFX (band);Nirvana (band);X-Ray Specs (band);Nervous Gender (band)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76</text:p>
          </table:table-cell>
          <table:table-cell office:value-type="string" calcext:value-type="string">
            <text:p>Anonymous Boy Collection #7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punk;rock;dyke;tattoo;cock;dick;butc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9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77</text:p>
          </table:table-cell>
          <table:table-cell office:value-type="string" calcext:value-type="string">
            <text:p>Anonymous Boy Collection #9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serial;The Punk Hunk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78</text:p>
          </table:table-cell>
          <table:table-cell office:value-type="string" calcext:value-type="string">
            <text:p>Dinosaurs Had Feathers</text:p>
          </table:table-cell>
          <table:table-cell office:value-type="string" calcext:value-type="string">
            <text:p>lmn op;Jessi Lee Pines</text:p>
          </table:table-cell>
          <table:table-cell office:value-type="string" calcext:value-type="string">
            <text:p>kink;kinky;dinosaurs;coloring book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79</text:p>
          </table:table-cell>
          <table:table-cell office:value-type="string" calcext:value-type="string">
            <text:p>Figment Fragment #3</text:p>
          </table:table-cell>
          <table:table-cell office:value-type="string" calcext:value-type="string">
            <text:p>fabflab</text:p>
          </table:table-cell>
          <table:table-cell office:value-type="string" calcext:value-type="string">
            <text:p>trans;transman;porn ;sex;poetry ;fruit;cherries;dildo;buttplug;cu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0</text:p>
          </table:table-cell>
          <table:table-cell office:value-type="string" calcext:value-type="string">
            <text:p>p.o.f. #1</text:p>
          </table:table-cell>
          <table:table-cell office:value-type="string" calcext:value-type="string">
            <text:p>Miranda Smith and Monique</text:p>
          </table:table-cell>
          <table:table-cell office:value-type="string" calcext:value-type="string">
            <text:p>lesbian;manifesto;douching;Our Bodies Our Selves;lesbian commune;mosh pit;alternative abortion methods;misogyny;butch;ambisexual;prom;field hockey sticks;anti-patriarchal;anti-fundamentalist;shero;Rita Mae Brown;Rubyfruit Jungle;antishero;Madonna;abortion rights;antiracist;student activis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1</text:p>
          </table:table-cell>
          <table:table-cell office:value-type="string" calcext:value-type="string">
            <text:p>Take Heart with Pinkie Raised #1</text:p>
          </table:table-cell>
          <table:table-cell office:value-type="string" calcext:value-type="string">
            <text:p>Ryan B</text:p>
          </table:table-cell>
          <table:table-cell office:value-type="string" calcext:value-type="string">
            <text:p>hopeless romantics;fag;comic;illustration;anti-dating tips;drink recipes;cordials;absinthe;Homo-A-Go-Go;Scumbag Fag Mag;Butt Magazine;Felix Gonzales-Torres;fashion;temporary tattoo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2</text:p>
          </table:table-cell>
          <table:table-cell office:value-type="string" calcext:value-type="string">
            <text:p>Musings of a Feral Fag</text:p>
          </table:table-cell>
          <table:table-cell office:value-type="string" calcext:value-type="string">
            <text:p>Sam Darwin</text:p>
          </table:table-cell>
          <table:table-cell office:value-type="string" calcext:value-type="string">
            <text:p>fag;heels;drag;perzine;personal;poetry;kissing;photo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3</text:p>
          </table:table-cell>
          <table:table-cell office:value-type="string" calcext:value-type="string">
            <text:p>The Only Constant is Change</text:p>
          </table:table-cell>
          <table:table-cell office:value-type="string" calcext:value-type="string">
            <text:p>Cheyenne Barr</text:p>
          </table:table-cell>
          <table:table-cell office:value-type="string" calcext:value-type="string">
            <text:p>queer;DIY;stencils;tattoos;gender;sexuality;identity;sex toys;adult stores;Gandhi;Arrested Development;nipples;recycle;grassroots;change;vegetarian;The Sexual Polittics of Meat: a feminist vegetarian theory;feminism;race;social privilege;cultural heritage;oppress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Z.84</text:p>
          </table:table-cell>
          <table:table-cell table:style-name="ce2" office:value-type="string" calcext:value-type="string" table:number-columns-spanned="1" table:number-rows-spanned="2">
            <text:p>GMS Headbanger - June 1995</text:p>
          </table:table-cell>
          <table:table-cell table:style-name="ce2" office:value-type="string" calcext:value-type="string" table:number-columns-spanned="1" table:number-rows-spanned="2">
            <text:p>Chicago Gay Metal Society</text:p>
          </table:table-cell>
          <table:table-cell office:value-type="string" calcext:value-type="string">
            <text:p>Music;Heavy Metal;Rob Halford;Fight!</text:p>
          </table:table-cell>
          <table:table-cell table:style-name="ce2" office:value-type="string" calcext:value-type="string" table:number-columns-spanned="1" table:number-rows-spanned="2">
            <text:p>Standard</text:p>
          </table:table-cell>
          <table:table-cell table:style-name="ce2" office:value-type="string" calcext:value-type="string" table:number-columns-spanned="1" table:number-rows-spanned="2">
            <text:p>1995;created</text:p>
          </table:table-cell>
          <table:table-cell table:style-name="ce2" office:value-type="string" calcext:value-type="string" table:number-columns-spanned="1" table:number-rows-spanned="2">
            <text:p>eng</text:p>
          </table:table-cell>
          <table:table-cell table:number-columns-repeated="1017"/>
        </table:table-row>
        <table:table-row table:style-name="ro1">
          <table:covered-table-cell table:number-columns-repeated="3" table:style-name="ce3"/>
          <table:table-cell office:value-type="string" calcext:value-type="string">
            <text:p>Fight!;Foetus;Crobar;reviews;events;toons;Nancy Sinatra;weed fest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 office:value-type="string" calcext:value-type="string">
            <text:p>Z.85</text:p>
          </table:table-cell>
          <table:table-cell office:value-type="string" calcext:value-type="string">
            <text:p>Lithp Gay</text:p>
          </table:table-cell>
          <table:table-cell office:value-type="string" calcext:value-type="string">
            <text:p>Rio Safari</text:p>
          </table:table-cell>
          <table:table-cell office:value-type="string" calcext:value-type="string">
            <text:p>lisp;lithp;comic;language;speech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6</text:p>
          </table:table-cell>
          <table:table-cell office:value-type="string" calcext:value-type="string">
            <text:p>Anonymous Boy Collection #1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Music;rock;homocore;queercore;vinyl;Pansy Division (band);The Misfits (band)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7</text:p>
          </table:table-cell>
          <table:table-cell office:value-type="string" calcext:value-type="string">
            <text:p>Anonymous Boy Collection #2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ACT-UP;punk;queerpunk;Music;Buzzcocks (band);blowjo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8</text:p>
          </table:table-cell>
          <table:table-cell office:value-type="string" calcext:value-type="string">
            <text:p>Anonymous Boy Collection #5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homocore;Green Pubes (video);animation;video;VHS;bi;bisex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89</text:p>
          </table:table-cell>
          <table:table-cell office:value-type="string" calcext:value-type="string">
            <text:p>Anonymous Boy Collection #6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Music;goth;queercore;cruising;roommate;Velvet Underground (band)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0</text:p>
          </table:table-cell>
          <table:table-cell office:value-type="string" calcext:value-type="string">
            <text:p>Out Damn Spot #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oming out;dyke;lesbian ;punk;shows;Bikini Kill;Babes in Toyland;Lunachicks;Wench;Prunella;puzzles;goths;high school;Michelangelo;Egon Schiele;Robert Mapplethorpe 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circa 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1</text:p>
          </table:table-cell>
          <table:table-cell office:value-type="string" calcext:value-type="string">
            <text:p>Spew Fo(u)rth Halifax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art;QZAP;zines;wheatpaste;DIY;Canada;posters;print;graphics;graffiti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2</text:p>
          </table:table-cell>
          <table:table-cell office:value-type="string" calcext:value-type="string">
            <text:p>The SPPSSM Guide To Proper Saphic Styling</text:p>
          </table:table-cell>
          <table:table-cell office:value-type="string" calcext:value-type="string">
            <text:p>Beatrice LLewllyn;Phyllis Troubridge</text:p>
          </table:table-cell>
          <table:table-cell office:value-type="string" calcext:value-type="string">
            <text:p>lesbian ;style;Sapphic;Sapho;Radclyffe Hall ;dates;fashion;guide;rock climbers;events;protests;sports;LPGA;golf;sex parties;sex dates;clothing;boa;lam√©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3</text:p>
          </table:table-cell>
          <table:table-cell office:value-type="string" calcext:value-type="string">
            <text:p>From Cross to Trans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trans;transgender;crossdressing;binaries;gender;breastforms;freeshop;personal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4</text:p>
          </table:table-cell>
          <table:table-cell office:value-type="string" calcext:value-type="string">
            <text:p>Learn To Make Your Own Harness!</text:p>
          </table:table-cell>
          <table:table-cell office:value-type="string" calcext:value-type="string">
            <text:p>Bikesexual</text:p>
          </table:table-cell>
          <table:table-cell office:value-type="string" calcext:value-type="string">
            <text:p>DIY;queer;sextoys;recycling;trashdesign;vegan;harness;bicycle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5</text:p>
          </table:table-cell>
          <table:table-cell office:value-type="string" calcext:value-type="string">
            <text:p>Nikita's Boot #1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ACT UP;AIDS;HIV;music reviews;Belly;R.E.M.;1st Amendment;Planned Parenthood;pro-choice;abortion;condoms;safer sex;rav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6</text:p>
          </table:table-cell>
          <table:table-cell office:value-type="string" calcext:value-type="string">
            <text:p>Queeruption 8 KArcalona infozine</text:p>
          </table:table-cell>
          <table:table-cell office:value-type="string" calcext:value-type="string">
            <text:p>Q8 Collective</text:p>
          </table:table-cell>
          <table:table-cell office:value-type="string" calcext:value-type="string">
            <text:p>queeruption;diy;sex;autonomous;Karcelona;Barcelona;gender;respect;free;gratis;consent;respeto;consentir;squat;squat;comida;eating;sexo seguro;safer sex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;s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7</text:p>
          </table:table-cell>
          <table:table-cell office:value-type="string" calcext:value-type="string">
            <text:p>Pussytown #2</text:p>
          </table:table-cell>
          <table:table-cell office:value-type="string" calcext:value-type="string">
            <text:p>SeeDee;Ya Ya</text:p>
          </table:table-cell>
          <table:table-cell office:value-type="string" calcext:value-type="string">
            <text:p>crushes;comics;dyke;lesbian;poetry;memoir;lov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s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8</text:p>
          </table:table-cell>
          <table:table-cell office:value-type="string" calcext:value-type="string">
            <text:p>Pussytown #1</text:p>
          </table:table-cell>
          <table:table-cell office:value-type="string" calcext:value-type="string">
            <text:p>SeeDee;Ya Ya</text:p>
          </table:table-cell>
          <table:table-cell office:value-type="string" calcext:value-type="string">
            <text:p>sexy;grrrl;dyke;lesbian;comic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s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99</text:p>
          </table:table-cell>
          <table:table-cell office:value-type="string" calcext:value-type="string">
            <text:p>Figment Fragment #2</text:p>
          </table:table-cell>
          <table:table-cell office:value-type="string" calcext:value-type="string">
            <text:p>fabflab</text:p>
          </table:table-cell>
          <table:table-cell office:value-type="string" calcext:value-type="string">
            <text:p>genderqueer;poetry ;tranarchy;trans;transexual;sex;dild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100</text:p>
          </table:table-cell>
          <table:table-cell office:value-type="string" calcext:value-type="string">
            <text:p>Queeruption INFOzine</text:p>
          </table:table-cell>
          <table:table-cell office:value-type="string" calcext:value-type="string">
            <text:p>Athen and Fishious</text:p>
          </table:table-cell>
          <table:table-cell office:value-type="string" calcext:value-type="string">
            <text:p>vegan;workshops;cabaret;squatting;urban;communal;race;class;abilism;gender binary;transphobia;Black Laundry;Gayten-LGBT;Anarchist People of Color;Queer Mutiny;Gay Shame;Paper Tiger TV;Indymedia;PISSR;Noborder Network;Disarm DSEI;anti-war;Women On Waves;graffiti;stencil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101</text:p>
          </table:table-cell>
          <table:table-cell office:value-type="string" calcext:value-type="string">
            <text:p>Anonymous Boy Collection #8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slave (BDSM);straight edge;gar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102</text:p>
          </table:table-cell>
          <table:table-cell office:value-type="string" calcext:value-type="string">
            <text:p>Some Boys Bleed</text:p>
          </table:table-cell>
          <table:table-cell office:value-type="string" calcext:value-type="string">
            <text:p>Samb</text:p>
          </table:table-cell>
          <table:table-cell office:value-type="string" calcext:value-type="string">
            <text:p>trans;transgender;queer;singing;allies;mental health;bipolar;postcards;prints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.103</text:p>
          </table:table-cell>
          <table:table-cell office:value-type="string" calcext:value-type="string">
            <text:p>Chaos Order #1</text:p>
          </table:table-cell>
          <table:table-cell office:value-type="string" calcext:value-type="string">
            <text:p>Sarit</text:p>
          </table:table-cell>
          <table:table-cell office:value-type="string" calcext:value-type="string">
            <text:p>queercore;dyke;LesbianAvengers;BillboardImprovement;graffiti;post teenage;Claremont Road London;comics;anticopyright;ProCredit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Gillian Beck</text:p>
          </table:table-cell>
          <table:table-cell office:value-type="string" calcext:value-type="string">
            <text:p>Barbie;girlfriend;weather;report;relationship;sheets;Boggl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30</text:p>
          </table:table-cell>
          <table:table-cell office:value-type="string" calcext:value-type="string">
            <text:p>/G√¶ ‚Ä¢ Ààr√§j/</text:p>
          </table:table-cell>
          <table:table-cell office:value-type="string" calcext:value-type="string">
            <text:p>Nathan Kibler</text:p>
          </table:table-cell>
          <table:table-cell office:value-type="string" calcext:value-type="string">
            <text:p>homocore;alternative;art;seattle;AIDS;comics;gay bashing;the religious right;fashion;cruising;drugs;poetry ;prose;erotica;porn ;tom of finland;sexual health;abortion;abortion rights;pill munroe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40</text:p>
          </table:table-cell>
          <table:table-cell office:value-type="string" calcext:value-type="string">
            <text:p>2B AZN ENUF (always)</text:p>
          </table:table-cell>
          <table:table-cell office:value-type="string" calcext:value-type="string">
            <text:p>Soen Soen</text:p>
          </table:table-cell>
          <table:table-cell office:value-type="string" calcext:value-type="string">
            <text:p>queer;relationships;QPOC;anti-authoritarian;race;chinese;intimacy;dating;abuse;feelings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201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210</text:p>
          </table:table-cell>
          <table:table-cell office:value-type="string" calcext:value-type="string">
            <text:p>5 Fingers Folding #1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Digest</text:p>
          </table:table-cell>
          <table:table-cell office:value-type="string" calcext:value-type="string">
            <text:p>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49</text:p>
          </table:table-cell>
          <table:table-cell office:value-type="string" calcext:value-type="string">
            <text:p>A Bear Should Know Better #4</text:p>
          </table:table-cell>
          <table:table-cell office:value-type="string" calcext:value-type="string">
            <text:p>Timmy Bear</text:p>
          </table:table-cell>
          <table:table-cell office:value-type="string" calcext:value-type="string">
            <text:p>bears;film;Project 36-C;music reviews;images;fiction;bear comics ;humour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55</text:p>
          </table:table-cell>
          <table:table-cell office:value-type="string" calcext:value-type="string">
            <text:p>A Bear Should Know Better #6</text:p>
          </table:table-cell>
          <table:table-cell office:value-type="string" calcext:value-type="string">
            <text:p>Timmy Bear</text:p>
          </table:table-cell>
          <table:table-cell office:value-type="string" calcext:value-type="string">
            <text:p>bear;cub;Arab Spring;protest;photos ;fiction ;record reviews ;book reviews ;revolution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578</text:p>
          </table:table-cell>
          <table:table-cell office:value-type="string" calcext:value-type="string">
            <text:p>A Dry Pocket to Piss In</text:p>
          </table:table-cell>
          <table:table-cell office:value-type="string" calcext:value-type="string">
            <text:p>Stevec Bones</text:p>
          </table:table-cell>
          <table:table-cell office:value-type="string" calcext:value-type="string">
            <text:p>pink triangle;humiliation;sexual assault;Baby Sue Comix;coming out;U.S. Constitution;free speech;self defense;gay bashing;queer bashing;Hammer Horror films;lesbian vampires;clergy sexual abuse;Men's Anti-Rape Resource Center;vegetarianism;Queer Tapette;The Yo-Yo Gang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rca 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Z.561</text:p>
          </table:table-cell>
          <table:table-cell office:value-type="string" calcext:value-type="string">
            <text:p>A Figment of an Imagined Nation #2</text:p>
          </table:table-cell>
          <table:table-cell office:value-type="string" calcext:value-type="string">
            <text:p>The Pillsbury Posse</text:p>
          </table:table-cell>
          <table:table-cell office:value-type="string" calcext:value-type="string">
            <text:p>Iraq;Democracy;beliefs;freedom;opinion;expression;employment;routine;ghosts;paranormal;family;death;funerals;alcohol;shows;filth;smell;dependency;health;vegetarian;vegetarianism;food ethics;abortion;abortion rights;reproductive rights;reproductive justice;television;music reviews;music;safe space;Sassy;zine scene;zine culture;punks;punk;underground;underground media;media ethics;media;youth;drugs;ethics;shaving;The New Riverside Cafe;Little Tijuana;food;crushes;crush;safe sex;monogamy;sex;Minnesota;Wisconsin;Milwaukee;nazis;Madison;Nazism;neo-nazis;police harassment;police;cops;anarchist ;anarchism;anarchy;anarchists;elitism;bands;domestic violence;feminism ;Doc Martens;suicide;superstit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2</text:p>
          </table:table-cell>
          <table:table-cell office:value-type="string" calcext:value-type="string">
            <text:p>A Quick Guide to Transgender Healthcare Information In Davis, CA</text:p>
          </table:table-cell>
          <table:table-cell office:value-type="string" calcext:value-type="string">
            <text:p>Laura Wynholds</text:p>
          </table:table-cell>
          <table:table-cell office:value-type="string" calcext:value-type="string">
            <text:p>trans;transgender;FtM;MtF;healthcare;terminology;reference;research;outreach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1</text:p>
          </table:table-cell>
          <table:table-cell office:value-type="string" calcext:value-type="string">
            <text:p>A Short Guide To Elliot The Supercat</text:p>
          </table:table-cell>
          <table:table-cell office:value-type="string" calcext:value-type="string">
            <text:p>Mara Williams</text:p>
          </table:table-cell>
          <table:table-cell office:value-type="string" calcext:value-type="string">
            <text:p><text:s/>comic; cat;pet sitting;super hero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13</text:p>
          </table:table-cell>
          <table:table-cell office:value-type="string" calcext:value-type="string">
            <text:p>A Trans Questionnaire</text:p>
          </table:table-cell>
          <table:table-cell office:value-type="string" calcext:value-type="string">
            <text:p>Monet</text:p>
          </table:table-cell>
          <table:table-cell office:value-type="string" calcext:value-type="string">
            <text:p>genitalia formation;trans;surgery;sex;gender;binary;empowerment;eroticism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1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304</text:p>
          </table:table-cell>
          <table:table-cell office:value-type="string" calcext:value-type="string">
            <text:p>A Young Male's Guide To ... (An Informative Zine For Guys Who Like Guys)</text:p>
          </table:table-cell>
          <table:table-cell office:value-type="string" calcext:value-type="string">
            <text:p>Cascade AIDS Project;Beth Myrick</text:p>
          </table:table-cell>
          <table:table-cell office:value-type="string" calcext:value-type="string">
            <text:p>gay;bisexual;male;sexual health;sex education;AIDS;prevention;safe sex</text:p>
            <text:p>safe sex;masturbation;STIs;STDs;HPV;HIV;HIV testing;hepatitis;drugs;Portland;risk education;peer educat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96</text:p>
          </table:table-cell>
          <table:table-cell office:value-type="string" calcext:value-type="string">
            <text:p>Abolish Gender Abolish Patriarchy Abolish W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ender binary;genderqueer;binary gender system;Kate Bornstein ;chromosome;patriarchy</text:p>
          </table:table-cell>
          <table:table-cell office:value-type="string" calcext:value-type="string">
            <text:p>tri-fold</text:p>
          </table:table-cell>
          <table:table-cell office:value-type="string" calcext:value-type="string">
            <text:p>circa 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201</text:p>
          </table:table-cell>
          <table:table-cell office:value-type="string" calcext:value-type="string">
            <text:p>Abrupt Lane Edge #1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queerpunk;Pope John Paul II;Sin√©ad O'Connor;Johnny Whittaker;zine reviews;Ann Landers;gay;Dan Quayle;Buzzcocks (band);heterosexuals;punk;dink (band);Quincy Punx (band);Scooby Don't (band);Morrissey;skinheads;LA (city);dud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Z.240</text:p>
          </table:table-cell>
          <table:table-cell office:value-type="string" calcext:value-type="string">
            <text:p>Abrupt Lane Edge #2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queerpunk;zine reviews;Persona;Mac Punk;Karma Lapel;PC Casualties;Mark Freitas;Martin Denny;homocore;Chicago;Outpunk;In Your Face;Holy Titclamps;Larry-bob;Rough Play, Rough Trade;Loring Punk;Fembot;PxOxF;Screams From Inside;Jessica Hopper;SPEW 3;skinheads;homophobia;March On Washington (1993);anarchopunk;Iceland;Sugar Cubes (band);Bj√∂rk;dink (band);Scooby Don't (band);Seven Year Bitch;Lane McKiernan;Harry Hay;antiassimilation;The Cure (band);Robert Smith;transgender;Gender Troublemakers;Gender Trash From Hell;aerik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Z.202</text:p>
          </table:table-cell>
          <table:table-cell office:value-type="string" calcext:value-type="string">
            <text:p>Abrupt Lane Edge #3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queerpunk;Lesbian Avengers;Dizzy;Kurt Cobain;Nirvana (band);homocore;Anonymous Boy;Easily Grossed Out;grunge;Ann Arbor;Sugar Cubes (band);Minneapolis;Pride;anarchists;FedEx driver;dumpster dive;Quarter Inch Squares;Lane McKiernan;Pete Shelley;Buzzcocks (band);The Jam (band);The Replacement (band);John Lydon;Mundane Existance;Scooby Don't (band);aerik;The Dragon Queens;racism;Bob Mould;The Germs (band);THD Records;Outpunk;Canadian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Z.21</text:p>
          </table:table-cell>
          <table:table-cell office:value-type="string" calcext:value-type="string">
            <text:p>Abrupt Lane Edge #5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bicycle;bike;heartbreak;Queer Gathering;TEG;Pansy Division (band);Anonymous Boy;REB;Fanorama;Emma Center;Turkey Baster Records;Vulva Riot;Scooby Don't (band);Untuned;Charlie Nash;Jack Smith;Radical Faeries;women only spaces;queer only spaces;safe space;dyke;1980s;eighties pop culture;eighties pop music;The Vaselines (band);NYC;roadtrip;tearoom;cottaging;Beth Zemsky;Tim Campbell;rape;Lizard Lounge;SPEW 3;Quarter Inch Squar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.267</text:p>
          </table:table-cell>
          <table:table-cell office:value-type="string" calcext:value-type="string">
            <text:p>ACT UP Mission Statement Folio</text:p>
          </table:table-cell>
          <table:table-cell office:value-type="string" calcext:value-type="string">
            <text:p>ACT UP - Milwaukee</text:p>
          </table:table-cell>
          <table:table-cell office:value-type="string" calcext:value-type="string">
            <text:p>HIV;AIDS;activism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.386</text:p>
          </table:table-cell>
          <table:table-cell office:value-type="string" calcext:value-type="string">
            <text:p>ACT UP Stickers - KC</text:p>
          </table:table-cell>
          <table:table-cell office:value-type="string" calcext:value-type="string">
            <text:p>ACT UP - Kansas City</text:p>
          </table:table-cell>
          <table:table-cell office:value-type="string" calcext:value-type="string">
            <text:p>HIV;AIDS;health care;testing;AMA;American Medical Association;activism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.412</text:p>
          </table:table-cell>
          <table:table-cell office:value-type="string" calcext:value-type="string">
            <text:p>ACT UP Stickers ‚Äì Chicago</text:p>
          </table:table-cell>
          <table:table-cell office:value-type="string" calcext:value-type="string">
            <text:p>ACT UP - Chicago</text:p>
          </table:table-cell>
          <table:table-cell/>
          <table:table-cell office:value-type="string" calcext:value-type="string">
            <text:p>A4 - Euro-Standard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25</text:p>
          </table:table-cell>
          <table:table-cell office:value-type="string" calcext:value-type="string">
            <text:p>Activism Through Zines</text:p>
          </table:table-cell>
          <table:table-cell office:value-type="string" calcext:value-type="string">
            <text:p>Chella Quint</text:p>
          </table:table-cell>
          <table:table-cell office:value-type="string" calcext:value-type="string">
            <text:p>zines;activism;menstruation;space exploration;libraries;Chicana;POC;disabled;body hair;protests;24 hour zin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41</text:p>
          </table:table-cell>
          <table:table-cell office:value-type="string" calcext:value-type="string">
            <text:p>AD/VANCE Volume 1 Issue 3</text:p>
          </table:table-cell>
          <table:table-cell office:value-type="string" calcext:value-type="string">
            <text:p>Vance Philip Hedderel</text:p>
          </table:table-cell>
          <table:table-cell office:value-type="string" calcext:value-type="string">
            <text:p>gay;RuPaul;Dame Edn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.157</text:p>
          </table:table-cell>
          <table:table-cell office:value-type="string" calcext:value-type="string">
            <text:p>AIDS Demo Graphics card</text:p>
          </table:table-cell>
          <table:table-cell office:value-type="string" calcext:value-type="string">
            <text:p>Douglas Crimp;ACT UP</text:p>
          </table:table-cell>
          <table:table-cell office:value-type="string" calcext:value-type="string">
            <text:p>AIDS;HIV;activism;graphic design;history;ACT UP;Gran Fury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1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46</text:p>
          </table:table-cell>
          <table:table-cell office:value-type="string" calcext:value-type="string">
            <text:p>AIDS Kills Fags Dead #1</text:p>
          </table:table-cell>
          <table:table-cell office:value-type="string" calcext:value-type="string">
            <text:p>Eric Deutsch</text:p>
          </table:table-cell>
          <table:table-cell office:value-type="string" calcext:value-type="string">
            <text:p>HIV</text:p>
            <text:p>HIV;AIDS;Paris, France;safer sex;condoms;Axl Rose;Madonna;Morrissey;Oscar Wild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86</text:p>
          </table:table-cell>
          <table:table-cell office:value-type="string" calcext:value-type="string">
            <text:p>Anonymous Boy Collection #1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Music;rock;homocore;queercore;vinyl;Pansy Division (band);The Misfits (band)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87</text:p>
          </table:table-cell>
          <table:table-cell office:value-type="string" calcext:value-type="string">
            <text:p>Anonymous Boy Collection #2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ACT-UP;punk;queerpunk;Music;Buzzcocks (band);blowjo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74</text:p>
          </table:table-cell>
          <table:table-cell office:value-type="string" calcext:value-type="string">
            <text:p>Anonymous Boy Collection #3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rock;punk;queercore;Blondie (band);Squeeze (band);The Germs (band);masturbation;Abrupt Lane Edge #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75</text:p>
          </table:table-cell>
          <table:table-cell office:value-type="string" calcext:value-type="string">
            <text:p>Anonymous Boy Collection #4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Music;hot dog;Green Pubes (video);queercore;NOFX (band);Nirvana (band);X-Ray Specs (band);Nervous Gender (band)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88</text:p>
          </table:table-cell>
          <table:table-cell office:value-type="string" calcext:value-type="string">
            <text:p>Anonymous Boy Collection #5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homocore;Green Pubes (video);animation;video;VHS;bi;bisex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89</text:p>
          </table:table-cell>
          <table:table-cell office:value-type="string" calcext:value-type="string">
            <text:p>Anonymous Boy Collection #6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Music;goth;queercore;cruising;roommate;Velvet Underground (band)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76</text:p>
          </table:table-cell>
          <table:table-cell office:value-type="string" calcext:value-type="string">
            <text:p>Anonymous Boy Collection #7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punk;rock;dyke;tattoo;cock;dick;butc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9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01</text:p>
          </table:table-cell>
          <table:table-cell office:value-type="string" calcext:value-type="string">
            <text:p>Anonymous Boy Collection #8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slave (BDSM);straight edge;gar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77</text:p>
          </table:table-cell>
          <table:table-cell office:value-type="string" calcext:value-type="string">
            <text:p>Anonymous Boy Collection #9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comics;comix;sex;punk;rock;serial;The Punk Hunk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43</text:p>
          </table:table-cell>
          <table:table-cell office:value-type="string" calcext:value-type="string">
            <text:p>Anything That Moves 1999 Special Pride Issue</text:p>
          </table:table-cell>
          <table:table-cell office:value-type="string" calcext:value-type="string">
            <text:p>Linda Howard</text:p>
          </table:table-cell>
          <table:table-cell office:value-type="string" calcext:value-type="string">
            <text:p>bisexual;Prid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52</text:p>
          </table:table-cell>
          <table:table-cell office:value-type="string" calcext:value-type="string">
            <text:p>AquaNetZine v1#2</text:p>
          </table:table-cell>
          <table:table-cell office:value-type="string" calcext:value-type="string">
            <text:p>AQU25A</text:p>
          </table:table-cell>
          <table:table-cell office:value-type="string" calcext:value-type="string">
            <text:p>Asian;Pacific Islander;POC;people of color;A/PI;HIV;HIV prevention;AIDS;coming out;queer;advice;horoscopes;illustration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07</text:p>
          </table:table-cell>
          <table:table-cell office:value-type="string" calcext:value-type="string">
            <text:p>As I Breeze Through #3</text:p>
          </table:table-cell>
          <table:table-cell office:value-type="string" calcext:value-type="string">
            <text:p>Fred;K.A. Gonzalez</text:p>
          </table:table-cell>
          <table:table-cell office:value-type="string" calcext:value-type="string">
            <text:p>Music;Elastica;Duran Duran;shoes;work;record stores;sex;bisexuality;lesbian ;The King Sisters;That Dog;interview;timmi-kat records;Kim Deal;Phranc;cover songs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68</text:p>
          </table:table-cell>
          <table:table-cell office:value-type="string" calcext:value-type="string">
            <text:p>Auto Defensa Para Mujaras</text:p>
          </table:table-cell>
          <table:table-cell office:value-type="string" calcext:value-type="string">
            <text:p>Self Defense for Women</text:p>
          </table:table-cell>
          <table:table-cell office:value-type="string" calcext:value-type="string">
            <text:p>women;self defense;children;rape;safety;palabras claves;mujeres;defensa del uno mismo;ni√±os;violaci√≥n;segurida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spa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29</text:p>
          </table:table-cell>
          <table:table-cell office:value-type="string" calcext:value-type="string">
            <text:p>Awkward At The Doctor</text:p>
          </table:table-cell>
          <table:table-cell office:value-type="string" calcext:value-type="string">
            <text:p>Jennifer Busby;Lance Heisler;Kari Odden</text:p>
          </table:table-cell>
          <table:table-cell office:value-type="string" calcext:value-type="string">
            <text:p>doctor;healthcare;illustrated;sexual health;gay;lesbian ;queer;advice;birth control;STIs;STDs;condom;personal;health care;bisexual;comics;HIV;penis;vagina;breasts;resources 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429</text:p>
          </table:table-cell>
          <table:table-cell office:value-type="string" calcext:value-type="string">
            <text:p>Bang Bang #8</text:p>
          </table:table-cell>
          <table:table-cell office:value-type="string" calcext:value-type="string">
            <text:p>Paulie Toxika</text:p>
          </table:table-cell>
          <table:table-cell/>
          <table:table-cell office:value-type="string" calcext:value-type="string">
            <text:p>Euro-Digest</text:p>
          </table:table-cell>
          <table:table-cell office:value-type="string" calcext:value-type="string">
            <text:p>2003;dateAccep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07</text:p>
          </table:table-cell>
          <table:table-cell office:value-type="string" calcext:value-type="string">
            <text:p>Barbra's Psychic Anus #2</text:p>
          </table:table-cell>
          <table:table-cell office:value-type="string" calcext:value-type="string">
            <text:p>Splash;Retro</text:p>
          </table:table-cell>
          <table:table-cell office:value-type="string" calcext:value-type="string">
            <text:p>gossip;Barbra Streisand;Barbara Walters;Madonna;rave;road trip;fashion;fashion tips;David Duk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04</text:p>
          </table:table-cell>
          <table:table-cell office:value-type="string" calcext:value-type="string">
            <text:p>Barra Issue #0 (Premiere Issue)</text:p>
          </table:table-cell>
          <table:table-cell office:value-type="string" calcext:value-type="string">
            <text:p>Helem</text:p>
          </table:table-cell>
          <table:table-cell office:value-type="string" calcext:value-type="string">
            <text:p><text:s/>Arab; Arabic; dream; androphile; top; bottom; tourism; comic; intersex; transgender; bisexual; queer vocabulary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05;unknown</text:p>
          </table:table-cell>
          <table:table-cell office:value-type="string" calcext:value-type="string">
            <text:p>ara;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20</text:p>
          </table:table-cell>
          <table:table-cell office:value-type="string" calcext:value-type="string">
            <text:p>Because The Boss Belongs To Us</text:p>
          </table:table-cell>
          <table:table-cell office:value-type="string" calcext:value-type="string">
            <text:p>Alana Kumbier</text:p>
          </table:table-cell>
          <table:table-cell office:value-type="string" calcext:value-type="string">
            <text:p>femme;Bruce Springsteen;queer;Nebraska;rural;urban;Americana;music;rock-n-roll;personal;family;siblings;Lester Bang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Z.203</text:p>
          </table:table-cell>
          <table:table-cell office:value-type="string" calcext:value-type="string">
            <text:p>Behind The Bars</text:p>
          </table:table-cell>
          <table:table-cell office:value-type="string" calcext:value-type="string">
            <text:p>Megan Chartier;Daniel Gibson;Mark Ritter;Summer Danger;Win Win Khine</text:p>
          </table:table-cell>
          <table:table-cell office:value-type="string" calcext:value-type="string">
            <text:p>youth;teenagers;prisoners;prison;transgender;SMYRC;Sexual Minority Youth Resource Center;Portland State University;rape;ACLU;American Civil Liberties Union;International Bill of Gender Rights;gender;gender identity;gender expression;Transgendered Law Center;psychiatric treatment;psychiatry;drugs;crime;LGBTQ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NOPE</text:p>
          </table:table-cell>
          <table:table-cell office:value-type="string" calcext:value-type="string">
            <text:p>BGlobe</text:p>
          </table:table-cell>
          <table:table-cell office:value-type="string" calcext:value-type="string">
            <text:p>Milo</text:p>
          </table:table-cell>
          <table:table-cell/>
          <table:table-cell office:value-type="string" calcext:value-type="string">
            <text:p>Digest</text:p>
          </table:table-cell>
          <table:table-cell office:value-type="string" calcext:value-type="string">
            <text:p>201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27</text:p>
          </table:table-cell>
          <table:table-cell office:value-type="string" calcext:value-type="string">
            <text:p>Black Carrot #12</text:p>
          </table:table-cell>
          <table:table-cell office:value-type="string" calcext:value-type="string">
            <text:p>Puppy Dave</text:p>
          </table:table-cell>
          <table:table-cell office:value-type="string" calcext:value-type="string">
            <text:p>Judaism;religion;LGBT;bisexual;Pac-Man;He-Man;orange;Seder;gefilte fis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Z.420</text:p>
          </table:table-cell>
          <table:table-cell office:value-type="string" calcext:value-type="string">
            <text:p>Black Lesbians in the 70s and Before - An At Home Tour At The Lesbian Herstory Archives</text:p>
          </table:table-cell>
          <table:table-cell office:value-type="string" calcext:value-type="string">
            <text:p>Shawn(ta) Smith</text:p>
          </table:table-cell>
          <table:table-cell office:value-type="string" calcext:value-type="string">
            <text:p>women of color;QOC;POC;lesbian ;Jim McHarris; Annie Lee Grant;Ebony magazine;Ebony magazine;The Lavender Woman;Elandria V. Henderson;Chris Albertson;Bessie Smith;National Black Feminist Organization;Linda Stroud;stone butch;butch;Maya Angelou;Red Arobateau;Pat Parker;Third World Gay Women's Organization;Salsa-Soul;Cynthia Rogers;Deborah Posey;Torch/La Antorcha;Delores Berry;Georgia Brooks;S. Diane Bogus;Word Is Out;Azalea Magazine;Black Lesbian Study Group;dyke;Becoming Visible;Sister Outsider;FIERCE youth activist organization;YA-YA Network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47</text:p>
          </table:table-cell>
          <table:table-cell office:value-type="string" calcext:value-type="string">
            <text:p>Black Lines</text:p>
          </table:table-cell>
          <table:table-cell office:value-type="string" calcext:value-type="string">
            <text:p>Lambda Publications;Tracy Baim</text:p>
          </table:table-cell>
          <table:table-cell office:value-type="string" calcext:value-type="string">
            <text:p>Black;Black Pride;POC;leather;HIV/AIDS;community;music</text:p>
            <text:p>;poetry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48</text:p>
          </table:table-cell>
          <table:table-cell office:value-type="string" calcext:value-type="string">
            <text:p>Black Lines</text:p>
          </table:table-cell>
          <table:table-cell office:value-type="string" calcext:value-type="string">
            <text:p>Lambda Publications;Tracy Baim</text:p>
          </table:table-cell>
          <table:table-cell office:value-type="string" calcext:value-type="string">
            <text:p>Black;Black Pride;POC;leather;HIV/AIDS;community;music</text:p>
            <text:p>;poetry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Z.108</text:p>
          </table:table-cell>
          <table:table-cell office:value-type="string" calcext:value-type="string">
            <text:p>Bleached Blonde Bimbos #1</text:p>
          </table:table-cell>
          <table:table-cell office:value-type="string" calcext:value-type="string">
            <text:p>Rocko Bulldagger</text:p>
          </table:table-cell>
          <table:table-cell office:value-type="string" calcext:value-type="string">
            <text:p>genderqueer;feminism ;sex radical ;Venus Boys ;NYC ;Judith Butler ;Leslie Feinberg ;Kate Bornstein ;Patrick Califia ;Madonna;Pamela Anderson;philosophy;masculinity;femme;porn ;high heels ;Alix Olsen;liberation ;polyamory ;consumerism ;healing;Buffy;Dark Angel ;Alias ;Sarah Michelle Gellar ;Jessica Alba ;Jennifer Garner ;queer misogyny ;queer subculture ;queer movies ;film ;images ;sexism ;amber holibaugh ;lovers ;porn ;queer porn ;poetry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112</text:p>
          </table:table-cell>
          <table:table-cell office:value-type="string" calcext:value-type="string">
            <text:p>Bleached Blonde Bimbos #2</text:p>
          </table:table-cell>
          <table:table-cell office:value-type="string" calcext:value-type="string">
            <text:p>Rocko Bulldagger</text:p>
          </table:table-cell>
          <table:table-cell office:value-type="string" calcext:value-type="string">
            <text:p>genderqueer;bulldagger;bois;gender;queer;human rights campaign;HRC ;larry kramer ;sex radical ;philosophy ;queer conformity ;queer marginalization ;binary ;alienation ;Queer as Fuck ;media ;transgression ;femme;femme marginalization ;femininity ;love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33</text:p>
          </table:table-cell>
          <table:table-cell office:value-type="string" calcext:value-type="string">
            <text:p>Bleibt! : Queer Wagonplatz, Schwarzer Kanal</text:p>
          </table:table-cell>
          <table:table-cell office:value-type="string" calcext:value-type="string">
            <text:p>Michael Kirch</text:p>
          </table:table-cell>
          <table:table-cell office:value-type="string" calcext:value-type="string">
            <text:p>queer anarchism;queer;communal living;gentrification;squatting;squat;bike workshops;Schwarzer Kanal;film screening;Entzauber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Z.431</text:p>
          </table:table-cell>
          <table:table-cell office:value-type="string" calcext:value-type="string">
            <text:p>Blot #2</text:p>
          </table:table-cell>
          <table:table-cell office:value-type="string" calcext:value-type="string">
            <text:p>Rob Teixeira</text:p>
          </table:table-cell>
          <table:table-cell office:value-type="string" calcext:value-type="string">
            <text:p>queercore;organize;politics;erotophobia;sexual freedom;youth liberation;activism;gay;lesbian;bisexual;child pornography;censorship;NAMBLA;anarchy;Spew;Buddies in Bad Times Theatre;queer zine;MATCH;Igantz;Chicken Milk;Venus Cures All;Bruce La Bruce;Crash n' Burn;Not Dead Yet;Aristotle's Masterpiece;Ulysses;Radclyffe Hall;boy-dyke;Education Against Homophobia conference;;The Yo-Yo Gang;G.B. Jon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45</text:p>
          </table:table-cell>
          <table:table-cell office:value-type="string" calcext:value-type="string">
            <text:p>blue floral gusse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crossdressing;transvestitism;mental health;confrontation;Doctor Who;skirts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48</text:p>
          </table:table-cell>
          <table:table-cell office:value-type="string" calcext:value-type="string">
            <text:p>Boobular #2</text:p>
          </table:table-cell>
          <table:table-cell office:value-type="string" calcext:value-type="string">
            <text:p>Thami</text:p>
          </table:table-cell>
          <table:table-cell office:value-type="string" calcext:value-type="string">
            <text:p>bi;bisexual;virginity;make out games;pornography;prostitution;sex work ;1970s;disco;tattoos;bondage;consent ;safe sex;condoms;pregnancy scar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36</text:p>
          </table:table-cell>
          <table:table-cell office:value-type="string" calcext:value-type="string">
            <text:p>Booty #19</text:p>
          </table:table-cell>
          <table:table-cell office:value-type="string" calcext:value-type="string">
            <text:p>Anne T</text:p>
          </table:table-cell>
          <table:table-cell office:value-type="string" calcext:value-type="string">
            <text:p>comic;auto-biographical;cats;breast cancer;mandolin;moving;Ireland;illustrations;jobs;bra;breasts;family;mastectomy;H√ºsker D√º;Mass Red Ribbon Ride;HIV/AIDS;Radiohea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37</text:p>
          </table:table-cell>
          <table:table-cell office:value-type="string" calcext:value-type="string">
            <text:p>Booty #20</text:p>
          </table:table-cell>
          <table:table-cell office:value-type="string" calcext:value-type="string">
            <text:p>Anne T</text:p>
          </table:table-cell>
          <table:table-cell office:value-type="string" calcext:value-type="string">
            <text:p>comic;Tank Girl;Mass Red Ribbon Ride;jobs;illness;health;body image;breasts;illustrations;art;art show;lesbian comix;Las Vegas;banjo;Death Cab For Cutie;The Cur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200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307</text:p>
          </table:table-cell>
          <table:table-cell office:value-type="string" calcext:value-type="string">
            <text:p>Borderlands #2: It's a Family Affair</text:p>
          </table:table-cell>
          <table:table-cell office:value-type="string" calcext:value-type="string">
            <text:p>Nia King;Juli Jeong Martin;Charlotte Albrecht;Jackie Wang;Jillian Ford;Claudia Leung;Nadia Abou-Karr;Stevie Peace;Pattie Duncan</text:p>
          </table:table-cell>
          <table:table-cell office:value-type="string" calcext:value-type="string">
            <text:p>POC;people of color;mixed-race;interracial adoption;racism;mental illness;bisexual;Danzy Senna;Gregory Howard Williams;James McBride;Rebecca Walker;The Color of Water;Caucasia;Black White and Jewish;military wives;war brides;ColorLines Magazine;Life on the Color Lin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170</text:p>
          </table:table-cell>
          <table:table-cell office:value-type="string" calcext:value-type="string">
            <text:p>Borderlands: Tales from Disputed Territories between Races and Cultures</text:p>
          </table:table-cell>
          <table:table-cell office:value-type="string" calcext:value-type="string">
            <text:p>Nia King</text:p>
          </table:table-cell>
          <table:table-cell office:value-type="string" calcext:value-type="string">
            <text:p>POC;people of color;racism;mixed-race;Danzy Senna;Claudia Chiawei O'Hearn;Jessie Michael Aaron Jude Thaddaeus Ulibarri;Chicano;Latino;Lance Bass;Elton John;Barney Frank;cheerleader;Stevie Peace;police harassment;alcoholism;fat;femme;privilege;Swahili;dis/abiliti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46</text:p>
          </table:table-cell>
          <table:table-cell office:value-type="string" calcext:value-type="string">
            <text:p>Bound To Struggle #1</text:p>
          </table:table-cell>
          <table:table-cell office:value-type="string" calcext:value-type="string">
            <text:p>Simon Strikeback</text:p>
          </table:table-cell>
          <table:table-cell office:value-type="string" calcext:value-type="string">
            <text:p>sex;sexuality;liberation ;Radical Fairy;poetry ;bondage;BDSM;hormones;trans;rope;Palestine;fiction;feminism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459</text:p>
          </table:table-cell>
          <table:table-cell office:value-type="string" calcext:value-type="string">
            <text:p>Bound to Struggle #4</text:p>
          </table:table-cell>
          <table:table-cell office:value-type="string" calcext:value-type="string">
            <text:p>Simon Strikeback</text:p>
          </table:table-cell>
          <table:table-cell office:value-type="string" calcext:value-type="string">
            <text:p>kink;radical politics;desire;power;stories;Sarah Mangle;Mat Defiler;Black and Blue;kit wilson-yang;Sarah Faulkner aka 'Emmet';s.k. shipwreck;Babs de Genlis;Robin Peckham;Gina de Vries;j. bee;Max Nancypants;emmett and az;cartoon;sex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dateAccepted;166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58</text:p>
          </table:table-cell>
          <table:table-cell office:value-type="string" calcext:value-type="string">
            <text:p>Bound to Struggle #5</text:p>
          </table:table-cell>
          <table:table-cell office:value-type="string" calcext:value-type="string">
            <text:p>Simon Strikeback</text:p>
          </table:table-cell>
          <table:table-cell office:value-type="string" calcext:value-type="string">
            <text:p>kink;radical politics;praxis;stories;power;bdsm ;sexuality;anarchist ;feminis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41</text:p>
          </table:table-cell>
          <table:table-cell office:value-type="string" calcext:value-type="string">
            <text:p>Bowierama #1</text:p>
          </table:table-cell>
          <table:table-cell office:value-type="string" calcext:value-type="string">
            <text:p>The Purple Thistle</text:p>
          </table:table-cell>
          <table:table-cell office:value-type="string" calcext:value-type="string">
            <text:p>David Bowie;recipes;humor;tampons;products;lampo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06</text:p>
          </table:table-cell>
          <table:table-cell office:value-type="string" calcext:value-type="string">
            <text:p>Boy Crazy Boy #1</text:p>
          </table:table-cell>
          <table:table-cell office:value-type="string" calcext:value-type="string">
            <text:p>Sina Shamsavari</text:p>
          </table:table-cell>
          <table:table-cell office:value-type="string" calcext:value-type="string">
            <text:p>comics;pop music;penis;androgynous;Take That;hair;hairsyles;teen;teenagers;River Phoenix;Keanu Reeves;nipples;asthma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49</text:p>
          </table:table-cell>
          <table:table-cell office:value-type="string" calcext:value-type="string">
            <text:p>Boy With Arms Akimbo</text:p>
          </table:table-cell>
          <table:table-cell office:value-type="string" calcext:value-type="string">
            <text:p>Healing Tales</text:p>
          </table:table-cell>
          <table:table-cell office:value-type="string" calcext:value-type="string">
            <text:p>San Francisco;Jesse Helms;Dinah Shore;P√©rez Prado;Asian;Scottish;Sylvester;sex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8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50</text:p>
          </table:table-cell>
          <table:table-cell office:value-type="string" calcext:value-type="string">
            <text:p>Boy with gun</text:p>
          </table:table-cell>
          <table:table-cell office:value-type="string" calcext:value-type="string">
            <text:p>Tom Shred</text:p>
          </table:table-cell>
          <table:table-cell office:value-type="string" calcext:value-type="string">
            <text:p>guns;Alan Turing;Blade Runner;USPS;newspaper clippings;FidoNet;EFF;hacker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95</text:p>
          </table:table-cell>
          <table:table-cell office:value-type="string" calcext:value-type="string">
            <text:p>Boyfunk Manifesto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anti-assimilation;lavender;bash back;gender roles;drag kings;drag queen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27</text:p>
          </table:table-cell>
          <table:table-cell office:value-type="string" calcext:value-type="string">
            <text:p>Brains #1</text:p>
          </table:table-cell>
          <table:table-cell office:value-type="string" calcext:value-type="string">
            <text:p>B Works</text:p>
          </table:table-cell>
          <table:table-cell office:value-type="string" calcext:value-type="string">
            <text:p>nerds;sapiosexuality;cruising;erotica;music reviews;The Pixies;808 State;Angela Carter;John Coltrane;Johnny Hartman ;ACT UP;personal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52</text:p>
          </table:table-cell>
          <table:table-cell office:value-type="string" calcext:value-type="string">
            <text:p>Brat Attack #1</text:p>
          </table:table-cell>
          <table:table-cell office:value-type="string" calcext:value-type="string">
            <text:p>Fish;Christine</text:p>
          </table:table-cell>
          <table:table-cell office:value-type="string" calcext:value-type="string">
            <text:p>bdsm ;dykes;comics;leather;leatherdyke;piercing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53</text:p>
          </table:table-cell>
          <table:table-cell office:value-type="string" calcext:value-type="string">
            <text:p>Brat Attack #3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dsm ;dykes;working class;FtM;comix;erotica;leather;Hothead Paisan;leatherdyk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65</text:p>
          </table:table-cell>
          <table:table-cell office:value-type="string" calcext:value-type="string">
            <text:p>Bundle of Sticks #5</text:p>
          </table:table-cell>
          <table:table-cell office:value-type="string" calcext:value-type="string">
            <text:p>Teg</text:p>
          </table:table-cell>
          <table:table-cell office:value-type="string" calcext:value-type="string">
            <text:p>SPEW II;Dennis Cooper;Los Angelos;Bruce LaBruce;LarryBob Roberts;Zine Review;sex;mysticism;masturbat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.72</text:p>
          </table:table-cell>
          <table:table-cell office:value-type="string" calcext:value-type="string">
            <text:p>Bus Flyer</text:p>
          </table:table-cell>
          <table:table-cell office:value-type="string" calcext:value-type="string">
            <text:p>ACT UP - Milwaukee</text:p>
          </table:table-cell>
          <table:table-cell office:value-type="string" calcext:value-type="string">
            <text:p>flyer;bus;public transit;action;HIV;AIDS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.14</text:p>
          </table:table-cell>
          <table:table-cell office:value-type="string" calcext:value-type="string">
            <text:p>Bush AIDS Flag postcard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AIDS;HIV;George H. W. Bush;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52</text:p>
          </table:table-cell>
          <table:table-cell office:value-type="string" calcext:value-type="string">
            <text:p>Busy Bea's Bush #3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perzine;personal;riot grrrl;feminist;music;G.B. Jones;Fifth Column;The Yo-Yo Gang;coming out;closeted;bisexual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Z.282</text:p>
          </table:table-cell>
          <table:table-cell office:value-type="string" calcext:value-type="string">
            <text:p>Butcher Queers #1</text:p>
          </table:table-cell>
          <table:table-cell office:value-type="string" calcext:value-type="string">
            <text:p>Will St Leger</text:p>
          </table:table-cell>
          <table:table-cell office:value-type="string" calcext:value-type="string">
            <text:p>H.A.M.;NGLF;National Gay and Lesbian Federation;fag hags;feminism ;lesbian-phobia;homophobia;Fr. John Harvey;Ian Paisley, Jr. ;Lech Kaczynski;Poland;Bebo;Chris Sutton;Daniel Holfeld;Catholic baggage;Phillip McMahon;HIVenman+;HIVen;HIV;comics;bi-curious;Yaoi;Japan;anime;Skinni Twinz;drag;glam;Adbusters;Eloise McInerney;lesbian scene;marketing;branding;advertising;Stephen McCabe;gay marriage;Mark O'Halloran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Z.283</text:p>
          </table:table-cell>
          <table:table-cell office:value-type="string" calcext:value-type="string">
            <text:p>Butcher Queers #2</text:p>
          </table:table-cell>
          <table:table-cell office:value-type="string" calcext:value-type="string">
            <text:p>Will St Leger</text:p>
          </table:table-cell>
          <table:table-cell office:value-type="string" calcext:value-type="string">
            <text:p>The Meat Factory;Filmbase;NGLF;Una Rocks;lesbians;experimenting;The Fanny Bandits;Agyness Deyn;L Word;gays in the military;Droghea;Adrian + Shane;Stephen McCabe;gay scene;Adbusters;HIVenman+;daddies;twinks;safe sex;Iris Robinson;Westlife;Graham Norton;Elton John;George Michael;Gay Pride;Xtube;homophobia;Jariath Gregory;erotica;Karol Radziszewski;Poland;Fag Fighters;Zawzse Chcialem;DIK Fagazine;anarchists;Warsaw;Estonia;Serbia;The Balkan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287</text:p>
          </table:table-cell>
          <table:table-cell office:value-type="string" calcext:value-type="string">
            <text:p>Butcher Queers #3</text:p>
          </table:table-cell>
          <table:table-cell office:value-type="string" calcext:value-type="string">
            <text:p>Will St Leger</text:p>
          </table:table-cell>
          <table:table-cell office:value-type="string" calcext:value-type="string">
            <text:p>renaissance;collaboration;Seomra Spraoi;Queer Ball;unemployment;nightlife;Partie Monster;SoundCheck;CAKE;√°it AIT;war;polysexual clubbing;Fionn Kidney;Harry Hutchinson;HIV;Chris Von Steiner;Dennis Cooper;Catholic Church;www.countmeout.ie;Sean McCormack;Roma Girls;sub-vertisement;religion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Z.13</text:p>
          </table:table-cell>
          <table:table-cell office:value-type="string" calcext:value-type="string">
            <text:p>Butcher Queers #4</text:p>
          </table:table-cell>
          <table:table-cell office:value-type="string" calcext:value-type="string">
            <text:p>Will St Leger</text:p>
          </table:table-cell>
          <table:table-cell office:value-type="string" calcext:value-type="string">
            <text:p>lesbian ;transgender;bisexual;pansexual;National Gay and Lesbian Federation;Madonna;Raidd Bar;Catholic;David Babby;Pope Benedict;Take That;Drag King;Alternative Miss Ireland;Pan-Demonium;Neil O'Driscoll;50 Cent;ageism;Stephen Meyler;Emily Aoibheann;Narcissus;Tarot;Milk music festival;Joey Kavanagh;post-gay;Oisin Byrne;Christopher Mahon;Sean Meehan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62</text:p>
          </table:table-cell>
          <table:table-cell office:value-type="string" calcext:value-type="string">
            <text:p>Camp Betty 2007 Program</text:p>
          </table:table-cell>
          <table:table-cell office:value-type="string" calcext:value-type="string">
            <text:p>Camp Betty Collective</text:p>
          </table:table-cell>
          <table:table-cell office:value-type="string" calcext:value-type="string">
            <text:p>Queen;Betty;Birthday;queer;events;bicycle;radical;camping;history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63</text:p>
          </table:table-cell>
          <table:table-cell office:value-type="string" calcext:value-type="string">
            <text:p>CampTrans</text:p>
          </table:table-cell>
          <table:table-cell office:value-type="string" calcext:value-type="string">
            <text:p>Simon Strikeback;Casey</text:p>
          </table:table-cell>
          <table:table-cell office:value-type="string" calcext:value-type="string">
            <text:p>camptrans;transgender;camp;Camp Trans;womyn;trans;trans issues;pronouns;gender;gender identity;gender expression;festival;fest;chicag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Z.550</text:p>
          </table:table-cell>
          <table:table-cell office:value-type="string" calcext:value-type="string">
            <text:p>Candy-Ass Spring/Summer 1996</text:p>
          </table:table-cell>
          <table:table-cell office:value-type="string" calcext:value-type="string">
            <text:p>Jody Bleyle;Max Square</text:p>
          </table:table-cell>
          <table:table-cell office:value-type="string" calcext:value-type="string">
            <text:p>music</text:p>
            <text:p>;interviews;Candy Ass Records;Chainsaw Records;Hazel;Team Dresch;Kaia;Donna Dresch;Vitapup;The Surf Maggots;Free To Fight;New Bad Things;Luke Hollywood;Matthew Hein;Veronica;Gretchen Philips;151 (musician);No Room For Squares;Skinned Teen;The Need;Behead The Prophet No Lord Shall Live;Third Sex;Madigan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543</text:p>
          </table:table-cell>
          <table:table-cell office:value-type="string" calcext:value-type="string">
            <text:p>Catfood In My Sock #1</text:p>
          </table:table-cell>
          <table:table-cell office:value-type="string" calcext:value-type="string">
            <text:p>Andrew McAlpine</text:p>
          </table:table-cell>
          <table:table-cell office:value-type="string" calcext:value-type="string">
            <text:p>poetry ;radio;music</text:p>
            <text:p>;Heavy Metal;Matramuta;interviews;Richard Watts;Orange Peel;the burning times;cats;Healthy (band);comics;Resistica;Hellcats zine;horror movies;music reviews;zine reviews;Team Dresch;Tribe 8;Kaia;Bikini Kill;Pansy Division (band);Julie Ruin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199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.156</text:p>
          </table:table-cell>
          <table:table-cell office:value-type="string" calcext:value-type="string">
            <text:p>CDC Demo Postcard</text:p>
          </table:table-cell>
          <table:table-cell office:value-type="string" calcext:value-type="string">
            <text:p>ACT UP - Atlanta</text:p>
          </table:table-cell>
          <table:table-cell office:value-type="string" calcext:value-type="string">
            <text:p>AIDS;HIV</text:p>
            <text:p>HIV;demonstration;protest;CDC;Centers for Disease Control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circa 1990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03</text:p>
          </table:table-cell>
          <table:table-cell office:value-type="string" calcext:value-type="string">
            <text:p>Chaos Order #1</text:p>
          </table:table-cell>
          <table:table-cell office:value-type="string" calcext:value-type="string">
            <text:p>Sarit</text:p>
          </table:table-cell>
          <table:table-cell office:value-type="string" calcext:value-type="string">
            <text:p>queercore;dyke;LesbianAvengers;BillboardImprovement;graffiti;post teenage;Claremont Road London;comics;anticopyright;ProCredit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.70</text:p>
          </table:table-cell>
          <table:table-cell office:value-type="string" calcext:value-type="string">
            <text:p>Chris Fons Ad</text:p>
          </table:table-cell>
          <table:table-cell office:value-type="string" calcext:value-type="string">
            <text:p>Yuri Keegstra</text:p>
          </table:table-cell>
          <table:table-cell office:value-type="string" calcext:value-type="string">
            <text:p>Christopher Fons;activist;AIDS;HIV;death;recruitment;Wisconsin Light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57</text:p>
          </table:table-cell>
          <table:table-cell office:value-type="string" calcext:value-type="string">
            <text:p>Christ, I'm Gay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religion;Christianity;ex-gay;ex-ex-gay;coming out;pornography;therapy;family;sexual abus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54</text:p>
          </table:table-cell>
          <table:table-cell office:value-type="string" calcext:value-type="string">
            <text:p>Circular 10</text:p>
          </table:table-cell>
          <table:table-cell office:value-type="string" calcext:value-type="string">
            <text:p>Charlie Nash;Carol Schneck</text:p>
          </table:table-cell>
          <table:table-cell office:value-type="string" calcext:value-type="string">
            <text:p>death;Sub Geniu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Z.466</text:p>
          </table:table-cell>
          <table:table-cell office:value-type="string" calcext:value-type="string">
            <text:p>Coddle</text:p>
          </table:table-cell>
          <table:table-cell office:value-type="string" calcext:value-type="string">
            <text:p>Stacy Coddle</text:p>
          </table:table-cell>
          <table:table-cell office:value-type="string" calcext:value-type="string">
            <text:p>dyke;queer;Honeysuckle;sexuality;AIDS;feminism;Rush Limbaugh;Mutilation Graphics;poetry;unity;activism;human behavior;hardcore;Nirvana (band);skinheads;white supremacist;President Clinton;Leonard Peltier;alcohol;smoking;genital mutilation;calvin and hobbes;equal right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65</text:p>
          </table:table-cell>
          <table:table-cell office:value-type="string" calcext:value-type="string">
            <text:p>Concerned Muthers #6</text:p>
          </table:table-cell>
          <table:table-cell office:value-type="string" calcext:value-type="string">
            <text:p>Sina Shamsavari</text:p>
          </table:table-cell>
          <table:table-cell office:value-type="string" calcext:value-type="string">
            <text:p>comics;superhero;age of consent;Wonder Woman;poetry ;long hair;cats;music reviews;Sandladder;The Morgans;Minxus;Fizz Wizz;Amy Lame;I Spy (game);zine review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86</text:p>
          </table:table-cell>
          <table:table-cell office:value-type="string" calcext:value-type="string">
            <text:p>Cosmo Queer</text:p>
          </table:table-cell>
          <table:table-cell office:value-type="string" calcext:value-type="string">
            <text:p>Revolting In Pink</text:p>
          </table:table-cell>
          <table:table-cell office:value-type="string" calcext:value-type="string">
            <text:p>queer eye;advice;gay agenda;marriage;quiz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42</text:p>
          </table:table-cell>
          <table:table-cell office:value-type="string" calcext:value-type="string">
            <text:p>Coughing Up Legomen #5</text:p>
          </table:table-cell>
          <table:table-cell office:value-type="string" calcext:value-type="string">
            <text:p>Chris Lego</text:p>
          </table:table-cell>
          <table:table-cell office:value-type="string" calcext:value-type="string">
            <text:p>bisexuality;Reclaim the Streets party/protest;history;queer;Doof;Oms Not Bombs;police;politics;Jabiluka Uranium mine;protests;scene report;DIY guide;heterosexuality quiz;underground media;zine reviews;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235</text:p>
          </table:table-cell>
          <table:table-cell office:value-type="string" calcext:value-type="string">
            <text:p>Cowgrrrl In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eminist;dyke;cowgirl;University of Minnesota;femme;Juliana Hatfield;rowdy;Lesbian Avengers;speculum;women's health;vagina;sticker templates;Naomi Wolf;Virginia Woolf;disobedience;Cynthia Heimel;Curtescine Lloyd;Emma Goldma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6</text:p>
          </table:table-cell>
          <table:table-cell office:value-type="string" calcext:value-type="string">
            <text:p>Crush mini-zine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crush;crushes;David Bowie;Annalee Newitz;Joan Jett;Christian Slater;Martha Plympton;Michael Stipe;bi;bisexual;make-out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16</text:p>
          </table:table-cell>
          <table:table-cell office:value-type="string" calcext:value-type="string">
            <text:p>Crushpuppy</text:p>
          </table:table-cell>
          <table:table-cell office:value-type="string" calcext:value-type="string">
            <text:p>Sarah Arrr</text:p>
          </table:table-cell>
          <table:table-cell office:value-type="string" calcext:value-type="string">
            <text:p>crushes;crush;24-hour zine;James Spader;Emma Thompson;ex-husband;ex-girlfriend;best friends;mix CDs;glasses;cousins;perzine;personal;body mod;strap o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20</text:p>
          </table:table-cell>
          <table:table-cell office:value-type="string" calcext:value-type="string">
            <text:p>Culture Slut #19</text:p>
          </table:table-cell>
          <table:table-cell office:value-type="string" calcext:value-type="string">
            <text:p>Amber Forrester</text:p>
          </table:table-cell>
          <table:table-cell office:value-type="string" calcext:value-type="string">
            <text:p>coming out;queer;bisexual;drinking;sexual abuse;punk;Pride;queer twins;review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44</text:p>
          </table:table-cell>
          <table:table-cell office:value-type="string" calcext:value-type="string">
            <text:p>Culture Slut #20</text:p>
          </table:table-cell>
          <table:table-cell office:value-type="string" calcext:value-type="string">
            <text:p>Amber Forrester</text:p>
          </table:table-cell>
          <table:table-cell office:value-type="string" calcext:value-type="string">
            <text:p>anglophone;francophone;menstruation;first period;music</text:p>
            <text:p>;punk;cassettes;bicycles;moving;Pride;cunt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295</text:p>
          </table:table-cell>
          <table:table-cell office:value-type="string" calcext:value-type="string">
            <text:p>Cupsize #3</text:p>
          </table:table-cell>
          <table:table-cell office:value-type="string" calcext:value-type="string">
            <text:p>Sasha;Tara;Emelye</text:p>
          </table:table-cell>
          <table:table-cell office:value-type="string" calcext:value-type="string">
            <text:p>courtesy;leg hair;bisexual;G.E. Smith;Saturday Night Live;wisdom teeth;bad breath;Riot Grrrl;mainstream media;New York Times;ACT UP;Sarah Dyer;Seventeen Magazine;Vitapup;CB Superstar;Madplanets;mad libs;postmodernism;anti-choice terrorists;menstruation;maxi pads 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268</text:p>
          </table:table-cell>
          <table:table-cell office:value-type="string" calcext:value-type="string">
            <text:p>Cupsize #4</text:p>
          </table:table-cell>
          <table:table-cell office:value-type="string" calcext:value-type="string">
            <text:p>Sasha;Tara;Emelye</text:p>
          </table:table-cell>
          <table:table-cell office:value-type="string" calcext:value-type="string">
            <text:p>feminist;punk;bisexual;college;synchronicity;politics;food;pasta;fruit;consumerism;Action Girl;public education;music reviews;Team Dresch;Versus;The Mad Planets;peepshow;42nd Street;book reviews;Andre The Giant Has A Posse;thrifting;mad libs;My So Called Life;Pride Parade;zine review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299</text:p>
          </table:table-cell>
          <table:table-cell office:value-type="string" calcext:value-type="string">
            <text:p>Cutlass #9</text:p>
          </table:table-cell>
          <table:table-cell office:value-type="string" calcext:value-type="string">
            <text:p>Janice Flux</text:p>
          </table:table-cell>
          <table:table-cell office:value-type="string" calcext:value-type="string">
            <text:p>journals;personal zine;perzin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31</text:p>
          </table:table-cell>
          <table:table-cell office:value-type="string" calcext:value-type="string">
            <text:p>D90 #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transvestite;Dire Straits;MTV;Mark Knopfler;blank tapes;mix tape;family;control;sharing;pride;identity;gender;queer;trans;medicine;music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158</text:p>
          </table:table-cell>
          <table:table-cell office:value-type="string" calcext:value-type="string">
            <text:p>D90 #2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homophobic;Dire Straits;mp3; obsessive compulsion;piracy;music</text:p>
            <text:p>;mix tape;death metal;Schadenfreude;DJ;gender;sexuality;identity;gay;kink;Akercocke;sexist;sodomy;black metal;metal;sexism ;patriarchy;homophobia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64</text:p>
          </table:table-cell>
          <table:table-cell office:value-type="string" calcext:value-type="string">
            <text:p>Death Fuck</text:p>
          </table:table-cell>
          <table:table-cell office:value-type="string" calcext:value-type="string">
            <text:p>Lily Bloodguts</text:p>
          </table:table-cell>
          <table:table-cell office:value-type="string" calcext:value-type="string">
            <text:p>illustrations;Gallery;punk;punk lifestyle;filth;underground;picture;Lily;Butter;art;trials and errors;underground nation;Lillian;Bloodgherdt;Bloodgut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263</text:p>
          </table:table-cell>
          <table:table-cell office:value-type="string" calcext:value-type="string">
            <text:p>Demure Butchness #1</text:p>
          </table:table-cell>
          <table:table-cell office:value-type="string" calcext:value-type="string">
            <text:p>Timmer</text:p>
          </table:table-cell>
          <table:table-cell office:value-type="string" calcext:value-type="string">
            <text:p>zines;quiz;New Kids on the Block (NKOTB);Facts of Life;Madonna;Nelson;Julian Sands;George H. W. Bush;club kids;pop culture;porn;Jeff Stryker;drag;Casablanca Show Lounge;advice;personal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70</text:p>
          </table:table-cell>
          <table:table-cell office:value-type="string" calcext:value-type="string">
            <text:p>Demure Butchness #3</text:p>
          </table:table-cell>
          <table:table-cell office:value-type="string" calcext:value-type="string">
            <text:p>Timmer</text:p>
          </table:table-cell>
          <table:table-cell office:value-type="string" calcext:value-type="string">
            <text:p>letters;Sandra Bernhard;BDSM;dungeon;bar guide;top 10 lists;blow jobs;how-to;vampires;advice;personals;Scooby-Doo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circa 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71</text:p>
          </table:table-cell>
          <table:table-cell office:value-type="string" calcext:value-type="string">
            <text:p>Demure Butchness #5</text:p>
          </table:table-cell>
          <table:table-cell office:value-type="string" calcext:value-type="string">
            <text:p>Timmer</text:p>
          </table:table-cell>
          <table:table-cell office:value-type="string" calcext:value-type="string">
            <text:p>drag queens;disco;Holy Titclamps;DADT;Don't Ask Don't Tell;club kids;top 10 lists;sex parties;Tim Low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circa 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241</text:p>
          </table:table-cell>
          <table:table-cell office:value-type="string" calcext:value-type="string">
            <text:p>Denser #1</text:p>
          </table:table-cell>
          <table:table-cell office:value-type="string" calcext:value-type="string">
            <text:p>Jane Legion</text:p>
          </table:table-cell>
          <table:table-cell office:value-type="string" calcext:value-type="string">
            <text:p>feminist;womyn;lesbian ;lesbian studies ;academia ;Radclyffe Hall ;Laura Doan ;Jay Prosser ;Terry Castle;Sally Cline;Gina Dartt ;Burn Your Rainbow ;Skin Jobs ;ageism ;Marion Zimmer Bradley ;separatism ;bibliography;poetry ;Sheela-na-gig ;cuntpower ;Emma Donoghue;Jay Taverner ;Feminist Reprise ;poetry ;resources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10</text:p>
          </table:table-cell>
          <table:table-cell office:value-type="string" calcext:value-type="string">
            <text:p>Dentistry</text:p>
          </table:table-cell>
          <table:table-cell office:value-type="string" calcext:value-type="string">
            <text:p>Mike L Wess</text:p>
          </table:table-cell>
          <table:table-cell office:value-type="string" calcext:value-type="string">
            <text:p>photos;costumes;Queer Mutiny;drag;radical;black bloc;anarchis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2001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.556</text:p>
          </table:table-cell>
          <table:table-cell office:value-type="string" calcext:value-type="string">
            <text:p>Destroy Facism sticker</text:p>
          </table:table-cell>
          <table:table-cell office:value-type="string" calcext:value-type="string">
            <text:p>Antihomophobe Action</text:p>
          </table:table-cell>
          <table:table-cell office:value-type="string" calcext:value-type="string">
            <text:p>homophobia;facism;nazis;Divine;Pink Flamingos;antifascist aktion ;black flag;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circa 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140</text:p>
          </table:table-cell>
          <table:table-cell office:value-type="string" calcext:value-type="string">
            <text:p>Dildo Machine #1</text:p>
          </table:table-cell>
          <table:table-cell office:value-type="string" calcext:value-type="string">
            <text:p>Eric Johns</text:p>
          </table:table-cell>
          <table:table-cell/>
          <table:table-cell office:value-type="string" calcext:value-type="string">
            <text:p>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option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312</text:p>
          </table:table-cell>
          <table:table-cell office:value-type="string" calcext:value-type="string">
            <text:p>Dildos Not Bombs #1</text:p>
          </table:table-cell>
          <table:table-cell office:value-type="string" calcext:value-type="string">
            <text:p>Grebo Grebo Grebo</text:p>
          </table:table-cell>
          <table:table-cell office:value-type="string" calcext:value-type="string">
            <text:p>sex;dildos;blowjob;buggery ;anal sex ;lube;cunnilingus ;herpes ;safer sex ;hedonism ;bdsm ;anarchist ;dildos ;anarcho-hedonism ;hedonism ;communication ;masturbation ;cunnifingus ;sex toys ;sex work ;toys ;kink;mucophagy;emetophilia ;oral ;porn 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circa 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77</text:p>
          </table:table-cell>
          <table:table-cell office:value-type="string" calcext:value-type="string">
            <text:p>Dildos Not Bombs #2</text:p>
          </table:table-cell>
          <table:table-cell office:value-type="string" calcext:value-type="string">
            <text:p>Grebo Grebo Grebo</text:p>
          </table:table-cell>
          <table:table-cell office:value-type="string" calcext:value-type="string">
            <text:p>dildos;sex;sexuality;masculinity ;heavy metal ;punk ;music ;analingus ;Team Plastic ;nudity ;kink;porn ;consent 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78</text:p>
          </table:table-cell>
          <table:table-cell office:value-type="string" calcext:value-type="string">
            <text:p>Dinosaurs Had Feathers</text:p>
          </table:table-cell>
          <table:table-cell office:value-type="string" calcext:value-type="string">
            <text:p>lmn op;Jessi Lee Pines</text:p>
          </table:table-cell>
          <table:table-cell office:value-type="string" calcext:value-type="string">
            <text:p>kink;kinky;dinosaurs;coloring book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569</text:p>
          </table:table-cell>
          <table:table-cell office:value-type="string" calcext:value-type="string">
            <text:p>DIY Zine Libraries</text:p>
          </table:table-cell>
          <table:table-cell office:value-type="string" calcext:value-type="string">
            <text:p>Cheyenne Neckmonster</text:p>
          </table:table-cell>
          <table:table-cell office:value-type="string" calcext:value-type="string">
            <text:p>DIY;zines;zine;zine scene;libraries;collaborat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.27</text:p>
          </table:table-cell>
          <table:table-cell office:value-type="string" calcext:value-type="string">
            <text:p>Don't Be Silent sticker</text:p>
          </table:table-cell>
          <table:table-cell office:value-type="string" calcext:value-type="string">
            <text:p>ACT UP - NY</text:p>
          </table:table-cell>
          <table:table-cell office:value-type="string" calcext:value-type="string">
            <text:p>AIDS;HIV;activism;pink triangle;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77</text:p>
          </table:table-cell>
          <table:table-cell office:value-type="string" calcext:value-type="string">
            <text:p>Doris #21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girl gangs;hell;sexual abuse;incest;Guatemala;rape;comics;gende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274</text:p>
          </table:table-cell>
          <table:table-cell office:value-type="string" calcext:value-type="string">
            <text:p>Double Bill #2</text:p>
          </table:table-cell>
          <table:table-cell office:value-type="string" calcext:value-type="string">
            <text:p>Jena von Brucker;GB Jones;Caroline Azar;Johnny Noxzema;Rex</text:p>
          </table:table-cell>
          <table:table-cell office:value-type="string" calcext:value-type="string">
            <text:p>William Conrad;William Burroughs;pop culture;TV;incontinence;misogny;Bitch Nation;fat;comics;Robert Kirby;letters;Stevec Bones;Bratmobile;Morrissey;Maximum Rock-n-Roll;Diamanda Galas;Karen Finley;Nero Wolfe;Robert Reed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323</text:p>
          </table:table-cell>
          <table:table-cell office:value-type="string" calcext:value-type="string">
            <text:p>Dr. Smith #1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Black Flag;Meat Puppets;William Burroughs;Vortex Records;Susan Dey;Flipside;straight boys;Dee Dee Ramone;Henry Rollins;sexism;punkers;newspaper clippings;Barbara Hammer;gay culture;Super 8;filmmaking;comics;detournment;porn;Fifth Column;Society's Nightmares;Bob Denver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8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Z.301</text:p>
          </table:table-cell>
          <table:table-cell office:value-type="string" calcext:value-type="string">
            <text:p>Dr. Smith #2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Phenis fanzine;Elton John;Ed Anger;Weekly World News;Direct Action;No System;punk show photos;detournment;Brian Mulrooney;Ronald Reagan;Joe Turner;lesbian filmmaking;feminist filmmaking;P.T.L.;Negative Gain;Sudden Impact;long hair;hippies;Super 8;Nizo;Canon;Kodachrome;Etkachrome;Fifth Column;Polkaholics;comics;bananas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8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272</text:p>
          </table:table-cell>
          <table:table-cell office:value-type="string" calcext:value-type="string">
            <text:p>Dr. Smith #3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Halloween;Pope John Paul II;SCUM Manifesto;Valerie Solanis;Andy Warhol;newspaper clippings;punk show photos;comics;Tejas;Bad Ronald;Polkaholics;Childhoods;Ragged Bags;Forehead;Stretch Marks;tour vans;bunchofuckingoofs;Ondine;filmmaking;Repo Man;Femzine;Deborah Spungen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8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417</text:p>
          </table:table-cell>
          <table:table-cell office:value-type="string" calcext:value-type="string">
            <text:p>Dragazine #4</text:p>
          </table:table-cell>
          <table:table-cell office:value-type="string" calcext:value-type="string">
            <text:p>Lois Commondenominator</text:p>
          </table:table-cell>
          <table:table-cell office:value-type="string" calcext:value-type="string">
            <text:p>drag;Sisters Of Perpetual Indulgence;Frank Marino;Joan Rivers;Joe Jeffreys;Marjorie Garber;crossdressing;Esther Newton;queens;Glamour-osity;Karen Dior;Chi-Chi LaRue;Jimmy James;Marilyn Monroe;Joan Jett-Blakk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276</text:p>
          </table:table-cell>
          <table:table-cell office:value-type="string" calcext:value-type="string">
            <text:p>Dreck #1</text:p>
          </table:table-cell>
          <table:table-cell office:value-type="string" calcext:value-type="string">
            <text:p>Charlie Vazquez;Tony le Tigre</text:p>
          </table:table-cell>
          <table:table-cell office:value-type="string" calcext:value-type="string">
            <text:p>gay;Grand Rapids MN;underground;poetry ;fetish;Dylan Benedict;Zbigniew Preisner;music reviews;Jordan Lester;High Tension;movie reviews;Bad Karma news;David Bowie ;Adult Swim ;drugs;tripping;astronomy;Evan Dumas;Dan Dullman;Saint Caedmon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48</text:p>
          </table:table-cell>
          <table:table-cell office:value-type="string" calcext:value-type="string">
            <text:p>Dreck Megazine #2</text:p>
          </table:table-cell>
          <table:table-cell office:value-type="string" calcext:value-type="string">
            <text:p>Tony le Tigre;Charlie Vazquez</text:p>
          </table:table-cell>
          <table:table-cell/>
          <table:table-cell office:value-type="string" calcext:value-type="string">
            <text:p>half-legal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61</text:p>
          </table:table-cell>
          <table:table-cell office:value-type="string" calcext:value-type="string">
            <text:p>Dreck Megazine #3</text:p>
          </table:table-cell>
          <table:table-cell office:value-type="string" calcext:value-type="string">
            <text:p>Tony le Tigre;Charlie Vazquez</text:p>
          </table:table-cell>
          <table:table-cell/>
          <table:table-cell office:value-type="string" calcext:value-type="string">
            <text:p>half-legal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62</text:p>
          </table:table-cell>
          <table:table-cell office:value-type="string" calcext:value-type="string">
            <text:p>Dreck Megazine #4</text:p>
          </table:table-cell>
          <table:table-cell office:value-type="string" calcext:value-type="string">
            <text:p>Tony le Tigre;Charlie Vazquez</text:p>
          </table:table-cell>
          <table:table-cell/>
          <table:table-cell office:value-type="string" calcext:value-type="string">
            <text:p>half-legal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73</text:p>
          </table:table-cell>
          <table:table-cell office:value-type="string" calcext:value-type="string">
            <text:p>Dykes and Their Hair</text:p>
          </table:table-cell>
          <table:table-cell office:value-type="string" calcext:value-type="string">
            <text:p>Teresa Chun-Wen Cheng</text:p>
          </table:table-cell>
          <table:table-cell office:value-type="string" calcext:value-type="string">
            <text:p>hair;hairstyles;haircut;scissors;dykes;queer;urban dykes;race;straight hair;curly hair;non-heterosexual;public hints;reclamation;invisibility;laughter;ange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option0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02</text:p>
          </table:table-cell>
          <table:table-cell office:value-type="string" calcext:value-type="string">
            <text:p>Dynamite Damsels</text:p>
          </table:table-cell>
          <table:table-cell office:value-type="string" calcext:value-type="string">
            <text:p>Roberta Gregory</text:p>
          </table:table-cell>
          <table:table-cell office:value-type="string" calcext:value-type="string">
            <text:p>lesbian ;feminist;comic;comix;wimmin;womyn;liberation ;E.R.A.;sex;rape;conciousness;class;dyke;butch;bull;femme;sex;sisterhood;liberatia;cats</text:p>
          </table:table-cell>
          <table:table-cell office:value-type="string" calcext:value-type="string">
            <text:p>comic book size</text:p>
          </table:table-cell>
          <table:table-cell office:value-type="string" calcext:value-type="string">
            <text:p>197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22</text:p>
          </table:table-cell>
          <table:table-cell office:value-type="string" calcext:value-type="string">
            <text:p>Easily Grossed Out #2</text:p>
          </table:table-cell>
          <table:table-cell office:value-type="string" calcext:value-type="string">
            <text:p>Gwena√´l</text:p>
          </table:table-cell>
          <table:table-cell office:value-type="string" calcext:value-type="string">
            <text:p>punk;music;homocore;queercore;Minneapolis;reviews;March on Washington;Christ on a Crutch;scene report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55</text:p>
          </table:table-cell>
          <table:table-cell office:value-type="string" calcext:value-type="string">
            <text:p>Emily Dickenson Was A Fucking Ninja</text:p>
          </table:table-cell>
          <table:table-cell office:value-type="string" calcext:value-type="string">
            <text:p>Mara Williams</text:p>
          </table:table-cell>
          <table:table-cell office:value-type="string" calcext:value-type="string">
            <text:p>Emily Dickenson;poem;poetry ;ninja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21</text:p>
          </table:table-cell>
          <table:table-cell office:value-type="string" calcext:value-type="string">
            <text:p>Empty Orchestra #1</text:p>
          </table:table-cell>
          <table:table-cell office:value-type="string" calcext:value-type="string">
            <text:p>Cheyenne Neckmonster</text:p>
          </table:table-cell>
          <table:table-cell office:value-type="string" calcext:value-type="string">
            <text:p>karaoke;karaoke bar reviews;Country Music;queer rural life;singing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.29</text:p>
          </table:table-cell>
          <table:table-cell office:value-type="string" calcext:value-type="string">
            <text:p>End the Policies of Genocide</text:p>
          </table:table-cell>
          <table:table-cell office:value-type="string" calcext:value-type="string">
            <text:p>ACT UP - San Francisco</text:p>
          </table:table-cell>
          <table:table-cell office:value-type="string" calcext:value-type="string">
            <text:p>AIDS;HIV</text:p>
            <text:p>HIV;activism;genocide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36</text:p>
          </table:table-cell>
          <table:table-cell office:value-type="string" calcext:value-type="string">
            <text:p>Evil #2</text:p>
          </table:table-cell>
          <table:table-cell office:value-type="string" calcext:value-type="string">
            <text:p>Yale Alexander</text:p>
          </table:table-cell>
          <table:table-cell office:value-type="string" calcext:value-type="string">
            <text:p>drag;drag queen;Lypsinka;reviews;Howard's End;Noel Coward;Bobcat Goldhwait;wigs;Charles Busch;Lady Bunny;Hedda Lettuc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18</text:p>
          </table:table-cell>
          <table:table-cell office:value-type="string" calcext:value-type="string">
            <text:p>Evil Taco: An Unauthorized Biography</text:p>
          </table:table-cell>
          <table:table-cell office:value-type="string" calcext:value-type="string">
            <text:p>B. Boofy</text:p>
          </table:table-cell>
          <table:table-cell office:value-type="string" calcext:value-type="string">
            <text:p>Vaginal Creme Davis;spoof;interview;biography;celebrity;PME;Pedro, Muriel, and Ester;shrimp;Rick Castro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08</text:p>
          </table:table-cell>
          <table:table-cell office:value-type="string" calcext:value-type="string">
            <text:p>Fag School #1</text:p>
          </table:table-cell>
          <table:table-cell office:value-type="string" calcext:value-type="string">
            <text:p>Brontez</text:p>
          </table:table-cell>
          <table:table-cell office:value-type="string" calcext:value-type="string">
            <text:p>fag;cruising;Alvin Orloff;go-go boys;Allison Wolfe;Bratmobile;The Husbands;Scream Club;punk;reviews;music;movi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577</text:p>
          </table:table-cell>
          <table:table-cell office:value-type="string" calcext:value-type="string">
            <text:p>Fair Game Open Season</text:p>
          </table:table-cell>
          <table:table-cell office:value-type="string" calcext:value-type="string">
            <text:p>Joshua Ploeg</text:p>
          </table:table-cell>
          <table:table-cell office:value-type="string" calcext:value-type="string">
            <text:p>witchcraft;paganism;Kiss Me Kill Me;Mukilteo Fairies;rape;queercore;Outpunk;underwear survey;weeds;food;dandelions;travelogue;Taiwan;Polecat (band);letters;goth;Markey Mark;masturbation;Judas Priest;Rob Halford;Queen (band);dairy farm;fraternity;sororit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190</text:p>
          </table:table-cell>
          <table:table-cell office:value-type="string" calcext:value-type="string">
            <text:p>Fanorama #11</text:p>
          </table:table-cell>
          <table:table-cell office:value-type="string" calcext:value-type="string">
            <text:p>REB</text:p>
          </table:table-cell>
          <table:table-cell office:value-type="string" calcext:value-type="string">
            <text:p>punk;safety pin;narrative;illustrate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64</text:p>
          </table:table-cell>
          <table:table-cell office:value-type="string" calcext:value-type="string">
            <text:p>Fanorama #7 - Queer grrrl</text:p>
          </table:table-cell>
          <table:table-cell office:value-type="string" calcext:value-type="string">
            <text:p>REB</text:p>
          </table:table-cell>
          <table:table-cell office:value-type="string" calcext:value-type="string">
            <text:p>grrrl;punk dyke;poetry ;Sadie Benning;zine review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84</text:p>
          </table:table-cell>
          <table:table-cell office:value-type="string" calcext:value-type="string">
            <text:p>Farm News #1.10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CSA;farming;vegetables;harvest;mix tape;Music;activity page;recip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77</text:p>
          </table:table-cell>
          <table:table-cell office:value-type="string" calcext:value-type="string">
            <text:p>Farm News #1.2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farm;farming;garlic;scapes;chickens;veggies;kale;tomatoes;games;fun;word search;communit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78</text:p>
          </table:table-cell>
          <table:table-cell office:value-type="string" calcext:value-type="string">
            <text:p>Farm News #1.3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CSA;agriculture;revolution;chard;tomatoes;chickens;fun;games;crossword;recip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79</text:p>
          </table:table-cell>
          <table:table-cell office:value-type="string" calcext:value-type="string">
            <text:p>Farm News #1.4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CSA;farming;cucumbers;beets;bugs;pests;illustrated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80</text:p>
          </table:table-cell>
          <table:table-cell office:value-type="string" calcext:value-type="string">
            <text:p>Farm News #1.5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CSA;farming;cucurbits;zucchini;melon;cucumber;radish;muffins;recip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81</text:p>
          </table:table-cell>
          <table:table-cell office:value-type="string" calcext:value-type="string">
            <text:p>Farm News #1.7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CSA;farming;kale;preserving;puppets;rain;squash;summer;bread pudding;recip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82</text:p>
          </table:table-cell>
          <table:table-cell office:value-type="string" calcext:value-type="string">
            <text:p>Farm News #1.8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storing vegetables;tomatoes;cornbread and collard pie;recipes;July;scheduling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83</text:p>
          </table:table-cell>
          <table:table-cell office:value-type="string" calcext:value-type="string">
            <text:p>Farm News #1.9</text:p>
          </table:table-cell>
          <table:table-cell office:value-type="string" calcext:value-type="string">
            <text:p>First Root Farm</text:p>
          </table:table-cell>
          <table:table-cell office:value-type="string" calcext:value-type="string">
            <text:p>CSA;farming;recipes;Marge Piercy;drying herbs;fennel;rainbow chard;coloring pag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00</text:p>
          </table:table-cell>
          <table:table-cell office:value-type="string" calcext:value-type="string">
            <text:p>Fat Oppression</text:p>
          </table:table-cell>
          <table:table-cell office:value-type="string" calcext:value-type="string">
            <text:p>Riot Grrrl South East Michigan</text:p>
          </table:table-cell>
          <table:table-cell office:value-type="string" calcext:value-type="string">
            <text:p>fat;oppression;politics;resistance;body image;gender;resources ;action;NAAFA</text:p>
          </table:table-cell>
          <table:table-cell office:value-type="string" calcext:value-type="string">
            <text:p>tri-fold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59</text:p>
          </table:table-cell>
          <table:table-cell office:value-type="string" calcext:value-type="string">
            <text:p>Fatty Fatty 2X4 #1</text:p>
          </table:table-cell>
          <table:table-cell office:value-type="string" calcext:value-type="string">
            <text:p>Denise Renfrow</text:p>
          </table:table-cell>
          <table:table-cell office:value-type="string" calcext:value-type="string">
            <text:p>fat;feminist;body image;advertising;Beth Ditto;Nomy Lamm;Camryn Manheim;size activism;bibliography;websit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Z.432</text:p>
          </table:table-cell>
          <table:table-cell office:value-type="string" calcext:value-type="string">
            <text:p>Femme Shark Communique #1</text:p>
          </table:table-cell>
          <table:table-cell office:value-type="string" calcext:value-type="string">
            <text:p>Zuleikha Mahmood;Leah Lakshmi Piepzna-Samarasinha</text:p>
          </table:table-cell>
          <table:table-cell office:value-type="string" calcext:value-type="string">
            <text:p>POC;femme;butch;dyke;dyke march;queer;trans;transgender;transexual;race;racism;classism;power;dignity;mental illness;prison;sex work ;sex workers;sexual violence;body image;eating disorders;self esteem;relationship;feminism;femaleness;leaders;defenders;survivors;healing;HRC ;human rights campaign;Born in Flames;Young Soul Rebels;Tongues United;Girl Fight;Michelle Obama;Sylvia Rivera;The Fat Femme Mafia;Gloria Anzaldua;Chrystos;Assatta Shakur;Times Square;Marlon Rigg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13</text:p>
          </table:table-cell>
          <table:table-cell office:value-type="string" calcext:value-type="string">
            <text:p>Femme Skunk #1</text:p>
          </table:table-cell>
          <table:table-cell office:value-type="string" calcext:value-type="string">
            <text:p>Eve Tushnet</text:p>
          </table:table-cell>
          <table:table-cell office:value-type="string" calcext:value-type="string">
            <text:p>fiction;punk;school;high school;Positive Force;Food Not Bombs;Riot Grrrl (D.C.);kidpower;sexual power exchange;kid's liberation;fiction;personal zin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68</text:p>
          </table:table-cell>
          <table:table-cell office:value-type="string" calcext:value-type="string">
            <text:p>Femmes Transfuk Gender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femme;gender;poster</text:p>
          </table:table-cell>
          <table:table-cell office:value-type="string" calcext:value-type="string">
            <text:p>tabloid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42</text:p>
          </table:table-cell>
          <table:table-cell office:value-type="string" calcext:value-type="string">
            <text:p>Femmes Unite! #2</text:p>
          </table:table-cell>
          <table:table-cell office:value-type="string" calcext:value-type="string">
            <text:p>F.A.G. (Femme Affinity Group)</text:p>
          </table:table-cell>
          <table:table-cell office:value-type="string" calcext:value-type="string">
            <text:p>femme;butch;lesbian ;fat;shoes;abuse;homophobia;gender;poetry;BDSM;sex;femininity ;masculinity;transgender;tran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99</text:p>
          </table:table-cell>
          <table:table-cell office:value-type="string" calcext:value-type="string">
            <text:p>Figment Fragment #2</text:p>
          </table:table-cell>
          <table:table-cell office:value-type="string" calcext:value-type="string">
            <text:p>fabflab</text:p>
          </table:table-cell>
          <table:table-cell office:value-type="string" calcext:value-type="string">
            <text:p>genderqueer;poetry ;tranarchy;trans;transexual;sex;dild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79</text:p>
          </table:table-cell>
          <table:table-cell office:value-type="string" calcext:value-type="string">
            <text:p>Figment Fragment #3</text:p>
          </table:table-cell>
          <table:table-cell office:value-type="string" calcext:value-type="string">
            <text:p>fabflab</text:p>
          </table:table-cell>
          <table:table-cell office:value-type="string" calcext:value-type="string">
            <text:p>trans;transman;porn ;sex;poetry ;fruit;cherries;dildo;buttplug;cu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576</text:p>
          </table:table-cell>
          <table:table-cell office:value-type="string" calcext:value-type="string">
            <text:p>Fist In Your Face #2</text:p>
          </table:table-cell>
          <table:table-cell office:value-type="string" calcext:value-type="string">
            <text:p>Joe;Candy</text:p>
          </table:table-cell>
          <table:table-cell office:value-type="string" calcext:value-type="string">
            <text:p>violence;gay bashing;punk;moshing;Butthole Surfers;The Nancy Sinatras;Sonic Youth;The Yeastie Girls;Fresno, CA;Morton Downey Jr.;Geraldo Rivera;Bruce LaBruce;Police Riot;Thompkins Square Park;police brutality;skinhead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03</text:p>
          </table:table-cell>
          <table:table-cell office:value-type="string" calcext:value-type="string">
            <text:p>Flaming Jewboy #2</text:p>
          </table:table-cell>
          <table:table-cell office:value-type="string" calcext:value-type="string">
            <text:p>Avram Katzman</text:p>
          </table:table-cell>
          <table:table-cell office:value-type="string" calcext:value-type="string">
            <text:p>jewfro;Jon Erik Hexum;gay;porn ;male;peni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24</text:p>
          </table:table-cell>
          <table:table-cell office:value-type="string" calcext:value-type="string">
            <text:p>Florida United Queer and Trans Conference</text:p>
          </table:table-cell>
          <table:table-cell office:value-type="string" calcext:value-type="string">
            <text:p>FUQT Convergence</text:p>
          </table:table-cell>
          <table:table-cell/>
          <table:table-cell office:value-type="string" calcext:value-type="string">
            <text:p>single page flyer</text:p>
          </table:table-cell>
          <table:table-cell office:value-type="string" calcext:value-type="string">
            <text:p>2006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67</text:p>
          </table:table-cell>
          <table:table-cell office:value-type="string" calcext:value-type="string">
            <text:p>Fluff 'n' Nutter #1</text:p>
          </table:table-cell>
          <table:table-cell office:value-type="string" calcext:value-type="string">
            <text:p>David Dratewka</text:p>
          </table:table-cell>
          <table:table-cell office:value-type="string" calcext:value-type="string">
            <text:p>poetry;nutmeg;Dan Savage;cartoons;Finding Space;bar reviews;restaurant reviews;xine;Michael Newman;Barbie;etch-a-sketch;summer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April 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394</text:p>
          </table:table-cell>
          <table:table-cell office:value-type="string" calcext:value-type="string">
            <text:p>Fluff 'n' Nutter #2</text:p>
          </table:table-cell>
          <table:table-cell office:value-type="string" calcext:value-type="string">
            <text:p>David Dratewka</text:p>
          </table:table-cell>
          <table:table-cell office:value-type="string" calcext:value-type="string">
            <text:p>New York;L.A. style;plays;poems;art;cartoons;poobles;dukes of hazard;restaurant reviews;bar reviews;conjoined twins;Barnes;Teena Appeles;Nancy Agabian;Ben Queen;the French Lady;Meline Bielefelt;Kestustis Nakas;Cindy de Santis;June Melby;Mike Newman;Jennifer Prediger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63</text:p>
          </table:table-cell>
          <table:table-cell office:value-type="string" calcext:value-type="string">
            <text:p>Fort Mortgage!</text:p>
          </table:table-cell>
          <table:table-cell office:value-type="string" calcext:value-type="string">
            <text:p>Kisha</text:p>
          </table:table-cell>
          <table:table-cell office:value-type="string" calcext:value-type="string">
            <text:p>house hunting;homeowner;punk;morgtage;debt;credit;credit score;budget;real estate;first-time home buying;squatting;process;advice;strateg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26</text:p>
          </table:table-cell>
          <table:table-cell office:value-type="string" calcext:value-type="string">
            <text:p>FOX&amp;SNAKE / Issue #1 Bisexual Issue</text:p>
          </table:table-cell>
          <table:table-cell office:value-type="string" calcext:value-type="string">
            <text:p>Danne</text:p>
          </table:table-cell>
          <table:table-cell office:value-type="string" calcext:value-type="string">
            <text:p>Bisexual ;queer;pansexual;unlabelled;relationships ;LGTIQ;Bisexual Manifesto;Biphobia;confusion;communit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571</text:p>
          </table:table-cell>
          <table:table-cell office:value-type="string" calcext:value-type="string">
            <text:p>Freak Anti-zine</text:p>
          </table:table-cell>
          <table:table-cell office:value-type="string" calcext:value-type="string">
            <text:p>Scott Soulfood</text:p>
          </table:table-cell>
          <table:table-cell office:value-type="string" calcext:value-type="string">
            <text:p>art;collage;Jesse Helm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99</text:p>
          </table:table-cell>
          <table:table-cell office:value-type="string" calcext:value-type="string">
            <text:p>Freaky Power #2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queercore;Dirty Bird;cartoons;closet;skinheads;punk;genderfuck;utopia;community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59</text:p>
          </table:table-cell>
          <table:table-cell office:value-type="string" calcext:value-type="string">
            <text:p>Freaky Queer</text:p>
          </table:table-cell>
          <table:table-cell office:value-type="string" calcext:value-type="string">
            <text:p>Andy G</text:p>
          </table:table-cell>
          <table:table-cell office:value-type="string" calcext:value-type="string">
            <text:p>queer;punk;DIY;Chumbawumba;anti-war;bisexuality;femme;transvestite;cross-dressing;music</text:p>
            <text:p>;Holy Titclamps;zines;review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93</text:p>
          </table:table-cell>
          <table:table-cell office:value-type="string" calcext:value-type="string">
            <text:p>From Cross to Trans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trans;transgender;crossdressing;binaries;gender;breastforms;freeshop;personal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215</text:p>
          </table:table-cell>
          <table:table-cell office:value-type="string" calcext:value-type="string">
            <text:p>From Here To There And Back Again ... #1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body image;liberation ;internalized racism;mixed-race;Latina;POC;coming out;Amsterdam;bulimia;queerness;racism;fat;Camp Trans;femme;femme phobia;white privilege;Spanish;bike rides;Berlin;harassment;breasts;building communit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470</text:p>
          </table:table-cell>
          <table:table-cell office:value-type="string" calcext:value-type="string">
            <text:p>From Sheytls to Yarmulkes</text:p>
          </table:table-cell>
          <table:table-cell office:value-type="string" calcext:value-type="string">
            <text:p>Sammi Siegel</text:p>
          </table:table-cell>
          <table:table-cell office:value-type="string" calcext:value-type="string">
            <text:p>trans*;transgender;Judaism;Cole Krawitz;wigs;sheytl;Conservative Judaism;MtF;FtM;sexism;Joy Ladin;Orthodox Judaism;Yeshiva University;suicide;Rabbi Hillel;Ruben Zellman;transtorah.org;Emily Aviva Kapor;Purim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26</text:p>
          </table:table-cell>
          <table:table-cell office:value-type="string" calcext:value-type="string">
            <text:p>Fuck Me? No, Fuck You! #2</text:p>
          </table:table-cell>
          <table:table-cell office:value-type="string" calcext:value-type="string">
            <text:p>Freud</text:p>
          </table:table-cell>
          <table:table-cell office:value-type="string" calcext:value-type="string">
            <text:p>M.R.R.;Maximum Rock and Roll;quiz;Tipper Gore;P.M.R.C.;racism;homophobia;pranks;murder;poison;bumper stickers;suicide;penpal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13</text:p>
          </table:table-cell>
          <table:table-cell office:value-type="string" calcext:value-type="string">
            <text:p>Fuh Cole #2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personals; military; Don't Ask, Don't Tell; David Wojnarowicz; letters; Mel Gibson; Greg Louganis; The Wisconsin Ligh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Z.334</text:p>
          </table:table-cell>
          <table:table-cell office:value-type="string" calcext:value-type="string">
            <text:p>Fuh Cole #3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inko's;ACLU;GenX;letters;Vaginal Davis;Fertile LaToyah Jackson;Double Bill;Johnny Noxema;March On Washington (1993);Pussy Grazer;detournment;Herb Kohl;aphasia;Bundle of Sticks;Holy Titclamps;Positron;Sean Capone;Factsheet 5;Bimbox;SCAB;88 Chins;Love and Rage;Publik Enema;Yes Ms. Davis;Michael Stipe;Mike Patton;sarcas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05</text:p>
          </table:table-cell>
          <table:table-cell office:value-type="string" calcext:value-type="string">
            <text:p>Fuh Cole #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homocore;Debbi and Jim Goad;Vaginal Davis;91.7 FM - WMSE;zine reviews;Atomic Records;book reviews;Fuel Caf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60</text:p>
          </table:table-cell>
          <table:table-cell office:value-type="string" calcext:value-type="string">
            <text:p>Fun Sex Manual #1</text:p>
          </table:table-cell>
          <table:table-cell office:value-type="string" calcext:value-type="string">
            <text:p>Patricia Weber Pinkiedino</text:p>
          </table:table-cell>
          <table:table-cell office:value-type="string" calcext:value-type="string">
            <text:p>rubber;sex;manual;condom;lube;penis;toy;pre-cum;STI;Pokemon;sexual health;Planned Parenthood;vega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25</text:p>
          </table:table-cell>
          <table:table-cell office:value-type="string" calcext:value-type="string">
            <text:p>Fuzz Box</text:p>
          </table:table-cell>
          <table:table-cell office:value-type="string" calcext:value-type="string">
            <text:p>Nicholas Jenkins</text:p>
          </table:table-cell>
          <table:table-cell office:value-type="string" calcext:value-type="string">
            <text:p>clubbing;Candy Bar;horoscopes;ACT UP;Straight to Hell;Boyd MacDonald;recipes;drag queens;Venus in Furs;La Ligue Antifasciste Mondiale (LAM);Michelle Deville;playlists;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;fre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10</text:p>
          </table:table-cell>
          <table:table-cell office:value-type="string" calcext:value-type="string">
            <text:p>Gary Monster Magazine #5 - Big Stinko</text:p>
          </table:table-cell>
          <table:table-cell office:value-type="string" calcext:value-type="string">
            <text:p>Gary Monster</text:p>
          </table:table-cell>
          <table:table-cell office:value-type="string" calcext:value-type="string">
            <text:p>fashion;Ecomedia Bulletin;Cosmopolitan;Yoko Ono;Cookie Mueller;Robertt E. Gould;AIDS;religion;plastic surgery;Phyllis Diller;beauty;health;Tish and Snook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10</text:p>
          </table:table-cell>
          <table:table-cell office:value-type="string" calcext:value-type="string">
            <text:p>Gawk #6</text:p>
          </table:table-cell>
          <table:table-cell office:value-type="string" calcext:value-type="string">
            <text:p>Tom Shearer;Beowulf Thorne</text:p>
          </table:table-cell>
          <table:table-cell office:value-type="string" calcext:value-type="string">
            <text:p>comics;Diseased Pariah News;DPN;AIDS;book reviews ;Stonewall Riots;Andrea Natalie;Choices - A Pro-Choice Benefit Comic;anthology;Gay World: 3025;Captain Condom;zine reviews;Boing Boing;ad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35</text:p>
          </table:table-cell>
          <table:table-cell office:value-type="string" calcext:value-type="string">
            <text:p>Gay &amp; Lesbian Resources: A Selection of Materials Available at Hennepin County Library</text:p>
          </table:table-cell>
          <table:table-cell office:value-type="string" calcext:value-type="string">
            <text:p>Hennepin County Library</text:p>
          </table:table-cell>
          <table:table-cell office:value-type="string" calcext:value-type="string">
            <text:p>Hennepin county;resource centers;advocacy groups;support groups;books;videos;pamphlets;gay/lesbian culture;growing up;coming out;health;sexuality;military service;homophobia;human rights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June 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419</text:p>
          </table:table-cell>
          <table:table-cell office:value-type="string" calcext:value-type="string">
            <text:p>Gay Consumerism fly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ay;consumerism;bondage;bdsm;dollars;rope;penis;nudit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11</text:p>
          </table:table-cell>
          <table:table-cell office:value-type="string" calcext:value-type="string">
            <text:p>Gay Famous</text:p>
          </table:table-cell>
          <table:table-cell office:value-type="string" calcext:value-type="string">
            <text:p>Pervers/Cit√© Collective</text:p>
          </table:table-cell>
          <table:table-cell office:value-type="string" calcext:value-type="string">
            <text:p>gay;costume;queer;dance party;dance;DJ;accessibilit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18</text:p>
          </table:table-cell>
          <table:table-cell office:value-type="string" calcext:value-type="string">
            <text:p>Gay Metal Society flyer</text:p>
          </table:table-cell>
          <table:table-cell office:value-type="string" calcext:value-type="string">
            <text:p>Chicago Gay Metal Society</text:p>
          </table:table-cell>
          <table:table-cell office:value-type="string" calcext:value-type="string">
            <text:p>Music;Heavy Metal;Social Orginizat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91</text:p>
          </table:table-cell>
          <table:table-cell office:value-type="string" calcext:value-type="string">
            <text:p>Gaysi #1</text:p>
          </table:table-cell>
          <table:table-cell office:value-type="string" calcext:value-type="string">
            <text:p>Gaysi Family</text:p>
          </table:table-cell>
          <table:table-cell office:value-type="string" calcext:value-type="string">
            <text:p>lesbian;gay;bisexual;Desi;South Asian;coming out;Mahakavi Subramania Bharathi;courtesan;motherhood;parenting;fiction;poetry ;erotica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82</text:p>
          </table:table-cell>
          <table:table-cell office:value-type="string" calcext:value-type="string">
            <text:p>Gender Anarky Spring 2009</text:p>
          </table:table-cell>
          <table:table-cell office:value-type="string" calcext:value-type="string">
            <text:p>La Chi Chi Ice</text:p>
          </table:table-cell>
          <table:table-cell office:value-type="string" calcext:value-type="string">
            <text:p>FtM;prison;anarchy;transgender;hormones;disability;Dee Farmer;HIV/AID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62</text:p>
          </table:table-cell>
          <table:table-cell office:value-type="string" calcext:value-type="string">
            <text:p>Gender Beginn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ender;deconstruct;masculinity;love;androgyny;testosterone;support group;Stone Butch Blues;heterosexual privilege;transman;queer;femininity ;body image;sex driv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15</text:p>
          </table:table-cell>
          <table:table-cell office:value-type="string" calcext:value-type="string">
            <text:p>Gender Fuck is My Boyfriend (Polyamory is My Girlfriend)</text:p>
          </table:table-cell>
          <table:table-cell office:value-type="string" calcext:value-type="string">
            <text:p>Lee Barley</text:p>
          </table:table-cell>
          <table:table-cell office:value-type="string" calcext:value-type="string">
            <text:p>gender;genderfuck;trans;FtM;MtF;passing;genderqueer;poly;polyamory;cissexual;cisgender;IUD;slipping;Pat Califia;Susan Stryker;Christy Road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07</text:p>
          </table:table-cell>
          <table:table-cell office:value-type="string" calcext:value-type="string">
            <text:p>Gender Fuck Me</text:p>
          </table:table-cell>
          <table:table-cell office:value-type="string" calcext:value-type="string">
            <text:p>Jess Dugan</text:p>
          </table:table-cell>
          <table:table-cell office:value-type="string" calcext:value-type="string">
            <text:p>genderfuck;gender;trans;transgender;FtM;boy;dyke;masculinit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37</text:p>
          </table:table-cell>
          <table:table-cell office:value-type="string" calcext:value-type="string">
            <text:p>Gender Trash From Hell #1</text:p>
          </table:table-cell>
          <table:table-cell office:value-type="string" calcext:value-type="string">
            <text:p>Xanthra Phillippa</text:p>
          </table:table-cell>
          <table:table-cell office:value-type="string" calcext:value-type="string">
            <text:p>transgender;poetry;gender;gendercide;passing;electrolysis;The Crying Game;self discovery;TS;transsexual;Montr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7</text:p>
          </table:table-cell>
          <table:table-cell office:value-type="string" calcext:value-type="string">
            <text:p>Gender Trouble</text:p>
          </table:table-cell>
          <table:table-cell office:value-type="string" calcext:value-type="string">
            <text:p>Mistress Althaea;Mara Williams</text:p>
          </table:table-cell>
          <table:table-cell office:value-type="string" calcext:value-type="string">
            <text:p>gender; trouble; bathroom; comic; illustrated; boy; girl; transgender; trans; resistanc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88</text:p>
          </table:table-cell>
          <table:table-cell office:value-type="string" calcext:value-type="string">
            <text:p>Genderbent #2</text:p>
          </table:table-cell>
          <table:table-cell office:value-type="string" calcext:value-type="string">
            <text:p>Cherry Poppins</text:p>
          </table:table-cell>
          <table:table-cell office:value-type="string" calcext:value-type="string">
            <text:p>femme;butch;drag;drag kings;IDKE;gender;dyke;performance;burlesque;Kentucky Fried Woman;bio-queen;MWMF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1</text:p>
          </table:table-cell>
          <table:table-cell office:value-type="string" calcext:value-type="string">
            <text:p>Gendercide #1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gender;boi;femme;perzine;George Michael;genderqueer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2</text:p>
          </table:table-cell>
          <table:table-cell office:value-type="string" calcext:value-type="string">
            <text:p>Gendercide #2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gender;genderqueer;boi;femme;butch;lesbian ;Bikini Kill;Lunachicks;Madonna;Leslie Feinberg ;FtM;Tony Randall;Dorothy Allison;Mary Tyler Moor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0</text:p>
          </table:table-cell>
          <table:table-cell office:value-type="string" calcext:value-type="string">
            <text:p>Gendercide #3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<text:s/>gender; trans; transgender; Ashley Altadonna; Playing with Gender; filmmaker; film; family; parents; MTF; Whatever Suits You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7</text:p>
          </table:table-cell>
          <table:table-cell office:value-type="string" calcext:value-type="string">
            <text:p>Gendercide #5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femme;hard femme;conference;gender;misogyn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37</text:p>
          </table:table-cell>
          <table:table-cell office:value-type="string" calcext:value-type="string">
            <text:p>Gendercide #6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homophobia;transphobia;bigotry;language;MSNBC;CNN;media ;HRC;ENDA;Thomas Musoke;Fred Phelp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538</text:p>
          </table:table-cell>
          <table:table-cell office:value-type="string" calcext:value-type="string">
            <text:p>Generations of Discontent #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ctivism;pepper spray;Direct Action;Jabiluka Uranium mine;tripod blockade;Oms Not Bombs;Reclaim the Streets party/protest;billboard liberation;boycore;rave;zine reviews;McDonalds;National Day of Action;protest;police action;queercore;queercore media;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circa 199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24</text:p>
          </table:table-cell>
          <table:table-cell office:value-type="string" calcext:value-type="string">
            <text:p>Giant Ass Catalog</text:p>
          </table:table-cell>
          <table:table-cell office:value-type="string" calcext:value-type="string">
            <text:p>Giant Ass Publishing</text:p>
          </table:table-cell>
          <table:table-cell office:value-type="string" calcext:value-type="string">
            <text:p>Hothead Paisan;Diane Dimassa;comics;postcards;t-shirts;Raggedy Androgynous;Strange Looking Exile;Rob Kirby;catalog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75</text:p>
          </table:table-cell>
          <table:table-cell office:value-type="string" calcext:value-type="string">
            <text:p>Ginger #2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anarchist parenting;children;pregnancy;women's health;natural childbirth;midwife;ultrasound;DIY inseminatio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Z.534</text:p>
          </table:table-cell>
          <table:table-cell office:value-type="string" calcext:value-type="string">
            <text:p>Ginger #2</text:p>
          </table:table-cell>
          <table:table-cell office:value-type="string" calcext:value-type="string">
            <text:p>GROC</text:p>
          </table:table-cell>
          <table:table-cell office:value-type="string" calcext:value-type="string">
            <text:p>Helga;Halloween Jack;Dikea;sex;leather;Gay Times;Phase;Attitude;The Pink Paper;BOYZ;BONA;consumerism ;consumer culture;lager;anal sex ;ephemera;zine making;zine reviews;comic;punishment;society;gender roles;feminism;sexual roles;nude;Caption;QZ;Jeremy Dennis;Damian Cugley;bookstore;electric Helga ride;doormat;female orgasm;Fanorama;Shaved Anus;pollution;heaven;male orgasm;robots;computer porn;media coverage;vibrator;MDMA;lobotomy;as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502</text:p>
          </table:table-cell>
          <table:table-cell office:value-type="string" calcext:value-type="string">
            <text:p>Girl Cult #3</text:p>
          </table:table-cell>
          <table:table-cell office:value-type="string" calcext:value-type="string">
            <text:p>Joannie</text:p>
          </table:table-cell>
          <table:table-cell office:value-type="string" calcext:value-type="string">
            <text:p>Pride;letters;poetry ;fiction;condoms;HIV/AID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60</text:p>
          </table:table-cell>
          <table:table-cell office:value-type="string" calcext:value-type="string">
            <text:p>Girl Fiend #4</text:p>
          </table:table-cell>
          <table:table-cell office:value-type="string" calcext:value-type="string">
            <text:p>Cookie Tuff</text:p>
          </table:table-cell>
          <table:table-cell office:value-type="string" calcext:value-type="string">
            <text:p>punk; perzine; Riot Grrrl; Fifth Column; college; academia; Gaybee; Girl Germs; Babes in Toylan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69</text:p>
          </table:table-cell>
          <table:table-cell office:value-type="string" calcext:value-type="string">
            <text:p>Girl Fuck</text:p>
          </table:table-cell>
          <table:table-cell office:value-type="string" calcext:value-type="string">
            <text:p>Erika Moen</text:p>
          </table:table-cell>
          <table:table-cell office:value-type="string" calcext:value-type="string">
            <text:p>lesbian ;dyke;sex;dildo;condom;lube;gloves;dental dams;anal sex;strap-on;vibrators;comic;illustrated;vagina;cunt;twat;breast;nipple;clit;vulv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8</text:p>
          </table:table-cell>
          <table:table-cell office:value-type="string" calcext:value-type="string">
            <text:p>Girly #5</text:p>
          </table:table-cell>
          <table:table-cell office:value-type="string" calcext:value-type="string">
            <text:p>Mona X</text:p>
          </table:table-cell>
          <table:table-cell office:value-type="string" calcext:value-type="string">
            <text:p>transgender;trans;gender;death;makeup;handbag;Charlotte Cooper;binding;San Francisco;Pride;bisexual;Max Factor;drag;drag queen;HIV;zines;reviews;Howard Stern;Glen/Glenda;facial hair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F.20</text:p>
          </table:table-cell>
          <table:table-cell office:value-type="string" calcext:value-type="string">
            <text:p>GLOV93</text:p>
            <text:p>A benefit for Gays and Lesbians Opposing Violence (GLOV)</text:p>
          </table:table-cell>
          <table:table-cell office:value-type="string" calcext:value-type="string">
            <text:p>GLOV</text:p>
          </table:table-cell>
          <table:table-cell office:value-type="string" calcext:value-type="string">
            <text:p>punk;March On Washington (1993);Circus Lupus;Artless;Pansy Division;Cheesecake;Gays and Lesbians Opposing Violenc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84</text:p>
          </table:table-cell>
          <table:table-cell office:value-type="string" calcext:value-type="string">
            <text:p>GMS Headbanger - June 1995</text:p>
          </table:table-cell>
          <table:table-cell office:value-type="string" calcext:value-type="string">
            <text:p>Chicago Gay Metal Society</text:p>
          </table:table-cell>
          <table:table-cell office:value-type="string" calcext:value-type="string">
            <text:p>Music;Heavy Metal;Rob Halford;Fight!</text:p>
            <text:p>Fight!;Foetus;Crobar;reviews;events;toons;Nancy Sinatra;weed fes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36</text:p>
          </table:table-cell>
          <table:table-cell office:value-type="string" calcext:value-type="string">
            <text:p>Go Fuck Yourself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DIY;sex toy;dildo;pasties;packing;bondage;kink;fucking;sex;strap-on;vibrato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200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88</text:p>
          </table:table-cell>
          <table:table-cell office:value-type="string" calcext:value-type="string">
            <text:p>Going Homo #2</text:p>
          </table:table-cell>
          <table:table-cell office:value-type="string" calcext:value-type="string">
            <text:p>Stephen Dedalus</text:p>
          </table:table-cell>
          <table:table-cell office:value-type="string" calcext:value-type="string">
            <text:p>letters;zine reviews;music</text:p>
            <text:p>;bands;anti-military;jacking off;masturbation;language;Holy Titclamps;Outpunk zine;Femmebot zine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93</text:p>
          </table:table-cell>
          <table:table-cell office:value-type="string" calcext:value-type="string">
            <text:p>Going Homo #3</text:p>
          </table:table-cell>
          <table:table-cell office:value-type="string" calcext:value-type="string">
            <text:p>Stephen Dedalus</text:p>
          </table:table-cell>
          <table:table-cell office:value-type="string" calcext:value-type="string">
            <text:p>anti-gay laws;agitprop;music reviews;p.j. harvey;The Breeders;Palace Brothers;Guided By Voices;1/2 Japanese;cruising;straight boys;gay guide;nightlife;bars;pink triangle;history;erotic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494</text:p>
          </table:table-cell>
          <table:table-cell office:value-type="string" calcext:value-type="string">
            <text:p>Going Homo #4 </text:p>
          </table:table-cell>
          <table:table-cell office:value-type="string" calcext:value-type="string">
            <text:p>Stephen Dedalus</text:p>
          </table:table-cell>
          <table:table-cell office:value-type="string" calcext:value-type="string">
            <text:p>Stonewall 25;NLGTF;Lesbian Avengers;bar rag;Kurt Cobain;zine reviews;Fuh Cole;Abrupt Lane Edge #3;Your Face + My Ass #2;Positron #3;Boink! #2;Stonewall;history;Sean Capone;Maximum Rock and Roll;MR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55</text:p>
          </table:table-cell>
          <table:table-cell office:value-type="string" calcext:value-type="string">
            <text:p>Golden Penfriends flyer</text:p>
          </table:table-cell>
          <table:table-cell office:value-type="string" calcext:value-type="string">
            <text:p>Anna Keys</text:p>
          </table:table-cell>
          <table:table-cell office:value-type="string" calcext:value-type="string">
            <text:p>zines;personals;distro;back issues;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circa 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81</text:p>
          </table:table-cell>
          <table:table-cell office:value-type="string" calcext:value-type="string">
            <text:p>Goldicocks and the Three Butches</text:p>
          </table:table-cell>
          <table:table-cell office:value-type="string" calcext:value-type="string">
            <text:p>Rachel Swanson</text:p>
          </table:table-cell>
          <table:table-cell office:value-type="string" calcext:value-type="string">
            <text:p>Fairy Tale;comic;comic books;illustrations;Goldie Locks;Goldielocks;stor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Z.197</text:p>
          </table:table-cell>
          <table:table-cell office:value-type="string" calcext:value-type="string">
            <text:p>Gone to the Mo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queer;Matthew Shepard;communities;Laramie;rural;city;older gays;gay-friendly;thrift stores;overalls;cruising;exhibitionism;tweaking;masturbation;public sex;consent ;Fernando Llort;Salvadoran;ethnic identity;mixed-race;Spanish;Latino;Hispanic;adolescence;teenager;latino pride;identity crisis;cultural erasure;assimilation;whiteness;discrimination;family history;cultural heritag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41</text:p>
          </table:table-cell>
          <table:table-cell office:value-type="string" calcext:value-type="string">
            <text:p>Gutterfag #2</text:p>
          </table:table-cell>
          <table:table-cell office:value-type="string" calcext:value-type="string">
            <text:p>Jeff Flaster;Jeff Junker</text:p>
          </table:table-cell>
          <table:table-cell office:value-type="string" calcext:value-type="string">
            <text:p>punk;fag;sex;mental health;drugs;DIY;war;sex;boots;poetry 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40</text:p>
          </table:table-cell>
          <table:table-cell office:value-type="string" calcext:value-type="string">
            <text:p>Ha Haim Ke Nimshal (Life As A Lesson)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drugs;cancer;sex guide;god;personal;traveling;queer anarchism;comics;dumpster diving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heb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Z.537</text:p>
          </table:table-cell>
          <table:table-cell office:value-type="string" calcext:value-type="string">
            <text:p>Happy Fag #2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ocean resort;Scrappy;Steve;travel;punk rock;advice;Internet;bigotry;anniversary;relationships ;boy collage;Alex;nude;Greek architecture;John Labovitz;piercing;diary;essay;Gay Pride;zine reviews;Fanorama;Now Meet Satan;Queer Nasty;Sibilance;Brave New Tick;Baby I Dig You;Gerbil;Celebrate the Self;Subliminal Tatoos;My Car Pinto;Strange Fruit;Asshole;Boys in Trouble on the Interstate;Sissy Boy;Pasty;Spray Cheese Diaries;Milky;business cards;Rude;Frank Sinatra;erotic poetry;friend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433</text:p>
          </table:table-cell>
          <table:table-cell office:value-type="string" calcext:value-type="string">
            <text:p>Hard Femme Bike Tour: Hard Femme Core Zine #1</text:p>
          </table:table-cell>
          <table:table-cell office:value-type="string" calcext:value-type="string">
            <text:p>Elokin;Pamela</text:p>
          </table:table-cell>
          <table:table-cell office:value-type="string" calcext:value-type="string">
            <text:p>bike;bicycle;femme;hard femme;gender;gender identity;dykes;liberation ;tomboy;high femme;DIY ethics;consumer culture;Monterey Bay Aquarium;mini skirt;rhinestone tiara;hostel;bob-lions;bike short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18</text:p>
          </table:table-cell>
          <table:table-cell office:value-type="string" calcext:value-type="string">
            <text:p>Hatch! Mister Sister</text:p>
          </table:table-cell>
          <table:table-cell office:value-type="string" calcext:value-type="string">
            <text:p>MKD amp Asher</text:p>
          </table:table-cell>
          <table:table-cell office:value-type="string" calcext:value-type="string">
            <text:p>trans;parenting;school;gender;FtM;transgender;youth;family;therapy;counseling;bureaucrac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07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Nena Di Martinez</text:p>
          </table:table-cell>
          <table:table-cell office:value-type="string" calcext:value-type="string">
            <text:p>comic;comix;lesbian ;relationships;webcomic;queer;bisexual;pregnancy;illustratio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28</text:p>
          </table:table-cell>
          <table:table-cell office:value-type="string" calcext:value-type="string">
            <text:p>Hearts of Darkness: A Zinemaker's Apocalypse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Hearts of Darkness;Side-project;catharsis;university;comic books;art;fiction;The Boba Fett Debate;Tom;Star Wars;Of Pricks and Wookies;bullying;loser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88</text:p>
          </table:table-cell>
          <table:table-cell office:value-type="string" calcext:value-type="string">
            <text:p>Hell Yeah!</text:p>
          </table:table-cell>
          <table:table-cell office:value-type="string" calcext:value-type="string">
            <text:p>Oscar McNary</text:p>
          </table:table-cell>
          <table:table-cell office:value-type="string" calcext:value-type="string">
            <text:p>consent ;queer;porn;trigger;bodily autonomy;self-love;masturbate;latex;dental dam;gloves;test;sex part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05</text:p>
          </table:table-cell>
          <table:table-cell office:value-type="string" calcext:value-type="string">
            <text:p>Hello Pussy! #1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trans;transgender;drag;MtF;Hello Kitty;radical cheerleading;dyke;feminist;cunt;pussy;pop culture;Barbie;Powder Puff Girl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;ger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93</text:p>
          </table:table-cell>
          <table:table-cell office:value-type="string" calcext:value-type="string">
            <text:p>Her Posse #1</text:p>
          </table:table-cell>
          <table:table-cell office:value-type="string" calcext:value-type="string">
            <text:p>Ernie The Fascinatrix;King Johnny Comet</text:p>
          </table:table-cell>
          <table:table-cell office:value-type="string" calcext:value-type="string">
            <text:p>anti-assimilationist;bisexuality;gangster rap;Jodie Foster;Liz Phair;Jeff Epperly;Edmund White;Camille;Dolores O'Riordan;FRINGE;racism;rag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33</text:p>
          </table:table-cell>
          <table:table-cell office:value-type="string" calcext:value-type="string">
            <text:p>Her Posse #2</text:p>
          </table:table-cell>
          <table:table-cell office:value-type="string" calcext:value-type="string">
            <text:p>Tracy Been Husky;C2</text:p>
          </table:table-cell>
          <table:table-cell office:value-type="string" calcext:value-type="string">
            <text:p>anti-assimilationist;leatherdyke;HIV;12-step groups;punk;Greg Louganis;Chastity Bono;Nalad Press;Diane Dimassa;Patrick Fitzgerald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88</text:p>
          </table:table-cell>
          <table:table-cell office:value-type="string" calcext:value-type="string">
            <text:p>High Strung Band</text:p>
          </table:table-cell>
          <table:table-cell office:value-type="string" calcext:value-type="string">
            <text:p>JMLatham</text:p>
          </table:table-cell>
          <table:table-cell office:value-type="string" calcext:value-type="string">
            <text:p>lesbian bands</text:p>
            <text:p>;Baltimore, Md.;wimmins music</text:p>
            <text:p/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47</text:p>
          </table:table-cell>
          <table:table-cell office:value-type="string" calcext:value-type="string">
            <text:p>HO Lover</text:p>
          </table:table-cell>
          <table:table-cell office:value-type="string" calcext:value-type="string">
            <text:p>Sunny Drake</text:p>
          </table:table-cell>
          <table:table-cell office:value-type="string" calcext:value-type="string">
            <text:p>sex work ;health;love;negotiation;communication ;safe sex;consent ;STIs;resources ;transgender;privilege;capitalism;friendship;relationship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26</text:p>
          </table:table-cell>
          <table:table-cell office:value-type="string" calcext:value-type="string">
            <text:p>Homobody #5</text:p>
          </table:table-cell>
          <table:table-cell office:value-type="string" calcext:value-type="string">
            <text:p>Rio Safari</text:p>
          </table:table-cell>
          <table:table-cell office:value-type="string" calcext:value-type="string">
            <text:p>homobody;comics;pirates;mustache;20th Century;retr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90</text:p>
          </table:table-cell>
          <table:table-cell office:value-type="string" calcext:value-type="string">
            <text:p>Homobody #6</text:p>
          </table:table-cell>
          <table:table-cell office:value-type="string" calcext:value-type="string">
            <text:p>Rio Safari</text:p>
          </table:table-cell>
          <table:table-cell office:value-type="string" calcext:value-type="string">
            <text:p>homobody;interview;comics;art;Robert Triptow;Candy Hearts;Oh Oh Yeah;Circle 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91</text:p>
          </table:table-cell>
          <table:table-cell office:value-type="string" calcext:value-type="string">
            <text:p>Homoboy #1</text:p>
          </table:table-cell>
          <table:table-cell office:value-type="string" calcext:value-type="string">
            <text:p>Eric Deutsch</text:p>
          </table:table-cell>
          <table:table-cell office:value-type="string" calcext:value-type="string">
            <text:p>queer;HIV/AIDS;ACT UP;activism;Luke Sissyfag;Michael Crawford;swastika;rent boy;fiction;Dream Merchant (store);dykes;clitori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92</text:p>
          </table:table-cell>
          <table:table-cell office:value-type="string" calcext:value-type="string">
            <text:p>Homoboy #3</text:p>
          </table:table-cell>
          <table:table-cell office:value-type="string" calcext:value-type="string">
            <text:p>Eric Deutsch</text:p>
          </table:table-cell>
          <table:table-cell office:value-type="string" calcext:value-type="string">
            <text:p>Andy Warhol;stories;Morrissey;erotica;gay bar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24</text:p>
          </table:table-cell>
          <table:table-cell office:value-type="string" calcext:value-type="string">
            <text:p>Homoboy #5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poetry;clubbing;rant;Dennis Cooper;performance pieces;John Water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79</text:p>
          </table:table-cell>
          <table:table-cell office:value-type="string" calcext:value-type="string">
            <text:p>Homocore #2</text:p>
          </table:table-cell>
          <table:table-cell office:value-type="string" calcext:value-type="string">
            <text:p>Tom Jennings</text:p>
          </table:table-cell>
          <table:table-cell office:value-type="string" calcext:value-type="string">
            <text:p>homocore;punk;letters;george bush;music</text:p>
            <text:p>;Fifth Column;feederz;bazooka joe;anarchy;drugs;junkie;comics;comix;Never Again Silent Army;NASA;Mykel Boar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8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06</text:p>
          </table:table-cell>
          <table:table-cell office:value-type="string" calcext:value-type="string">
            <text:p>Homocore #7</text:p>
          </table:table-cell>
          <table:table-cell office:value-type="string" calcext:value-type="string">
            <text:p>Tom Jennings</text:p>
          </table:table-cell>
          <table:table-cell office:value-type="string" calcext:value-type="string">
            <text:p>Donna Dresch;homocore;punk;gillman st. ;reviews;making out;popstitutes;photos;fugazi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Z.113</text:p>
          </table:table-cell>
          <table:table-cell office:value-type="string" calcext:value-type="string">
            <text:p>Homocore Toronto #2</text:p>
          </table:table-cell>
          <table:table-cell office:value-type="string" calcext:value-type="string">
            <text:p>Alan OConnor</text:p>
          </table:table-cell>
          <table:table-cell office:value-type="string" calcext:value-type="string">
            <text:p>Queer Nation;isolation;alternative;Ministry;Nine Inch Nails;L7;KMFDM;Alain Jourgensen;punk rock;disco;Sex Pistols;Kill Rock Stars;Bratmobile;Bikini Kill;Black Flag;Jello Biafra;Henry Rollins;Fifth Column;Nancy Sinatra;Revolting Cocks;Nirvana (band);Discord Records;Fugazi;BDSM;S/M;coming out;Lily Braindrop;Maximum Rock'n'Roll;Pansy Division;sex work ;drug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539</text:p>
          </table:table-cell>
          <table:table-cell office:value-type="string" calcext:value-type="string">
            <text:p>Homomilitia</text:p>
          </table:table-cell>
          <table:table-cell office:value-type="string" calcext:value-type="string">
            <text:p>Stefan Smith</text:p>
          </table:table-cell>
          <table:table-cell office:value-type="string" calcext:value-type="string">
            <text:p>World Pride 2000;pictures;illustrations;Classical;Neoclassical;sculpture;paintings;stamps;currency;militarism;nationalism;AIDS;cross-dressing;South Africa;bart simpson;bert and ernie;Stonewall Riots;history;Vlasta;Out Magazine;Ashley MacIssac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Z.531</text:p>
          </table:table-cell>
          <table:table-cell office:value-type="string" calcext:value-type="string">
            <text:p>Homopunk World #1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music</text:p>
            <text:p>;reviews;interviews;Bruce La Bruce;Kembra Phaler;The Voluptuous Horror of Karen Black;Pansy Division (band);Jon Ginoli;Chris Freeman;homophobia;The Decendants;Meatmen;Versace;Aunt Frannie;Fifth Column;Team Dresch;Tribe 8;Sleater-Kinney;Behead The Prophet No Lord Shall Live;Pedro, Muriel, and Ester;queercor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50</text:p>
          </table:table-cell>
          <table:table-cell office:value-type="string" calcext:value-type="string">
            <text:p>Homopunk World #4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queercore;punk;music</text:p>
            <text:p>;homophobia;Lance Loud;Abby Denson;The Mumps;Miz Pak Man;Limp Wrist;straight edge;comic;Powder Puff Girls;HIM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28</text:p>
          </table:table-cell>
          <table:table-cell office:value-type="string" calcext:value-type="string">
            <text:p>Homopunk World #6</text:p>
          </table:table-cell>
          <table:table-cell office:value-type="string" calcext:value-type="string">
            <text:p>Anonymous Boy</text:p>
          </table:table-cell>
          <table:table-cell office:value-type="string" calcext:value-type="string">
            <text:p>G.B. Jones;Lollipop Generation;Super 8;Vaginal Davis;comix;Jackie O.;Girlcrush;3 Dollar Bill;Limp Wrist;homphobia;gay marriag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180</text:p>
          </table:table-cell>
          <table:table-cell office:value-type="string" calcext:value-type="string">
            <text:p>Hot Dog #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erography;art;men;nudity ;cock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369</text:p>
          </table:table-cell>
          <table:table-cell office:value-type="string" calcext:value-type="string">
            <text:p>Hot Rods</text:p>
          </table:table-cell>
          <table:table-cell office:value-type="string" calcext:value-type="string">
            <text:p>Gender Machine Works</text:p>
          </table:table-cell>
          <table:table-cell office:value-type="string" calcext:value-type="string">
            <text:p>trans;health care;health;FtM;legal name change;transitioning;hormones;surgery;testosterone;harm reduction;breast cancer;needle exchange;safe sex;domestic violence;intersexuality;legal resources;breast exam;pap smear;The Harry Benjamin Standards of Care;book list;websites;resourc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189</text:p>
          </table:table-cell>
          <table:table-cell office:value-type="string" calcext:value-type="string">
            <text:p>How I Learned to Love Myself and Occasionally Other Men #1</text:p>
          </table:table-cell>
          <table:table-cell office:value-type="string" calcext:value-type="string">
            <text:p>Puppy Dave</text:p>
          </table:table-cell>
          <table:table-cell office:value-type="string" calcext:value-type="string">
            <text:p>queer;Portland Zine Symposium;punk rock;sex;men;internet</text:p>
            <text:p>internet;masturbation;closet;homophobia;gay;bisexual;platonic;Jeff Subhumyn;Bisexual Manifesto;transgender;gender chaos;porn;rul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23</text:p>
          </table:table-cell>
          <table:table-cell office:value-type="string" calcext:value-type="string">
            <text:p>How to Get Your Groove On... Fluid Free</text:p>
          </table:table-cell>
          <table:table-cell office:value-type="string" calcext:value-type="string">
            <text:p>Cascade AIDS Project;Beth Myrick;Joshua Pavlacky</text:p>
          </table:table-cell>
          <table:table-cell office:value-type="string" calcext:value-type="string">
            <text:p>sex;sexual health;guidelines;intercourse;safer sex;body fluids;consent ;truth or dare;resource;sex positiv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9</text:p>
          </table:table-cell>
          <table:table-cell office:value-type="string" calcext:value-type="string">
            <text:p>How We Kiss: privilege on the dance floor</text:p>
          </table:table-cell>
          <table:table-cell office:value-type="string" calcext:value-type="string">
            <text:p>F.I.E.R.C.E.N.E.S.S.</text:p>
          </table:table-cell>
          <table:table-cell office:value-type="string" calcext:value-type="string">
            <text:p>cisgender;transgender;privilege;heteronormativity;dance party;kissing;Julia Serano;resistanc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71</text:p>
          </table:table-cell>
          <table:table-cell office:value-type="string" calcext:value-type="string">
            <text:p>I ‚ù§Ô∏é Amy Carter #1</text:p>
          </table:table-cell>
          <table:table-cell office:value-type="string" calcext:value-type="string">
            <text:p>Tammy Rae Carland</text:p>
          </table:table-cell>
          <table:table-cell office:value-type="string" calcext:value-type="string">
            <text:p>Amy Carter;lesbian;dyke;Kristy McNicol;pussy;Madonna;Sandra Bernhard;Sharon Gless;Fifth Column;Kathleen Hannah;Mr. Lady;Audre Lorde;David Wojnarowicz;pop culture;tabloid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436</text:p>
          </table:table-cell>
          <table:table-cell office:value-type="string" calcext:value-type="string">
            <text:p>I ‚ù§Ô∏é Amy Carter #2: Poison Girls</text:p>
          </table:table-cell>
          <table:table-cell office:value-type="string" calcext:value-type="string">
            <text:p>Tammy Rae Carland</text:p>
          </table:table-cell>
          <table:table-cell office:value-type="string" calcext:value-type="string">
            <text:p>Amy Carter;real life stories;Kristy McNichol;poison girls;love match;girlfriends;Claudia Lonow;Chelsea Clinton;white house;Whistle Alert;Violent crimes;safe sex;AIDS;gay pride;pussy pride;Donna Dresch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9</text:p>
          </table:table-cell>
          <table:table-cell office:value-type="string" calcext:value-type="string">
            <text:p>I'm Queer. <text:s/>You're Straight.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mr happy;sexual liberation;queer;giving;circles;squar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38</text:p>
          </table:table-cell>
          <table:table-cell office:value-type="string" calcext:value-type="string">
            <text:p>Il Pleut Des Gouines / It's Raining Dykes #8</text:p>
          </table:table-cell>
          <table:table-cell office:value-type="string" calcext:value-type="string">
            <text:p>Lola Gouine</text:p>
          </table:table-cell>
          <table:table-cell office:value-type="string" calcext:value-type="string">
            <text:p>dykes;feminism;bicycle;comics;riot grrrl;Itty Bitty Titty Committee;Jamie Babbit;manifesto;Madrid;Spai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fre;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93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June/Jane/Jenny</text:p>
          </table:table-cell>
          <table:table-cell office:value-type="string" calcext:value-type="string">
            <text:p>sisters;transgenderism;tagging;Don Juan(a);Brandon Teena;books;music</text:p>
            <text:p>;Christine Jorgensen;Greta Garbage;rape;racism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12</text:p>
          </table:table-cell>
          <table:table-cell office:value-type="string" calcext:value-type="string">
            <text:p>Inciting Desire #2</text:p>
          </table:table-cell>
          <table:table-cell office:value-type="string" calcext:value-type="string">
            <text:p>g. e. jarret;Elizabeth</text:p>
          </table:table-cell>
          <table:table-cell office:value-type="string" calcext:value-type="string">
            <text:p>erotica;gender;sex;bisexuality;photography;art;public sex;Butterfly;Walter Blumoff;safer sex;zine review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584</text:p>
          </table:table-cell>
          <table:table-cell office:value-type="string" calcext:value-type="string">
            <text:p>Infected Faggot Perspectives #12</text:p>
          </table:table-cell>
          <table:table-cell office:value-type="string" calcext:value-type="string">
            <text:p>W. Wayne Karr;Cory Roberts-Auli</text:p>
          </table:table-cell>
          <table:table-cell office:value-type="string" calcext:value-type="string">
            <text:p>AIDS;HIV;HIV/AIDS;travel;AIDS wasting syndrome;Barbara Streisand;george bush;gay bashing;activism;comics;drug trials;obituaries;Cliff Diller;Ron Athey;A Day Without Art;World AIDS Day;oral sex;opportunistic infections;Kaposi's Sarcoma;RuPaul;Nymphe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25</text:p>
          </table:table-cell>
          <table:table-cell office:value-type="string" calcext:value-type="string">
            <text:p>Inland Empire Guide to Gay</text:p>
          </table:table-cell>
          <table:table-cell office:value-type="string" calcext:value-type="string">
            <text:p>Sarah W</text:p>
          </table:table-cell>
          <table:table-cell office:value-type="string" calcext:value-type="string">
            <text:p>LGBTIQ;resources;coming out;sexuality;gender;youth;safer sex;sex toys;Inland Empire;business;medi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9</text:p>
          </table:table-cell>
          <table:table-cell office:value-type="string" calcext:value-type="string">
            <text:p>Interview With A Zombi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zombies;brains;Braaiinnss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11</text:p>
          </table:table-cell>
          <table:table-cell office:value-type="string" calcext:value-type="string">
            <text:p>IQ: The Sex-zine for Girls who like Girls who wear Glasses</text:p>
          </table:table-cell>
          <table:table-cell office:value-type="string" calcext:value-type="string">
            <text:p>Kate Sorensen;SM Partido</text:p>
          </table:table-cell>
          <table:table-cell office:value-type="string" calcext:value-type="string">
            <text:p>lesbian ;sex;erotica;books;puzzles;Mondo Lesbo;misogyny;The Source;hip-hop;fiction;bisexualit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08</text:p>
          </table:table-cell>
          <table:table-cell office:value-type="string" calcext:value-type="string">
            <text:p>J.D.s #1</text:p>
          </table:table-cell>
          <table:table-cell office:value-type="string" calcext:value-type="string">
            <text:p>GB Jones;Bruce La Bruce</text:p>
          </table:table-cell>
          <table:table-cell office:value-type="string" calcext:value-type="string">
            <text:p>queer punk;homocore;punk;Red Hot Chili Peppers;dick;cock;sex;Dead Kennedys;Fad Gadget;Tom's Girls;illustrations;leather;dykes;comics;Music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8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43</text:p>
          </table:table-cell>
          <table:table-cell office:value-type="string" calcext:value-type="string">
            <text:p>J.D.s #2</text:p>
          </table:table-cell>
          <table:table-cell office:value-type="string" calcext:value-type="string">
            <text:p>Bruce La Bruce;GB Jones</text:p>
          </table:table-cell>
          <table:table-cell office:value-type="string" calcext:value-type="string">
            <text:p>queer punk;homocore;punk;tattoos;nudity ;Tom's Girls;sex;A.S.F. ;cock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8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45</text:p>
          </table:table-cell>
          <table:table-cell office:value-type="string" calcext:value-type="string">
            <text:p>J.D.s #3</text:p>
          </table:table-cell>
          <table:table-cell office:value-type="string" calcext:value-type="string">
            <text:p>GB Jones;Bruce La Bruce</text:p>
          </table:table-cell>
          <table:table-cell office:value-type="string" calcext:value-type="string">
            <text:p>punk;homocore;queercore;queerpunk;music;Tom's Girls;fiction;skinheads;skins;nudity ;cock;comics;letter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8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89</text:p>
          </table:table-cell>
          <table:table-cell office:value-type="string" calcext:value-type="string">
            <text:p>J.D.s #4</text:p>
          </table:table-cell>
          <table:table-cell office:value-type="string" calcext:value-type="string">
            <text:p>GB Jones;Bruce La Bruce</text:p>
          </table:table-cell>
          <table:table-cell office:value-type="string" calcext:value-type="string">
            <text:p>queer;punk;queercore;Super 8;film;cinema;skinhead;music;butch;cock;The Yo-Yo Gang;Fifth Column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circa 198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91</text:p>
          </table:table-cell>
          <table:table-cell office:value-type="string" calcext:value-type="string">
            <text:p>J.D.s #5</text:p>
          </table:table-cell>
          <table:table-cell office:value-type="string" calcext:value-type="string">
            <text:p>Bruce La Bruce;GB Jones</text:p>
          </table:table-cell>
          <table:table-cell office:value-type="string" calcext:value-type="string">
            <text:p>queer punk;homocore;gay bill of rights;sex gang;Fifth Column;The Dicks;A.S.F. ;Sex Pistols;Jimboy X;fiction;cock;Anonymous Boy;Henry Rollins;Mean Jean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8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02</text:p>
          </table:table-cell>
          <table:table-cell office:value-type="string" calcext:value-type="string">
            <text:p>J.D.s #7</text:p>
          </table:table-cell>
          <table:table-cell office:value-type="string" calcext:value-type="string">
            <text:p>GB Jones;Bruce La Bruce</text:p>
          </table:table-cell>
          <table:table-cell office:value-type="string" calcext:value-type="string">
            <text:p>queer punk;homocore;punk;no skin off my ass;Bruce LaBruce;Jenna Von Bruker;Anonymous Boy;sex;photos;ashtray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circa 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78</text:p>
          </table:table-cell>
          <table:table-cell office:value-type="string" calcext:value-type="string">
            <text:p>Judy #1</text:p>
          </table:table-cell>
          <table:table-cell office:value-type="string" calcext:value-type="string">
            <text:p>Miss Spentyouth</text:p>
          </table:table-cell>
          <table:table-cell office:value-type="string" calcext:value-type="string">
            <text:p>Judith Butler ;Judy Garland;Andrea Dworkin;theory;Catharine MacKinnon;Dennis Cooper;lesbian phallu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9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51</text:p>
          </table:table-cell>
          <table:table-cell office:value-type="string" calcext:value-type="string">
            <text:p>Judy #2</text:p>
          </table:table-cell>
          <table:table-cell office:value-type="string" calcext:value-type="string">
            <text:p>Miss Spentyouth</text:p>
          </table:table-cell>
          <table:table-cell office:value-type="string" calcext:value-type="string">
            <text:p>Judith Butler;Judy;parody;theory;Eve Sedgwick;queer studies;paper dolls;mad libs;humor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Z.354</text:p>
          </table:table-cell>
          <table:table-cell office:value-type="string" calcext:value-type="string">
            <text:p>Juggling The Rainbow</text:p>
          </table:table-cell>
          <table:table-cell office:value-type="string" calcext:value-type="string">
            <text:p>Taika</text:p>
          </table:table-cell>
          <table:table-cell office:value-type="string" calcext:value-type="string">
            <text:p>non-monogamy;polyamory;polyamorous;Dossie Easton;Catherine Liszt;Ethical Slut;Wendy-O Matik;Marcia Munson;Hannah Ho Wai Ling;Chinese;Malaysia;People of Colour;jealousy;internalized racism;body image;open relationships;Sarah Tea-Rex;Montr√©al;Buffy;transgender;sexual abuse;identity;Germany;Michel Foucault;communication ;slut;polyfidelity;polyfuckery;new relationship energy (NRE)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56</text:p>
          </table:table-cell>
          <table:table-cell office:value-type="string" calcext:value-type="string">
            <text:p>Kill Rock Stars Winter 1995-96</text:p>
          </table:table-cell>
          <table:table-cell office:value-type="string" calcext:value-type="string">
            <text:p>Kill Rock Stars</text:p>
          </table:table-cell>
          <table:table-cell office:value-type="string" calcext:value-type="string">
            <text:p>catalog;records;label;Music;riot grrrl;history;spoken word;Bikini Kill;Huggy Bear;Elliot Smith;Mukilteo Fairies;Bratmobile;Heavens to Betsy;Juliana Luecking;Phranc;scene repor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27</text:p>
          </table:table-cell>
          <table:table-cell office:value-type="string" calcext:value-type="string">
            <text:p>Lady Gardens</text:p>
          </table:table-cell>
          <table:table-cell office:value-type="string" calcext:value-type="string">
            <text:p>Adelaide Barton</text:p>
          </table:table-cell>
          <table:table-cell office:value-type="string" calcext:value-type="string">
            <text:p>gender;politics;pubic hair;Lady Gardens;the boons;Google;The Last Triangle;stoya;susan cokal;art;porn;labiaplasty;shaving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94</text:p>
          </table:table-cell>
          <table:table-cell office:value-type="string" calcext:value-type="string">
            <text:p>Learn To Make Your Own Harness!</text:p>
          </table:table-cell>
          <table:table-cell office:value-type="string" calcext:value-type="string">
            <text:p>Bikesexual</text:p>
          </table:table-cell>
          <table:table-cell office:value-type="string" calcext:value-type="string">
            <text:p>DIY;queer;sextoys;recycling;trashdesign;vegan;harness;bicycle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83</text:p>
          </table:table-cell>
          <table:table-cell office:value-type="string" calcext:value-type="string">
            <text:p>Lesbian and Gay Freedom Movement #6</text:p>
          </table:table-cell>
          <table:table-cell office:value-type="string" calcext:value-type="string">
            <text:p>Lesbian And Gay Freedom Movement</text:p>
          </table:table-cell>
          <table:table-cell office:value-type="string" calcext:value-type="string">
            <text:p>anarchism;political prisoners;Jennifer Saunders;Thailand;letters;bdsm ;book review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85</text:p>
          </table:table-cell>
          <table:table-cell office:value-type="string" calcext:value-type="string">
            <text:p>Lesbian and Gay Freedom Movement Newsletter #10</text:p>
          </table:table-cell>
          <table:table-cell office:value-type="string" calcext:value-type="string">
            <text:p>Lesbian And Gay Freedom Movement</text:p>
          </table:table-cell>
          <table:table-cell office:value-type="string" calcext:value-type="string">
            <text:p>anarchism;sexlib;police raid;bdsm;fetish;feminism ;disability;Slovenia;poetry ;book reviews ;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82</text:p>
          </table:table-cell>
          <table:table-cell office:value-type="string" calcext:value-type="string">
            <text:p>Lesbian and Gay Freedom Movement Newsletter #5</text:p>
          </table:table-cell>
          <table:table-cell office:value-type="string" calcext:value-type="string">
            <text:p>Lesbian And Gay Freedom Movement</text:p>
          </table:table-cell>
          <table:table-cell office:value-type="string" calcext:value-type="string">
            <text:p>anarchy;pornography;police;police harassment;prisoners;Ann Landers;book reviews ;feminism ;abortion rights;fat positive;pride march;BDSM;age of consent;bike;letter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84</text:p>
          </table:table-cell>
          <table:table-cell office:value-type="string" calcext:value-type="string">
            <text:p>Lesbian and Gay Freedom Movement Newsletter #8</text:p>
          </table:table-cell>
          <table:table-cell office:value-type="string" calcext:value-type="string">
            <text:p>Lesbian And Gay Freedom Movement</text:p>
          </table:table-cell>
          <table:table-cell office:value-type="string" calcext:value-type="string">
            <text:p>anarchism;sexlib;bdsm ;age of consent;bikes;poetry ;labels;bisexuality;letters;book reviews ;zine reviews;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3;dateAccepted</text:p>
          </table:table-cell>
          <table:table-cell office:value-type="string" calcext:value-type="string">
            <text:p>option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.325</text:p>
          </table:table-cell>
          <table:table-cell office:value-type="string" calcext:value-type="string">
            <text:p>Lesbian Avengers Dyke Manifesto</text:p>
          </table:table-cell>
          <table:table-cell office:value-type="string" calcext:value-type="string">
            <text:p>Lesbian Avengers</text:p>
          </table:table-cell>
          <table:table-cell office:value-type="string" calcext:value-type="string">
            <text:p>Lesbian Avengers;lesbian;dyke;billboard liberation;direct action;Pride;activis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409</text:p>
          </table:table-cell>
          <table:table-cell office:value-type="string" calcext:value-type="string">
            <text:p>Lesbian Voices Vol 2 #2</text:p>
          </table:table-cell>
          <table:table-cell office:value-type="string" calcext:value-type="string">
            <text:p>R Nichols</text:p>
          </table:table-cell>
          <table:table-cell office:value-type="string" calcext:value-type="string">
            <text:p>lesbian ;lesbianism;romanticism;realism;poetry;Judaism;semantics;working class;1960s;love;Middle Ages;Joan of Quixote;professional women;Sharon Isabell;Radclyffe Hall;pride;Winter Solstice;Blackwell;rape;wife-beating;sexism ;violence;civil rights movement;child-bearing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7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80</text:p>
          </table:table-cell>
          <table:table-cell office:value-type="string" calcext:value-type="string">
            <text:p>Letters From A Bicycle #1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perzine;bike;bicycle;car accident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94</text:p>
          </table:table-cell>
          <table:table-cell office:value-type="string" calcext:value-type="string">
            <text:p>LGBTQIA Survival Guide</text:p>
          </table:table-cell>
          <table:table-cell office:value-type="string" calcext:value-type="string">
            <text:p>Russel Yost;Allen Martsch;BriElle Munizzi;Rebecca Pierce;Tayler Weslake</text:p>
          </table:table-cell>
          <table:table-cell office:value-type="string" calcext:value-type="string">
            <text:p>Columbia College Chicago;guide;transgender;biology;passing;survival;religion;virginity;art;illustration</text:p>
          </table:table-cell>
          <table:table-cell office:value-type="string" calcext:value-type="string">
            <text:p>tabloi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46</text:p>
          </table:table-cell>
          <table:table-cell office:value-type="string" calcext:value-type="string">
            <text:p>Life Has A Beard</text:p>
          </table:table-cell>
          <table:table-cell office:value-type="string" calcext:value-type="string">
            <text:p>Basil Beardsley</text:p>
          </table:table-cell>
          <table:table-cell office:value-type="string" calcext:value-type="string">
            <text:p>beard;Queer Eye For The Straight Guy;Cuddling;poetry;dandelion manifesto;anarchis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47</text:p>
          </table:table-cell>
          <table:table-cell office:value-type="string" calcext:value-type="string">
            <text:p>Life In Out #001</text:p>
          </table:table-cell>
          <table:table-cell office:value-type="string" calcext:value-type="string">
            <text:p>Stacy Meadows</text:p>
          </table:table-cell>
          <table:table-cell office:value-type="string" calcext:value-type="string">
            <text:p>lesbian ;womyn;coming out;fiction;Don't Ask Don't Tell;Hancock Amendment (HR6);Camp Sister Spirit;Ovette, Mississippi;news;Coors;Ikea;NGLTF;NPR;Stonewall 2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85</text:p>
          </table:table-cell>
          <table:table-cell office:value-type="string" calcext:value-type="string">
            <text:p>Lithp Gay</text:p>
          </table:table-cell>
          <table:table-cell office:value-type="string" calcext:value-type="string">
            <text:p>Rio Safari</text:p>
          </table:table-cell>
          <table:table-cell office:value-type="string" calcext:value-type="string">
            <text:p>lisp;lithp;comic;language;speech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258</text:p>
          </table:table-cell>
          <table:table-cell office:value-type="string" calcext:value-type="string">
            <text:p>Love Your Blood</text:p>
          </table:table-cell>
          <table:table-cell office:value-type="string" calcext:value-type="string">
            <text:p>Eliot Fiend;Caro;Zee</text:p>
          </table:table-cell>
          <table:table-cell office:value-type="string" calcext:value-type="string">
            <text:p>menstruation;blood;DIY health;alternative menstrual products;cunt;period sex;trans;FtM;gender;lunar;cycle;cramps;Diva Cup;capitalism;birth control;tampons;advertising;feminism;sexism;University of Chicag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Z.175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Jessica Max Stein as Witch Baby</text:p>
          </table:table-cell>
          <table:table-cell office:value-type="string" calcext:value-type="string">
            <text:p>Jamie Nabozny;Kelli Peterson;Fancescia Lia Block;Weetzie Bat;Lucy Kaplansky;The Nields;Dar Williams;Catie Curtis;Ani DiFranco;Greg Brown;cutting;star tattoo;lesbian heritage;god;G-d;American Town;HMI;Hetrick-Martin;Wilson Cruz;Joan Nestle;genderqueer;Brooklyn;Hanukkah;Chanuka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53</text:p>
          </table:table-cell>
          <table:table-cell office:value-type="string" calcext:value-type="string">
            <text:p>Mad Kweer #1</text:p>
          </table:table-cell>
          <table:table-cell office:value-type="string" calcext:value-type="string">
            <text:p>Shawn Neal;Brian</text:p>
          </table:table-cell>
          <table:table-cell office:value-type="string" calcext:value-type="string">
            <text:p>queer;identity;label;labels;religion;anal sex;fag;faggot;condom;condoms;grrrl;grrrl band;Sisters Of Perpetual Indulgence;school;HIV;AIDS;cross-dressing;crossdressing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54</text:p>
          </table:table-cell>
          <table:table-cell office:value-type="string" calcext:value-type="string">
            <text:p>Mad Kweer #2</text:p>
          </table:table-cell>
          <table:table-cell office:value-type="string" calcext:value-type="string">
            <text:p>Shawn Neal;Brian</text:p>
          </table:table-cell>
          <table:table-cell office:value-type="string" calcext:value-type="string">
            <text:p>GSA;Wisconsin;gay;queer;family;chosen family;friends;Christianity;comic;government;jokes;marriage;Same-sex marriage;school;bullying;dyke;feminism;feminist;george bush;George W. Bus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555</text:p>
          </table:table-cell>
          <table:table-cell office:value-type="string" calcext:value-type="string">
            <text:p>Mad Kweer #3</text:p>
          </table:table-cell>
          <table:table-cell office:value-type="string" calcext:value-type="string">
            <text:p>Shawn Neal;Brian</text:p>
          </table:table-cell>
          <table:table-cell office:value-type="string" calcext:value-type="string">
            <text:p>marriage;Same-sex marriage;sanctity of marriage;Madison;The Fiver;bars;bar;drugs;Pride Parade;pride march;kiss-in;queer;LGBT history;race;prejudice;trans;transsexual;transgender;george bush;George W. Bush;school;identity;suicidal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57</text:p>
          </table:table-cell>
          <table:table-cell office:value-type="string" calcext:value-type="string">
            <text:p>Mad Kweer #4</text:p>
          </table:table-cell>
          <table:table-cell office:value-type="string" calcext:value-type="string">
            <text:p>Shawn Neal;Brian</text:p>
          </table:table-cell>
          <table:table-cell office:value-type="string" calcext:value-type="string">
            <text:p>school;drama;parkcore;parkour;rape;HIV;Harvey Milk;Harvey Milk High School;LGBT history;history;identity;Same-sex marriage;jokes;Blue Lotus;movies;Elephant;art;STD;STDs;sex;lov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58</text:p>
          </table:table-cell>
          <table:table-cell office:value-type="string" calcext:value-type="string">
            <text:p>Mad Kweer #5</text:p>
          </table:table-cell>
          <table:table-cell office:value-type="string" calcext:value-type="string">
            <text:p>Shawn Neal;Brian</text:p>
          </table:table-cell>
          <table:table-cell office:value-type="string" calcext:value-type="string">
            <text:p>Same-sex marriage;POC;george bush;George W. Bush;voting;banned books;literature;STD;STDs;anger;love;sex;protest;protest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59</text:p>
          </table:table-cell>
          <table:table-cell office:value-type="string" calcext:value-type="string">
            <text:p>Mad Kweer #6</text:p>
          </table:table-cell>
          <table:table-cell office:value-type="string" calcext:value-type="string">
            <text:p>Shawn Neal;Brian</text:p>
          </table:table-cell>
          <table:table-cell office:value-type="string" calcext:value-type="string">
            <text:p>coming out;National Coming Out Day;closet;chosen name;gay;queer;identity;bisexual;trans;transgender;lesbian;family;friends;suicide;suicidal;Mormonism;mormons;Pakista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81</text:p>
          </table:table-cell>
          <table:table-cell office:value-type="string" calcext:value-type="string">
            <text:p>Making History</text:p>
          </table:table-cell>
          <table:table-cell office:value-type="string" calcext:value-type="string">
            <text:p>Alana Kumbier;Cristina Hernandez;Christa Orth;Julia Applgate</text:p>
          </table:table-cell>
          <table:table-cell office:value-type="string" calcext:value-type="string">
            <text:p>DIY;archives;IDKE;International Drag King Community Extravaganza;documentation;oral history;gender;Drag King;performanc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32</text:p>
          </table:table-cell>
          <table:table-cell office:value-type="string" calcext:value-type="string">
            <text:p>Mala Leche #1</text:p>
          </table:table-cell>
          <table:table-cell office:value-type="string" calcext:value-type="string">
            <text:p>Eduardo Aparicio;Herculito Tropical</text:p>
          </table:table-cell>
          <table:table-cell office:value-type="string" calcext:value-type="string">
            <text:p>Boys Town;drag;interview;Miss Gay Latina International;film;horoscop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s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8</text:p>
          </table:table-cell>
          <table:table-cell office:value-type="string" calcext:value-type="string">
            <text:p>Map and Visitor's Guide To Things I Found In My Back Pocket</text:p>
          </table:table-cell>
          <table:table-cell office:value-type="string" calcext:value-type="string">
            <text:p>Mara Schnookums</text:p>
          </table:table-cell>
          <table:table-cell office:value-type="string" calcext:value-type="string">
            <text:p>receipts;travel;co-op;sushi;doodles;art;illustration;Curious Georg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528</text:p>
          </table:table-cell>
          <table:table-cell office:value-type="string" calcext:value-type="string">
            <text:p>Mean Dyke #1</text:p>
          </table:table-cell>
          <table:table-cell office:value-type="string" calcext:value-type="string">
            <text:p>Jenna Tailia</text:p>
          </table:table-cell>
          <table:table-cell office:value-type="string" calcext:value-type="string">
            <text:p>dyke;dykes;language;bulldagger;butch;bulimia;erotica;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option0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29</text:p>
          </table:table-cell>
          <table:table-cell office:value-type="string" calcext:value-type="string">
            <text:p>Melvis is feminist</text:p>
          </table:table-cell>
          <table:table-cell office:value-type="string" calcext:value-type="string">
            <text:p>Pee Bucket;Piss Stanley</text:p>
          </table:table-cell>
          <table:table-cell office:value-type="string" calcext:value-type="string">
            <text:p>feminism ;feminist;Drag King;drag;Elvis;freddy mercury;binding;misogyny;sexism ;entitlement;privilege;masculinity;patriarchy;deconstruct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8</text:p>
          </table:table-cell>
          <table:table-cell office:value-type="string" calcext:value-type="string">
            <text:p>Mikes On Bikes flyer</text:p>
          </table:table-cell>
          <table:table-cell office:value-type="string" calcext:value-type="string">
            <text:p>Queer Boys Bicycle Contingent</text:p>
          </table:table-cell>
          <table:table-cell office:value-type="string" calcext:value-type="string">
            <text:p>bike;bicycle;gay;Gay Pride;Pride Parad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56</text:p>
          </table:table-cell>
          <table:table-cell office:value-type="string" calcext:value-type="string">
            <text:p>Milky Boots #10</text:p>
          </table:table-cell>
          <table:table-cell office:value-type="string" calcext:value-type="string">
            <text:p>Virginia Paine</text:p>
          </table:table-cell>
          <table:table-cell office:value-type="string" calcext:value-type="string">
            <text:p>comics;diary;lesbian ;vegan;travel;family;food;co-op;friend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48</text:p>
          </table:table-cell>
          <table:table-cell office:value-type="string" calcext:value-type="string">
            <text:p>Milkyboots #9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omics;cats;roommates;sex;diary;journal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62</text:p>
          </table:table-cell>
          <table:table-cell office:value-type="string" calcext:value-type="string">
            <text:p>Mistaken for Straight</text:p>
          </table:table-cell>
          <table:table-cell office:value-type="string" calcext:value-type="string">
            <text:p>Chantel G</text:p>
          </table:table-cell>
          <table:table-cell office:value-type="string" calcext:value-type="string">
            <text:p>identity;sexual orientation;bisexuality;queerness;gender roles;liberation ;sexuality;not straight;coming out;open relationships;bisexual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63</text:p>
          </table:table-cell>
          <table:table-cell office:value-type="string" calcext:value-type="string">
            <text:p>Moist #2</text:p>
          </table:table-cell>
          <table:table-cell office:value-type="string" calcext:value-type="string">
            <text:p>Amy M Ahlstrom</text:p>
          </table:table-cell>
          <table:table-cell office:value-type="string" calcext:value-type="string">
            <text:p>comix;comics;Sonic Youth;Beat Happening;Dinosaur Jr.;p.j. harvey;tampons;onion rings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79</text:p>
          </table:table-cell>
          <table:table-cell office:value-type="string" calcext:value-type="string">
            <text:p>Montgomery Clift Was Queer</text:p>
          </table:table-cell>
          <table:table-cell office:value-type="string" calcext:value-type="string">
            <text:p>Charlie Nash</text:p>
          </table:table-cell>
          <table:table-cell office:value-type="string" calcext:value-type="string">
            <text:p>Montgomery Clift;AIDS;God Is My Co-pilot;Jack Smith;personal;perzine;diar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81</text:p>
          </table:table-cell>
          <table:table-cell office:value-type="string" calcext:value-type="string">
            <text:p>Moonafestations #1</text:p>
          </table:table-cell>
          <table:table-cell office:value-type="string" calcext:value-type="string">
            <text:p>Divya Za</text:p>
          </table:table-cell>
          <table:table-cell office:value-type="string" calcext:value-type="string">
            <text:p>affirmation;punk rock;magic;ritual;dreams;perzine;gynecology;feminist;The Icarus Project;menstruation;poetry ;prayer;tampons;toxic shock;sea sponges;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6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39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ridie</text:p>
          </table:table-cell>
          <table:table-cell office:value-type="string" calcext:value-type="string">
            <text:p>feminism;Kathleen Hanna;Bikini Kill;Le Tigre;Mr. Lady Records;pop culture;vegan;veganism;show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1;created;165;dateAccepted</text:p>
          </table:table-cell>
          <table:table-cell office:value-type="string" calcext:value-type="string">
            <text:p>eng;option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96</text:p>
          </table:table-cell>
          <table:table-cell office:value-type="string" calcext:value-type="string">
            <text:p>Mousie #1</text:p>
          </table:table-cell>
          <table:table-cell office:value-type="string" calcext:value-type="string">
            <text:p>Anna Rampage</text:p>
          </table:table-cell>
          <table:table-cell office:value-type="string" calcext:value-type="string">
            <text:p>bisexuality;POC;Asian;poetry;Patti Smith;Erica Jong;Fear of Flying (book);Gontiti;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99</text:p>
          </table:table-cell>
          <table:table-cell office:value-type="string" calcext:value-type="string">
            <text:p>Mousie #2</text:p>
          </table:table-cell>
          <table:table-cell office:value-type="string" calcext:value-type="string">
            <text:p>Anna Rampage</text:p>
          </table:table-cell>
          <table:table-cell office:value-type="string" calcext:value-type="string">
            <text:p>bisexuality;bisexual;POC;Asian;A/PI;Snow Queen;Rice Queen;poetry ;comics;Leanne Franson;Liliane;Bi Girl World;police brutality;zine reviews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circa 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98</text:p>
          </table:table-cell>
          <table:table-cell office:value-type="string" calcext:value-type="string">
            <text:p>Mousie #3</text:p>
          </table:table-cell>
          <table:table-cell office:value-type="string" calcext:value-type="string">
            <text:p>Anna Rampage</text:p>
          </table:table-cell>
          <table:table-cell office:value-type="string" calcext:value-type="string">
            <text:p>POC;A/PI;bisexual;comics;Lilane;poetry ;Stone Butch Blues;Leslie Feinberg ;book reviews ;zine reviews;M. Calico Rechy;Claire of the Moon;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97</text:p>
          </table:table-cell>
          <table:table-cell office:value-type="string" calcext:value-type="string">
            <text:p>Mousie #4</text:p>
          </table:table-cell>
          <table:table-cell office:value-type="string" calcext:value-type="string">
            <text:p>Anna Rampage</text:p>
          </table:table-cell>
          <table:table-cell office:value-type="string" calcext:value-type="string">
            <text:p>piercings;tattoos;body modification;racism;knives;Swami Vivekanada;comics;zine review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00</text:p>
          </table:table-cell>
          <table:table-cell office:value-type="string" calcext:value-type="string">
            <text:p>Ms. Direction #6</text:p>
          </table:table-cell>
          <table:table-cell office:value-type="string" calcext:value-type="string">
            <text:p>Katie Cercone</text:p>
          </table:table-cell>
          <table:table-cell office:value-type="string" calcext:value-type="string">
            <text:p>genderbending;genderbreaking;genderqueer;gender;gay bashing;body image;eating;menstruating;anti-wa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59</text:p>
          </table:table-cell>
          <table:table-cell office:value-type="string" calcext:value-type="string">
            <text:p>Ms. Direction #7</text:p>
          </table:table-cell>
          <table:table-cell office:value-type="string" calcext:value-type="string">
            <text:p>Katie Cercone</text:p>
          </table:table-cell>
          <table:table-cell office:value-type="string" calcext:value-type="string">
            <text:p>crushes;cosmetic surgery;body image;punk;grrrl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-564</text:p>
          </table:table-cell>
          <table:table-cell office:value-type="string" calcext:value-type="string">
            <text:p>Mudflap</text:p>
          </table:table-cell>
          <table:table-cell office:value-type="string" calcext:value-type="string">
            <text:p>Greta Snider</text:p>
          </table:table-cell>
          <table:table-cell office:value-type="string" calcext:value-type="string">
            <text:p>mudflap;San Francisco;bicycles;New York City;travel;fear;bike;train;biking;punk;bike punk;fear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548</text:p>
          </table:table-cell>
          <table:table-cell office:value-type="string" calcext:value-type="string">
            <text:p>Muff Monsters on Prozac #1</text:p>
          </table:table-cell>
          <table:table-cell office:value-type="string" calcext:value-type="string">
            <text:p>Fiona X;Ruth X</text:p>
          </table:table-cell>
          <table:table-cell office:value-type="string" calcext:value-type="string">
            <text:p>comics;Camille Paglia;dental dams;feminism ;gay consumerism;Myra Hindley;ABCs;party tips;Lisa Simpson;anti-agony aunt;advice column;music</text:p>
            <text:p>;mix tape;Ernie (Sesame Street);cunnilingus ;astrology;Laurie Anderson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Z.549</text:p>
          </table:table-cell>
          <table:table-cell office:value-type="string" calcext:value-type="string">
            <text:p>Muff Monsters on Prozac #2</text:p>
          </table:table-cell>
          <table:table-cell office:value-type="string" calcext:value-type="string">
            <text:p>Ruth X</text:p>
          </table:table-cell>
          <table:table-cell office:value-type="string" calcext:value-type="string">
            <text:p>Jeff Buckley;Allen Ginsburg;Betty Shabazz;comics;cyberqueer;internet culture;Xena;Marquis de Sade;Peter Tatchell;Fleetwood Mac;The Menendez Brothers;Julian Cope;cannabis;medical marijuana;Andrew Sullivan;The Simpsons;Bamboo Girl;POC;people of color;Sister Rage and Novice Nun;Sally Paradise;apathy;conformity;feminist;Noddy;Lydia Lunch;music reviews;Pansy Division (band);Tribe 8;p.j. harvey;zine reviews;Adbusters;Stereolab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269</text:p>
          </table:table-cell>
          <table:table-cell office:value-type="string" calcext:value-type="string">
            <text:p>Muffmonsters On Prozac #2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Jeff Buckley;Allen Ginsburg;Betty Shabazz;comics;cyberqueer;Xena;Marquis de Sade;Peter Tatchell;The Menendez Brothers;Julian Cope;The Simpsons;Sister Rage and Novice Nun;Bamboo Girl;POC;people of color;Lydia Lunch;music reviews;Pansy Division;Tribe 8;p.j. harvey;zine reviews;Stereolab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82</text:p>
          </table:table-cell>
          <table:table-cell office:value-type="string" calcext:value-type="string">
            <text:p>Musings of a Feral Fag</text:p>
          </table:table-cell>
          <table:table-cell office:value-type="string" calcext:value-type="string">
            <text:p>Sam Darwin</text:p>
          </table:table-cell>
          <table:table-cell office:value-type="string" calcext:value-type="string">
            <text:p>fag;heels;drag;perzine;personal;poetry;kissing;photo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166</text:p>
          </table:table-cell>
          <table:table-cell office:value-type="string" calcext:value-type="string">
            <text:p>Mutate #2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Guellmero Diaz;Condom Dick Stop AIDS;movie reviews;Get Real;Trick;Better Than Chocolate;Tori Spelling;Christian Campbell;domestic violence;mullet madness;rug muncher;Cosmo;Kate Moss;Pet Shop Boys;Erasure;New Order;Depeche Mode;The Smiths;resistance;Pansy Division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11</text:p>
          </table:table-cell>
          <table:table-cell office:value-type="string" calcext:value-type="string">
            <text:p>Mutate #3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queer;punk;pop culture;Pansy Division (band);interview;poetry;gender;Barbie;coming out;rug munch;The Gap;leather;fag;fagtag;Microserfs;Douglas Coupland;Project Q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199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144</text:p>
          </table:table-cell>
          <table:table-cell office:value-type="string" calcext:value-type="string">
            <text:p>Mutate #4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music</text:p>
            <text:p>;Juliana Hatfield;David Bowie;Sleater-Kinney;sex;drugs;book reviews;Kate Bornstein;Kief Hillsberry;Grace Llewellyn;gender;blender drinks;Labrynth;SSION;Debbie Harry;anarchy;condoms;toys;Hello Kitty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200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294</text:p>
          </table:table-cell>
          <table:table-cell office:value-type="string" calcext:value-type="string">
            <text:p>Mutate #5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Venus Bleeding;rock;music;Muppet Show;Radiohead;Joan Jett;girl groups;bisexual;open relationships;femme;bondage;fetish;Ken Orr;Fred Phellps;gender roles;butch;Leslie Feinberg ;Christina Labaloff;Nick Twisp;John Hughs;The Ethical Slut 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200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56</text:p>
          </table:table-cell>
          <table:table-cell office:value-type="string" calcext:value-type="string">
            <text:p>Mutate #6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coming out;Steven Tyler;Thea Hillman;music;cops;police;SWAT Team;Dressy Bessy;interview;intersex;adoption;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200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Z.5</text:p>
          </table:table-cell>
          <table:table-cell office:value-type="string" calcext:value-type="string">
            <text:p>MXD Zine #1 - True Stories By Mixed Race Writers</text:p>
          </table:table-cell>
          <table:table-cell office:value-type="string" calcext:value-type="string">
            <text:p>Oxette</text:p>
          </table:table-cell>
          <table:table-cell office:value-type="string" calcext:value-type="string">
            <text:p>mixed race;people of color;POC;racism;ethnicity;Dr. Maria P.P. Root;Aiden Abberant;Yayoi Lena Winfrey;Lauren Jade Martin;illegalvoice.org;anarchist people of color;Black;Middle Eastern;Jewish;Black Pride;Adrian Piper;Keith Rosson;AVOW;Chuck Klosterman;London;Paris;British;Latina;Spanish;Asian;Japanese;Huey Newton;Angela Davis;Ofay;The Man Who Cried I Am;gender identity;Judith Butler ;Forbidden Planet zine;Quantify zine;Parallel Lines zine;light skinne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24</text:p>
          </table:table-cell>
          <table:table-cell office:value-type="string" calcext:value-type="string">
            <text:p>My Feminist Friends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feminism ;friendship;theory;interviews;riotgrrrl;librarianship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560</text:p>
          </table:table-cell>
          <table:table-cell office:value-type="string" calcext:value-type="string">
            <text:p>My Pet Growth</text:p>
          </table:table-cell>
          <table:table-cell office:value-type="string" calcext:value-type="string">
            <text:p>Lynn Lau</text:p>
          </table:table-cell>
          <table:table-cell office:value-type="string" calcext:value-type="string">
            <text:p>growth;hospital;surgery;pets;dream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14</text:p>
          </table:table-cell>
          <table:table-cell office:value-type="string" calcext:value-type="string">
            <text:p>My Second Lesbian Colouring Book</text:p>
          </table:table-cell>
          <table:table-cell office:value-type="string" calcext:value-type="string">
            <text:p>Sacred Feminine</text:p>
          </table:table-cell>
          <table:table-cell office:value-type="string" calcext:value-type="string">
            <text:p>sisterhood;Sapphic;herbal tea;Missy Elliot;Sheryl Swoopes;Virginia Woolf;Britney Spears;Madonna;Lily Tomlin;Joan Jett;Dusty Springfield;Leslie Feinberg ;Portia de Rossi;Ellen DeGener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86</text:p>
          </table:table-cell>
          <table:table-cell office:value-type="string" calcext:value-type="string">
            <text:p>My Tender Gender</text:p>
          </table:table-cell>
          <table:table-cell office:value-type="string" calcext:value-type="string">
            <text:p>Noa Katana</text:p>
          </table:table-cell>
          <table:table-cell office:value-type="string" calcext:value-type="string">
            <text:p>gender;trans;transgender;drag;photos;nude;dyke;tranny;fag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;he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06</text:p>
          </table:table-cell>
          <table:table-cell office:value-type="string" calcext:value-type="string">
            <text:p>Nada Es Natural #2</text:p>
          </table:table-cell>
          <table:table-cell office:value-type="string" calcext:value-type="string">
            <text:p>Fanzine del espacio Resaca</text:p>
          </table:table-cell>
          <table:table-cell office:value-type="string" calcext:value-type="string">
            <text:p>Help us generate some keywords!!!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4;dateAccepted</text:p>
          </table:table-cell>
          <table:table-cell office:value-type="string" calcext:value-type="string">
            <text:p>s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14</text:p>
          </table:table-cell>
          <table:table-cell office:value-type="string" calcext:value-type="string">
            <text:p>Naked Teenagers That Fight Crime</text:p>
          </table:table-cell>
          <table:table-cell office:value-type="string" calcext:value-type="string">
            <text:p>Bill Sherman</text:p>
          </table:table-cell>
          <table:table-cell office:value-type="string" calcext:value-type="string">
            <text:p>nudity;tits;cock;comics;Chelsea Clinton;Mark-Paul Gosselaar;anti-capitalism;crime fighting;superhero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E.385</text:p>
          </table:table-cell>
          <table:table-cell office:value-type="string" calcext:value-type="string">
            <text:p>Needle Exchange Folio</text:p>
          </table:table-cell>
          <table:table-cell office:value-type="string" calcext:value-type="string">
            <text:p>ACT UP - Milwaukee</text:p>
          </table:table-cell>
          <table:table-cell office:value-type="string" calcext:value-type="string">
            <text:p>needle exchange;AIDS;HIV;activism;press kit;rally;Lifepoint;injectable drug use;press release;fact shee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1</text:p>
          </table:table-cell>
          <table:table-cell office:value-type="string" calcext:value-type="string">
            <text:p>Negaiva #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bian ;riot grrrl;twins;personal;xerography;illustrated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52</text:p>
          </table:table-cell>
          <table:table-cell office:value-type="string" calcext:value-type="string">
            <text:p>Negativa #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llustration;xerography;lesbian;riot grrrl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14</text:p>
          </table:table-cell>
          <table:table-cell office:value-type="string" calcext:value-type="string">
            <text:p>Nervous Energy #1</text:p>
          </table:table-cell>
          <table:table-cell office:value-type="string" calcext:value-type="string">
            <text:p>Sina Shamsavari</text:p>
          </table:table-cell>
          <table:table-cell office:value-type="string" calcext:value-type="string">
            <text:p>zine reviews;Ducky;Club V;Rachel House;Red Hanky Panky;POC;Hormone Frenzy;Ginger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circa 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475</text:p>
          </table:table-cell>
          <table:table-cell office:value-type="string" calcext:value-type="string">
            <text:p>Night Cookies #1</text:p>
          </table:table-cell>
          <table:table-cell office:value-type="string" calcext:value-type="string">
            <text:p>Katie Kaput</text:p>
          </table:table-cell>
          <table:table-cell office:value-type="string" calcext:value-type="string">
            <text:p>transexual;transsexual;queer;mom;parenting;junk food;binge eating;break-up;eating disorders;chickens;Chicago;Lesbian Avengers;Team Dresch;Mendocino County;self-love;Michigan Womyn's Music Festival for Camp Trans;Portlan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477</text:p>
          </table:table-cell>
          <table:table-cell office:value-type="string" calcext:value-type="string">
            <text:p>Night Cookies #2</text:p>
          </table:table-cell>
          <table:table-cell office:value-type="string" calcext:value-type="string">
            <text:p>Katie Kaput</text:p>
          </table:table-cell>
          <table:table-cell office:value-type="string" calcext:value-type="string">
            <text:p>transexual;transsexual;mom;bozzy;Portland;Mendocino County;family;the Little House;in-laws;kids;comics;Fort Bragg;circumpolar constellations;Navarro River;Same-sex marriage;personal stories;abuse;panic;anxiety ;double standards;Portuguese Beac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78</text:p>
          </table:table-cell>
          <table:table-cell office:value-type="string" calcext:value-type="string">
            <text:p>Night Cookies #3</text:p>
          </table:table-cell>
          <table:table-cell office:value-type="string" calcext:value-type="string">
            <text:p>Katie Kaput</text:p>
          </table:table-cell>
          <table:table-cell office:value-type="string" calcext:value-type="string">
            <text:p>transexual;transsexual;personal stories;mom;Mendocino County;comics;Portland;moving;queer;pronouns;tattoes;sleepovers;bike riding;self-love;unconfiden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95</text:p>
          </table:table-cell>
          <table:table-cell office:value-type="string" calcext:value-type="string">
            <text:p>Nikita's Boot #1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ACT UP;AIDS;HIV;music reviews;Belly;R.E.M.;1st Amendment;Planned Parenthood;pro-choice;abortion;condoms;safer sex;rav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55</text:p>
          </table:table-cell>
          <table:table-cell office:value-type="string" calcext:value-type="string">
            <text:p>NO APOLOGY #1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Amerikan;Reagan;Bush;White;Gulf War;Capitalism;Democracy;oppression;no apology;rape;woman;The Attack;language;Christianity;Old English;Satan;Jack Chick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90</text:p>
          </table:table-cell>
          <table:table-cell office:value-type="string" calcext:value-type="string">
            <text:p>No Apology #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x</text:p>
            <text:p>sex;rape;abortion;sexuality;news;censorship;police;condoms;porn ;satan;zine reviews;lists;Lunachicks;Bikini Kil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rca 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74</text:p>
          </table:table-cell>
          <table:table-cell office:value-type="string" calcext:value-type="string">
            <text:p>No External Compulsion #6</text:p>
          </table:table-cell>
          <table:table-cell office:value-type="string" calcext:value-type="string">
            <text:p>Criterion T</text:p>
          </table:table-cell>
          <table:table-cell office:value-type="string" calcext:value-type="string">
            <text:p>personal;fiction;AIDS;androgyny;alienation;gutterpunx;gutter punks;hir;shi;Dogfight (band)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403</text:p>
          </table:table-cell>
          <table:table-cell office:value-type="string" calcext:value-type="string">
            <text:p>Non Monogamy: Doin' it and Doin' it and Doin' it Well?</text:p>
          </table:table-cell>
          <table:table-cell office:value-type="string" calcext:value-type="string">
            <text:p>Andie Lyons;Shannon</text:p>
          </table:table-cell>
          <table:table-cell office:value-type="string" calcext:value-type="string">
            <text:p>monogamy;polyamory;poly;polyamorous;open relationships;sexuality;gender identity;femme;feminism ;love;friendship;Dean Spade;commitment;boundaries;jealousy;safer sex;STI / STD;HIV testing;crushes;communication;pleasure-seeking;radical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22</text:p>
          </table:table-cell>
          <table:table-cell office:value-type="string" calcext:value-type="string">
            <text:p>Not Your Bitch #5</text:p>
          </table:table-cell>
          <table:table-cell office:value-type="string" calcext:value-type="string">
            <text:p>Christine Johnston</text:p>
          </table:table-cell>
          <table:table-cell office:value-type="string" calcext:value-type="string">
            <text:p>feminist;riot grrrl;revolution;marijuana;lesbian;dyke;dental dam;reviews;Ani DiFranco;Sister Safety Pin;menstruation;domestic violence;Nomy Lam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17</text:p>
          </table:table-cell>
          <table:table-cell office:value-type="string" calcext:value-type="string">
            <text:p>Nothing About Us Without Us!</text:p>
          </table:table-cell>
          <table:table-cell office:value-type="string" calcext:value-type="string">
            <text:p>Romham Padraig Gallacher</text:p>
          </table:table-cell>
          <table:table-cell office:value-type="string" calcext:value-type="string">
            <text:p>abelism;disability;queer crips;fat positive;accessibility;body image;gimp;how-to;activism;radical;Queeruption 10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544</text:p>
          </table:table-cell>
          <table:table-cell office:value-type="string" calcext:value-type="string">
            <text:p>Now I Twist Your Nipples With A Pair Of Spaghetti Tongs #3</text:p>
          </table:table-cell>
          <table:table-cell office:value-type="string" calcext:value-type="string">
            <text:p>Joshua Ploeg</text:p>
          </table:table-cell>
          <table:table-cell office:value-type="string" calcext:value-type="string">
            <text:p>Markey Mark;ads;Kill Rock Stars;Mukilteo Fairies;rape;sexual assault;queercore;letters;underwear survey;weeds;foraging;dandelion coffee;paganism;witches;travelogue;Taiwan;Polecat (band);goths;masturbation;Judas Priest;Rob Halford;dairy farm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46</text:p>
          </table:table-cell>
          <table:table-cell office:value-type="string" calcext:value-type="string">
            <text:p>Oi Boy #7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bi;bisexual;bisexuality;letters;Berkeley Men's Center;masturbation;acid;LSD;tripping;gender expression;poetry ;frat guys;high school;letter jacket;CI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35</text:p>
          </table:table-cell>
          <table:table-cell office:value-type="string" calcext:value-type="string">
            <text:p>On Being Hard Femme #1</text:p>
          </table:table-cell>
          <table:table-cell office:value-type="string" calcext:value-type="string">
            <text:p>Jackie Wang</text:p>
          </table:table-cell>
          <table:table-cell office:value-type="string" calcext:value-type="string">
            <text:p>femme;gender;bicycles;lipstick;hair;tools;Asian;cuteness;strength;lesbian;dyke;queer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95</text:p>
          </table:table-cell>
          <table:table-cell office:value-type="string" calcext:value-type="string">
            <text:p>One Mint Julep #2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personal;Whiteness;inspiration;bell hooks;Ani DiFranco;Derek Jarman;DIY;punk music;Discord Records;K Records;Kill Rock Stars;The Black Cat (D.C. club);dancing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61</text:p>
          </table:table-cell>
          <table:table-cell office:value-type="string" calcext:value-type="string">
            <text:p>Our Library Crushes</text:p>
          </table:table-cell>
          <table:table-cell office:value-type="string" calcext:value-type="string">
            <text:p>Becca Sorgert;Jane Sandberg</text:p>
          </table:table-cell>
          <table:table-cell office:value-type="string" calcext:value-type="string">
            <text:p>librarian;crush;queer;lesbian;Chicago;radical cataloging;MLIS;Jenna Freedman;Megan Sweeny;Erica Meiners;Celeste West;K.R. Roberto;Joyce Latham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0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lana</text:p>
          </table:table-cell>
          <table:table-cell office:value-type="string" calcext:value-type="string">
            <text:p>Israel;Palestine;Peace;West Bank;Israeli Occupation;apartheid;resistance;visibility;shalom;zionis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90</text:p>
          </table:table-cell>
          <table:table-cell office:value-type="string" calcext:value-type="string">
            <text:p>Out Damn Spot #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oming out;dyke;lesbian ;punk;shows;Bikini Kill;Babes in Toyland;Lunachicks;Wench;Prunella;puzzles;goths;high school;Michelangelo;Egon Schiele;Robert Mapplethorpe 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circa 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13</text:p>
          </table:table-cell>
          <table:table-cell office:value-type="string" calcext:value-type="string">
            <text:p>Out Of Order</text:p>
          </table:table-cell>
          <table:table-cell office:value-type="string" calcext:value-type="string">
            <text:p>Sarah Tea Rex</text:p>
          </table:table-cell>
          <table:table-cell office:value-type="string" calcext:value-type="string">
            <text:p>trans;transgender;resource;personal stories;glossary;fag;dyke;MtF;FtM;resistance</text:p>
          </table:table-cell>
          <table:table-cell office:value-type="string" calcext:value-type="string">
            <text:p>Digest;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Z.109</text:p>
          </table:table-cell>
          <table:table-cell office:value-type="string" calcext:value-type="string">
            <text:p>Out Of The Closets and Into The Libraries #1</text:p>
          </table:table-cell>
          <table:table-cell office:value-type="string" calcext:value-type="string">
            <text:p>The Bangarang Collective</text:p>
          </table:table-cell>
          <table:table-cell office:value-type="string" calcext:value-type="string">
            <text:p>history;radical queer history;Gay Activists Alliance;Gay Liberation Front;GLA;Lesbian Avengers;Queer Nation;ACT UP;Queer Liberation Army;White Night Riots;Pink Panthers;Compton's Cafeteria Riot;George Jackson Brigade;Sylvia Rivera;Marsha P. Johnston;STAR;POC;People of Color;Stonewall;Queer Fist;Gay Shame;Tom Jennings;Deke Nihilson;anti-assimilation;prisoner's rights;Harvey Milk;Les Panth;pink triangle;Street Transgender Action Revolutionaries;holocaust;homocore;queercor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98</text:p>
          </table:table-cell>
          <table:table-cell office:value-type="string" calcext:value-type="string">
            <text:p>P-Form issue 23</text:p>
          </table:table-cell>
          <table:table-cell office:value-type="string" calcext:value-type="string">
            <text:p>Lester Brodzik</text:p>
          </table:table-cell>
          <table:table-cell office:value-type="string" calcext:value-type="string">
            <text:p>drag;performance;cross-dressing;interviews;review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Z.80</text:p>
          </table:table-cell>
          <table:table-cell office:value-type="string" calcext:value-type="string">
            <text:p>p.o.f. #1</text:p>
          </table:table-cell>
          <table:table-cell office:value-type="string" calcext:value-type="string">
            <text:p>Miranda Smith and Monique</text:p>
          </table:table-cell>
          <table:table-cell office:value-type="string" calcext:value-type="string">
            <text:p>lesbian;manifesto;douching;Our Bodies Our Selves;lesbian commune;mosh pit;alternative abortion methods;misogyny;butch;ambisexual;prom;field hockey sticks;anti-patriarchal;anti-fundamentalist;shero;Rita Mae Brown;Rubyfruit Jungle;antishero;Madonna;abortion rights;antiracist;student activis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E.24</text:p>
          </table:table-cell>
          <table:table-cell office:value-type="string" calcext:value-type="string">
            <text:p>Pansy Division Trading Cards</text:p>
          </table:table-cell>
          <table:table-cell office:value-type="string" calcext:value-type="string">
            <text:p>Pansy Division</text:p>
          </table:table-cell>
          <table:table-cell office:value-type="string" calcext:value-type="string">
            <text:p>punk;queerpunk;homocore;queercore;Jon Ginoli;Chris Freeman;Dustin Donaldson;safer sex;HIV prevention;condom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54</text:p>
          </table:table-cell>
          <table:table-cell office:value-type="string" calcext:value-type="string">
            <text:p>Pathologize This #1</text:p>
          </table:table-cell>
          <table:table-cell office:value-type="string" calcext:value-type="string">
            <text:p>Sarah Tea Rex</text:p>
          </table:table-cell>
          <table:table-cell office:value-type="string" calcext:value-type="string">
            <text:p>mental health;health care;ADHD;rape;sexual assault;Elliot Smith;poetry ;wellnes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64</text:p>
          </table:table-cell>
          <table:table-cell office:value-type="string" calcext:value-type="string">
            <text:p>Pathologize This #2</text:p>
          </table:table-cell>
          <table:table-cell office:value-type="string" calcext:value-type="string">
            <text:p>Sarah Tea Rex</text:p>
          </table:table-cell>
          <table:table-cell office:value-type="string" calcext:value-type="string">
            <text:p>mental health;illness;depression;ADD;ADHD;suicide;body image;psychiatry;consent;non-consen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51</text:p>
          </table:table-cell>
          <table:table-cell office:value-type="string" calcext:value-type="string">
            <text:p>Penny Arcade</text:p>
          </table:table-cell>
          <table:table-cell office:value-type="string" calcext:value-type="string">
            <text:p>Brian Yarish</text:p>
          </table:table-cell>
          <table:table-cell office:value-type="string" calcext:value-type="string">
            <text:p>performance;dyke;fag hags;whore;Andy Warhol;Superstar;New York;spoken word;Max's Kansas City;Stonewall;Quentin Crisp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.7</text:p>
          </table:table-cell>
          <table:table-cell office:value-type="string" calcext:value-type="string">
            <text:p>Phelps Battalion #2 Presents: Queers of WWII</text:p>
          </table:table-cell>
          <table:table-cell office:value-type="string" calcext:value-type="string">
            <text:p>Phelps Battalion</text:p>
          </table:table-cell>
          <table:table-cell office:value-type="string" calcext:value-type="string">
            <text:p>WWII;service men;troop ship;The Castro;Christopher Street;military;violence;wa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580</text:p>
          </table:table-cell>
          <table:table-cell office:value-type="string" calcext:value-type="string">
            <text:p>Piercing O.D.</text:p>
          </table:table-cell>
          <table:table-cell office:value-type="string" calcext:value-type="string">
            <text:p>Carrie McNinch</text:p>
          </table:table-cell>
          <table:table-cell office:value-type="string" calcext:value-type="string">
            <text:p>comics;body piercing;piercing;tattoo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17</text:p>
          </table:table-cell>
          <table:table-cell office:value-type="string" calcext:value-type="string">
            <text:p>Pink And Black Attack #1</text:p>
          </table:table-cell>
          <table:table-cell office:value-type="string" calcext:value-type="string">
            <text:p>Pink And Black Attack Collective</text:p>
          </table:table-cell>
          <table:table-cell office:value-type="string" calcext:value-type="string">
            <text:p>anarchism;anarchist ;anti-assimilation;politics;solidarity;insurrection;transgender;poetry ;remembrance;BashBack!;self-defens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16</text:p>
          </table:table-cell>
          <table:table-cell office:value-type="string" calcext:value-type="string">
            <text:p>Pirate Cheerleaders </text:p>
          </table:table-cell>
          <table:table-cell office:value-type="string" calcext:value-type="string">
            <text:p>Milwaukee Pirate Cheerleaders</text:p>
          </table:table-cell>
          <table:table-cell office:value-type="string" calcext:value-type="string">
            <text:p>cheer;cheerleaders;radical cheerleading;feminist;anti-racist;anti-classist;pro-choice;anarchist ;body image;motherhood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72</text:p>
          </table:table-cell>
          <table:table-cell office:value-type="string" calcext:value-type="string">
            <text:p>Piss Elegant #1 (reissue)</text:p>
          </table:table-cell>
          <table:table-cell office:value-type="string" calcext:value-type="string">
            <text:p>Fluffy Boy</text:p>
          </table:table-cell>
          <table:table-cell office:value-type="string" calcext:value-type="string">
            <text:p>fiction;erotica;cutting;AIDS;HIV;Homoture;comics;Diseased Pariah News;illustration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32</text:p>
          </table:table-cell>
          <table:table-cell office:value-type="string" calcext:value-type="string">
            <text:p>Piss Elegant #2</text:p>
          </table:table-cell>
          <table:table-cell office:value-type="string" calcext:value-type="string">
            <text:p>Fluffy Boy</text:p>
          </table:table-cell>
          <table:table-cell office:value-type="string" calcext:value-type="string">
            <text:p>fiction;AIDS;drugs;bars;The Smiths;The Stud</text:p>
          </table:table-cell>
          <table:table-cell office:value-type="string" calcext:value-type="string">
            <text:p>tabloid</text:p>
          </table:table-cell>
          <table:table-cell office:value-type="string" calcext:value-type="string">
            <text:p>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434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rlotte Cooper</text:p>
          </table:table-cell>
          <table:table-cell office:value-type="string" calcext:value-type="string">
            <text:p>board games;card games;togetherness;subterfuge;freedom;resistance;creation;face and body games;drawing games;mickey mouse;bart simpson;bugs bunny;hello kitty;donald duck;cheerful games;survival game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53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eter Cramer</text:p>
          </table:table-cell>
          <table:table-cell office:value-type="string" calcext:value-type="string">
            <text:p>New York City;Lower East Side;politics;gardening;art;illustration;photography;poetry ;Beehive Collective;queer;stories;stencils;Allied Productions;Le Petit Versill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6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Charlotte Cooper</text:p>
          </table:table-cell>
          <table:table-cell office:value-type="string" calcext:value-type="string">
            <text:p>polyamory;poly;friends;family;triad;vee;coming out;Zell-Ravenheart;neopagan;jealousy;kitch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85</text:p>
          </table:table-cell>
          <table:table-cell office:value-type="string" calcext:value-type="string">
            <text:p>Poly Oly Oxen Free!</text:p>
          </table:table-cell>
          <table:table-cell office:value-type="string" calcext:value-type="string">
            <text:p>Tops</text:p>
          </table:table-cell>
          <table:table-cell office:value-type="string" calcext:value-type="string">
            <text:p>poly;polyamory;compersion;jealousy;non-monogamy;monogamy;love;coming ou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376</text:p>
          </table:table-cell>
          <table:table-cell office:value-type="string" calcext:value-type="string">
            <text:p>Pop #1</text:p>
          </table:table-cell>
          <table:table-cell office:value-type="string" calcext:value-type="string">
            <text:p>Joe Pop</text:p>
          </table:table-cell>
          <table:table-cell office:value-type="string" calcext:value-type="string">
            <text:p>tattoos;Burt Reynolds;Elvis impersonators;Charlotte Cooper;Mona;Six Inch Killaz;Iggy Pop;Diamanda Galas;pop culture;Michael Atavar;Squeezebox;Duckie;bears;chubby;fat;piercing;Camden High Street;Robbie Williams;Hong Kong Garden;Marilyn Manson ;punk;music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75</text:p>
          </table:table-cell>
          <table:table-cell office:value-type="string" calcext:value-type="string">
            <text:p>Pop #2</text:p>
          </table:table-cell>
          <table:table-cell office:value-type="string" calcext:value-type="string">
            <text:p>Joe Pop</text:p>
          </table:table-cell>
          <table:table-cell office:value-type="string" calcext:value-type="string">
            <text:p>septum piercing;Spice Girls;Geri Halliwell;WWF;primitive;Robert Plant;fat;fat blokes;porn;New York Dolls;East Village;Cory Spondance;image;chubby;bear;music;punk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15</text:p>
          </table:table-cell>
          <table:table-cell office:value-type="string" calcext:value-type="string">
            <text:p>Popular Sodomy</text:p>
          </table:table-cell>
          <table:table-cell office:value-type="string" calcext:value-type="string">
            <text:p>Albo</text:p>
          </table:table-cell>
          <table:table-cell office:value-type="string" calcext:value-type="string">
            <text:p>porn ;gay;gay agenda;homosexual revolution;Ken Worthy;erotica;sodomy;tom of finland;cruising;sexual abus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23</text:p>
          </table:table-cell>
          <table:table-cell office:value-type="string" calcext:value-type="string">
            <text:p>PoRcaMaDoNna</text:p>
          </table:table-cell>
          <table:table-cell office:value-type="string" calcext:value-type="string">
            <text:p>Giulia Vallicelli</text:p>
          </table:table-cell>
          <table:table-cell office:value-type="string" calcext:value-type="string">
            <text:p>feminist;distro;Italy;Rome;Roma;anarchist;DIY;fanzines;music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7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44</text:p>
          </table:table-cell>
          <table:table-cell office:value-type="string" calcext:value-type="string">
            <text:p>Pretty Girl Look So Tough</text:p>
          </table:table-cell>
          <table:table-cell office:value-type="string" calcext:value-type="string">
            <text:p>Olivia Pepper</text:p>
          </table:table-cell>
          <table:table-cell office:value-type="string" calcext:value-type="string">
            <text:p>femme;body image;anorexia;shaving;wimmin;fat;fat phobia;sexual abuse;switch;genderqueer</text:p>
          </table:table-cell>
          <table:table-cell office:value-type="string" calcext:value-type="string">
            <text:p>Half-Standard</text:p>
          </table:table-cell>
          <table:table-cell office:value-type="string" calcext:value-type="string">
            <text:p>200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00</text:p>
          </table:table-cell>
          <table:table-cell office:value-type="string" calcext:value-type="string">
            <text:p>Project 76 #2 - The Politics of My Body</text:p>
          </table:table-cell>
          <table:table-cell office:value-type="string" calcext:value-type="string">
            <text:p>Jaksonian7x;Jaksonian7x</text:p>
          </table:table-cell>
          <table:table-cell office:value-type="string" calcext:value-type="string">
            <text:p>trans issues;transgender;body issues;self-mutilation;body modification;fat;sexual abuse;S&amp;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42</text:p>
          </table:table-cell>
          <table:table-cell office:value-type="string" calcext:value-type="string">
            <text:p>Prostate Pleasure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prostate;pleasure;sex;sexual health;g-spot;female ejaculation;body imag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.430</text:p>
          </table:table-cell>
          <table:table-cell office:value-type="string" calcext:value-type="string">
            <text:p>Prove It All Night flyer</text:p>
          </table:table-cell>
          <table:table-cell office:value-type="string" calcext:value-type="string">
            <text:p>Alana Kumbier</text:p>
          </table:table-cell>
          <table:table-cell office:value-type="string" calcext:value-type="string">
            <text:p>femme;Bruce Springsteen;fundraiser;femmeshow;caberet;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50</text:p>
          </table:table-cell>
          <table:table-cell office:value-type="string" calcext:value-type="string">
            <text:p>Psycho #1 Fan</text:p>
          </table:table-cell>
          <table:table-cell office:value-type="string" calcext:value-type="string">
            <text:p>Seth Bogart</text:p>
          </table:table-cell>
          <table:table-cell office:value-type="string" calcext:value-type="string">
            <text:p>pop culture;punk;queerpunk;riotgrrrl;trash;Gary Coleman;Donnie Osmond;The Bobbyteens;Michael Jacks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39</text:p>
          </table:table-cell>
          <table:table-cell office:value-type="string" calcext:value-type="string">
            <text:p>Psycho Queers</text:p>
          </table:table-cell>
          <table:table-cell office:value-type="string" calcext:value-type="string">
            <text:p>Andy G</text:p>
          </table:table-cell>
          <table:table-cell office:value-type="string" calcext:value-type="string">
            <text:p>fiction;politics;violence;class;John Major;cartoon;colouring pages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circa 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.71</text:p>
          </table:table-cell>
          <table:table-cell office:value-type="string" calcext:value-type="string">
            <text:p>Public Health Menace sticker</text:p>
          </table:table-cell>
          <table:table-cell office:value-type="string" calcext:value-type="string">
            <text:p>ACT UP - Milwaukee</text:p>
          </table:table-cell>
          <table:table-cell office:value-type="string" calcext:value-type="string">
            <text:p>AIDS;HIV;Tommy Thompson;Wisconsin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circa 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33</text:p>
          </table:table-cell>
          <table:table-cell office:value-type="string" calcext:value-type="string">
            <text:p>Punk Beat #6</text:p>
          </table:table-cell>
          <table:table-cell office:value-type="string" calcext:value-type="string">
            <text:p>Scoop McCoy</text:p>
          </table:table-cell>
          <table:table-cell office:value-type="string" calcext:value-type="string">
            <text:p>Matt Dillon;Cory Von Bohlen;punk;queerpunk;Heavy Metal;cock;zine review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.21</text:p>
          </table:table-cell>
          <table:table-cell office:value-type="string" calcext:value-type="string">
            <text:p>Punk Percussion Protest fly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unk;music;percussion;drums;noise;March On Washington (1993);protest;gay;lesbian ;queer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70</text:p>
          </table:table-cell>
          <table:table-cell office:value-type="string" calcext:value-type="string">
            <text:p>Punk Priss #2</text:p>
          </table:table-cell>
          <table:table-cell office:value-type="string" calcext:value-type="string">
            <text:p>Sebaziton</text:p>
          </table:table-cell>
          <table:table-cell office:value-type="string" calcext:value-type="string">
            <text:p>high school;coming out;punk;Hedwig and the Angry Inch;glamor;Dangerous Angels;Francescia Lia Block;Adbusters;Sharpie;protes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03</text:p>
          </table:table-cell>
          <table:table-cell office:value-type="string" calcext:value-type="string">
            <text:p>Pussy Grazer (1991)</text:p>
          </table:table-cell>
          <table:table-cell office:value-type="string" calcext:value-type="string">
            <text:p>Annie Thing;Glenda Orgasm</text:p>
          </table:table-cell>
          <table:table-cell office:value-type="string" calcext:value-type="string">
            <text:p>Shelia Walsh;700 Club;Bruce LaBruce;Aqua Vulva;letters;Planned Parenthood;Diane Dimassa;Hothead Paisan;Girljock;Don't Panic‚Ñ¢;Madonna;AIDS activism;Santa Claus;Chris Teen;Trash;zine friend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504</text:p>
          </table:table-cell>
          <table:table-cell office:value-type="string" calcext:value-type="string">
            <text:p>Pussy Grazer (1992?)</text:p>
          </table:table-cell>
          <table:table-cell office:value-type="string" calcext:value-type="string">
            <text:p>Annie Thing;Glenda Orgasm</text:p>
          </table:table-cell>
          <table:table-cell office:value-type="string" calcext:value-type="string">
            <text:p>Basic Instinct;Sharon Stone;letters;L7;drag queens;Babes in Toyland;pro-choice;abortion rights;700 Club;Out Magazine;comics;SPEW II;Joan Jett-Blakk;Vaginal Davis;Bruce La Bruce;Glen Meadmore;Klaus von Bruker;Tribe 8;zine scene;zine reviews;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98</text:p>
          </table:table-cell>
          <table:table-cell office:value-type="string" calcext:value-type="string">
            <text:p>Pussytown #1</text:p>
          </table:table-cell>
          <table:table-cell office:value-type="string" calcext:value-type="string">
            <text:p>SeeDee;Ya Ya</text:p>
          </table:table-cell>
          <table:table-cell office:value-type="string" calcext:value-type="string">
            <text:p>sexy;grrrl;dyke;lesbian;comic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s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97</text:p>
          </table:table-cell>
          <table:table-cell office:value-type="string" calcext:value-type="string">
            <text:p>Pussytown #2</text:p>
          </table:table-cell>
          <table:table-cell office:value-type="string" calcext:value-type="string">
            <text:p>SeeDee;Ya Ya</text:p>
          </table:table-cell>
          <table:table-cell office:value-type="string" calcext:value-type="string">
            <text:p>crushes;comics;dyke;lesbian;poetry;memoir;lov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s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78</text:p>
          </table:table-cell>
          <table:table-cell office:value-type="string" calcext:value-type="string">
            <text:p>Q For Treason #10</text:p>
          </table:table-cell>
          <table:table-cell office:value-type="string" calcext:value-type="string">
            <text:p>Reece</text:p>
          </table:table-cell>
          <table:table-cell office:value-type="string" calcext:value-type="string">
            <text:p>travel;travelzine;ghost towns;hitchhiking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501</text:p>
          </table:table-cell>
          <table:table-cell office:value-type="string" calcext:value-type="string">
            <text:p>QFM #2</text:p>
          </table:table-cell>
          <table:table-cell office:value-type="string" calcext:value-type="string">
            <text:p>Curtis Jensen, et al.</text:p>
          </table:table-cell>
          <table:table-cell office:value-type="string" calcext:value-type="string">
            <text:p>Queer Nation;Gay Freedom Day parade;Pride;pride march;Q.A.M.P.;Aunt Ida;camping;San Francisco;Mormonism;Brigham Morris Young;drag queen;Joan Jett-Blakk;poetry ;body modification;piercing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97</text:p>
          </table:table-cell>
          <table:table-cell office:value-type="string" calcext:value-type="string">
            <text:p>QFM #4</text:p>
          </table:table-cell>
          <table:table-cell office:value-type="string" calcext:value-type="string">
            <text:p>Curtis Jensen, et al.</text:p>
          </table:table-cell>
          <table:table-cell office:value-type="string" calcext:value-type="string">
            <text:p>ACT UP;Pride;HIV;AIDS;public sex;bus;visibility;SPEW II;zine reviews;zine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74</text:p>
          </table:table-cell>
          <table:table-cell office:value-type="string" calcext:value-type="string">
            <text:p>QT #1</text:p>
          </table:table-cell>
          <table:table-cell office:value-type="string" calcext:value-type="string">
            <text:p>QT Kollective</text:p>
          </table:table-cell>
          <table:table-cell office:value-type="string" calcext:value-type="string">
            <text:p>queercore;homocore;erotica;bdsm;body modification;punk;abortion;anti-war;lyrics;music reviews;menstruation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1;dateAccepted</text:p>
          </table:table-cell>
          <table:table-cell office:value-type="string" calcext:value-type="string">
            <text:p>eng;f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87</text:p>
          </table:table-cell>
          <table:table-cell office:value-type="string" calcext:value-type="string">
            <text:p>QT#4</text:p>
          </table:table-cell>
          <table:table-cell office:value-type="string" calcext:value-type="string">
            <text:p>QT Kollective</text:p>
          </table:table-cell>
          <table:table-cell office:value-type="string" calcext:value-type="string">
            <text:p>fag hags;JDs;Hothead Paisan;interview;Diane Dimassa;90210;punk;bisexual;The Yo-Yo Gang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09</text:p>
          </table:table-cell>
          <table:table-cell office:value-type="string" calcext:value-type="string">
            <text:p>Quart #3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queer bashing;violence;safer sex;AIDS;Queer Bill of Rights;riot;Lesbian Avengers;girlie party;lipstick;RuPaul;Gloria Steinem;Yoko On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5</text:p>
          </table:table-cell>
          <table:table-cell office:value-type="string" calcext:value-type="string">
            <text:p>Queer &amp; Trans Sexual Assault: A Youth Issue</text:p>
          </table:table-cell>
          <table:table-cell office:value-type="string" calcext:value-type="string">
            <text:p>Erin Johnson</text:p>
          </table:table-cell>
          <table:table-cell office:value-type="string" calcext:value-type="string">
            <text:p>sexual assault;health;rape;trans*;tranny;cisgender;poetry;essays;ally;survivo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22</text:p>
          </table:table-cell>
          <table:table-cell office:value-type="string" calcext:value-type="string">
            <text:p>Queer 2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ueer;poetry ;sergei paradzhanov (director);Guatemala;film;cinematography;soviet union;soviet film ;Andy Warhol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09</text:p>
          </table:table-cell>
          <table:table-cell office:value-type="string" calcext:value-type="string">
            <text:p>Queer Action Figures #1</text:p>
          </table:table-cell>
          <table:table-cell office:value-type="string" calcext:value-type="string">
            <text:p>Tom Hill;Audra Farrell;Charlie Welch</text:p>
          </table:table-cell>
          <table:table-cell office:value-type="string" calcext:value-type="string">
            <text:p>faggot;fag;dyke;guns;DOB;Daughters of Bilitis;boots;anti-capitalism;cock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174</text:p>
          </table:table-cell>
          <table:table-cell office:value-type="string" calcext:value-type="string">
            <text:p>Queer Action Figures #2</text:p>
          </table:table-cell>
          <table:table-cell office:value-type="string" calcext:value-type="string">
            <text:p>Charlie Welch;Audra Farrell;Tom Hill</text:p>
          </table:table-cell>
          <table:table-cell office:value-type="string" calcext:value-type="string">
            <text:p>assimilation;fag;dyke;guns;hairdresser;non-monogam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126</text:p>
          </table:table-cell>
          <table:table-cell office:value-type="string" calcext:value-type="string">
            <text:p>Queer Action Figures #3</text:p>
          </table:table-cell>
          <table:table-cell office:value-type="string" calcext:value-type="string">
            <text:p>Audra Farrell;Tom Hill;Charlie Welch</text:p>
          </table:table-cell>
          <table:table-cell office:value-type="string" calcext:value-type="string">
            <text:p>street art;art;dyke;fag;poodl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6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60</text:p>
          </table:table-cell>
          <table:table-cell office:value-type="string" calcext:value-type="string">
            <text:p>Queer Beer</text:p>
          </table:table-cell>
          <table:table-cell office:value-type="string" calcext:value-type="string">
            <text:p>Allen Renfro;Drew Blood;Regi Mentle;Drew Blood Press Ltd</text:p>
          </table:table-cell>
          <table:table-cell office:value-type="string" calcext:value-type="string">
            <text:p>Drew Blood Press Ltd.;DBPL;Elvis;cock;penis;blow jobs;fucking;exhibitionist;queer solidarity;bathroom sex;park sex;poetry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.10</text:p>
          </table:table-cell>
          <table:table-cell office:value-type="string" calcext:value-type="string">
            <text:p>Queer Between The Covers</text:p>
          </table:table-cell>
          <table:table-cell office:value-type="string" calcext:value-type="string">
            <text:p>Pervers/Cit√© Collective</text:p>
          </table:table-cell>
          <table:table-cell office:value-type="string" calcext:value-type="string">
            <text:p>book fair;salon;books;Glad Day Books;Venus Envy;Ste. Emilie Skillshar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fre;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89</text:p>
          </table:table-cell>
          <table:table-cell office:value-type="string" calcext:value-type="string">
            <text:p>Queer City #1</text:p>
          </table:table-cell>
          <table:table-cell office:value-type="string" calcext:value-type="string">
            <text:p>Rachel;Alex</text:p>
          </table:table-cell>
          <table:table-cell office:value-type="string" calcext:value-type="string">
            <text:p>San Francisco;city guide;Queer Nation;ACT UP;bar scene;bdsm ;leather;queer;condom;HIV/AIDS;Bimbox;Madonna;A Different Light bookstore;erotica;safer sex;Gold Circle Coin;cruising;The Castro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86</text:p>
          </table:table-cell>
          <table:table-cell office:value-type="string" calcext:value-type="string">
            <text:p>Queer Intercourse #4</text:p>
          </table:table-cell>
          <table:table-cell office:value-type="string" calcext:value-type="string">
            <text:p>A Guerrilla Press Collective</text:p>
          </table:table-cell>
          <table:table-cell office:value-type="string" calcext:value-type="string">
            <text:p>hair;poetry ;Audre Lorde;butch;femme;circumcision;pro-choice;The The;family;Homomilk;zine reviews;Holy Titclamps;Fertile LaToya Jackson;JDs;Barbie;Queer Nat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.16</text:p>
          </table:table-cell>
          <table:table-cell office:value-type="string" calcext:value-type="string">
            <text:p>queer mutiny not 'gay community'!</text:p>
          </table:table-cell>
          <table:table-cell office:value-type="string" calcext:value-type="string">
            <text:p>ladidah</text:p>
          </table:table-cell>
          <table:table-cell office:value-type="string" calcext:value-type="string">
            <text:p>pirate;anti Pride;vegan;cabaret;antiwar;queer punx;dykes;transgressive trisexuals;sexy celibates;fatgirls;Gay sShame;Queeruption;Queer Mutiny;queer Mardi Gras;London;bikesexuals;disabled;poor;trannyfags;prochoic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.6</text:p>
          </table:table-cell>
          <table:table-cell office:value-type="string" calcext:value-type="string">
            <text:p>Queer Mutiny Not Gay Community flyer</text:p>
          </table:table-cell>
          <table:table-cell office:value-type="string" calcext:value-type="string">
            <text:p>ladidah</text:p>
          </table:table-cell>
          <table:table-cell office:value-type="string" calcext:value-type="string">
            <text:p>pirate;anti-Pride;vegan;cabaret;anti-capitalist;anti-war;queer punx;dykes;transgressive trisexuals;sexy celibates;Gay Shame;Queeruption;Queer Mutiny;bikesexuals;ableism;pro-choice;trannyfag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55</text:p>
          </table:table-cell>
          <table:table-cell office:value-type="string" calcext:value-type="string">
            <text:p>Queer Poly Romance Novel pt.1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comic;comix;Milwaukee ;circus;poly;polyamory;relationships ;co-housing ;intentional community;love;romance ;pansexual;bisexual;communication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73</text:p>
          </table:table-cell>
          <table:table-cell office:value-type="string" calcext:value-type="string">
            <text:p>Queer Tales</text:p>
          </table:table-cell>
          <table:table-cell office:value-type="string" calcext:value-type="string">
            <text:p>Andy G</text:p>
          </table:table-cell>
          <table:table-cell office:value-type="string" calcext:value-type="string">
            <text:p>queer;erotica;BDSM;spanking;religion;HIV;kink;ice cream;watersports;stories;radio plays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circa 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23</text:p>
          </table:table-cell>
          <table:table-cell office:value-type="string" calcext:value-type="string">
            <text:p>Queer Zine #1</text:p>
          </table:table-cell>
          <table:table-cell office:value-type="string" calcext:value-type="string">
            <text:p>Michael Fumeaux</text:p>
          </table:table-cell>
          <table:table-cell office:value-type="string" calcext:value-type="string">
            <text:p>circus ring cafe;Manky World;manky;queer conformity ;mank;AIDS;erotica;drag bag;Anonymous Boy;radical queer history;comics;Jeff kennett;zine reviews;Bikini Kill;Outpunk;the burning times;Morrissey;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27</text:p>
          </table:table-cell>
          <table:table-cell office:value-type="string" calcext:value-type="string">
            <text:p>Queer Zine Explosion #20</text:p>
          </table:table-cell>
          <table:table-cell office:value-type="string" calcext:value-type="string">
            <text:p>Larry-bob</text:p>
          </table:table-cell>
          <table:table-cell office:value-type="string" calcext:value-type="string">
            <text:p>zine reviews;zine listings;music reviews;website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8</text:p>
          </table:table-cell>
          <table:table-cell office:value-type="string" calcext:value-type="string">
            <text:p>Queer Zine Explosion #7</text:p>
          </table:table-cell>
          <table:table-cell office:value-type="string" calcext:value-type="string">
            <text:p>Larry-bob</text:p>
          </table:table-cell>
          <table:table-cell office:value-type="string" calcext:value-type="string">
            <text:p>zine reviews;music reviews;websites;SPEW 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29</text:p>
          </table:table-cell>
          <table:table-cell office:value-type="string" calcext:value-type="string">
            <text:p>Queer Zine Tale</text:p>
          </table:table-cell>
          <table:table-cell office:value-type="string" calcext:value-type="string">
            <text:p>Lola Gouine</text:p>
          </table:table-cell>
          <table:table-cell office:value-type="string" calcext:value-type="string">
            <text:p>history;Holy Titclamps;JDs;Bruce LaBruce;Dirty Bird;G.B. Jones;queercore;riot grrrl;punk;Spew;Toront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7</text:p>
          </table:table-cell>
          <table:table-cell office:value-type="string" calcext:value-type="string">
            <text:p>Queers In Space #1</text:p>
          </table:table-cell>
          <table:table-cell office:value-type="string" calcext:value-type="string">
            <text:p>creator unknown</text:p>
          </table:table-cell>
          <table:table-cell office:value-type="string" calcext:value-type="string">
            <text:p>comic;illustrations;theory;praxis;sex;gender;definition;empowerment;high school;college;life;recruitmen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9</text:p>
          </table:table-cell>
          <table:table-cell office:value-type="string" calcext:value-type="string">
            <text:p>Queers Made This flyers</text:p>
          </table:table-cell>
          <table:table-cell office:value-type="string" calcext:value-type="string">
            <text:p>Pervers/Cit√© Collective</text:p>
          </table:table-cell>
          <table:table-cell office:value-type="string" calcext:value-type="string">
            <text:p>Queer;organizing;posters;exhibitions;archive;history;film;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fre;eng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Z.366</text:p>
          </table:table-cell>
          <table:table-cell office:value-type="string" calcext:value-type="string">
            <text:p>Queers Make Music</text:p>
          </table:table-cell>
          <table:table-cell office:value-type="string" calcext:value-type="string">
            <text:p>Ste McCabe;Lukasz Waclawski</text:p>
          </table:table-cell>
          <table:table-cell office:value-type="string" calcext:value-type="string">
            <text:p>music</text:p>
            <text:p>;queercore;riot grrrl;Oli Spleen;Pink Narcissus;elcassette;fashion;Atomizer;Woolf;Zsa Zsa Noir;Zorras;Belle de Jour;Noisy Pig;punk;sex work;Lianne Hall;Seedhill Bruiser;Scragfight;race;racism;Christianity;homophobia;Hooker;Bikini Kill;The Pixies;artwork;Ladyfest;Candy Panic Attack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84</text:p>
          </table:table-cell>
          <table:table-cell office:value-type="string" calcext:value-type="string">
            <text:p>Queers Read This!</text:p>
          </table:table-cell>
          <table:table-cell office:value-type="string" calcext:value-type="string">
            <text:p>queers</text:p>
          </table:table-cell>
          <table:table-cell office:value-type="string" calcext:value-type="string">
            <text:p>anger;ACT UP;Queer Nation;Lesbian Avengers;fag;dyke;love;sex;AIDS;HIV;Jesse Helms;straights;bulldyke;transexual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0;created;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16</text:p>
          </table:table-cell>
          <table:table-cell office:value-type="string" calcext:value-type="string">
            <text:p>Queers Under All Conditions #1</text:p>
          </table:table-cell>
          <table:table-cell office:value-type="string" calcext:value-type="string">
            <text:p>QUAC Collective</text:p>
          </table:table-cell>
          <table:table-cell office:value-type="string" calcext:value-type="string">
            <text:p>OC;closet;poetry;HRC ;radical;anarchist ;South Asian;shopping;art;manifesto;trans;transexual;wa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30</text:p>
          </table:table-cell>
          <table:table-cell office:value-type="string" calcext:value-type="string">
            <text:p>Queers, Families, and the Squat Community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squat;squatting;anarchism;property;community;family;queer;kraken;space;resources;Halberstram;collectiv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52</text:p>
          </table:table-cell>
          <table:table-cell office:value-type="string" calcext:value-type="string">
            <text:p>Queersafe #1</text:p>
          </table:table-cell>
          <table:table-cell office:value-type="string" calcext:value-type="string">
            <text:p>Sarah Mangle;Emery</text:p>
          </table:table-cell>
          <table:table-cell office:value-type="string" calcext:value-type="string">
            <text:p>sex;sexual health;sexuality;health;gender;STI;STD;HIV/AIDS;masturbation;testing;trans;contraception;resourc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30</text:p>
          </table:table-cell>
          <table:table-cell office:value-type="string" calcext:value-type="string">
            <text:p>Queeruption - Objection</text:p>
          </table:table-cell>
          <table:table-cell office:value-type="string" calcext:value-type="string">
            <text:p>Queeruption 9 Collective</text:p>
          </table:table-cell>
          <table:table-cell office:value-type="string" calcext:value-type="string">
            <text:p>Queeruption;Israel;Lebanon;Jerusalem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6;dateAccepted</text:p>
          </table:table-cell>
          <table:table-cell office:value-type="string" calcext:value-type="string">
            <text:p>heb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96</text:p>
          </table:table-cell>
          <table:table-cell office:value-type="string" calcext:value-type="string">
            <text:p>Queeruption 8 KArcalona infozine</text:p>
          </table:table-cell>
          <table:table-cell office:value-type="string" calcext:value-type="string">
            <text:p>Q8 Collective</text:p>
          </table:table-cell>
          <table:table-cell office:value-type="string" calcext:value-type="string">
            <text:p>queeruption;diy;sex;autonomous;Karcelona;Barcelona;gender;respect;free;gratis;consent;respeto;consentir;squat;squat;comida;eating;sexo seguro;safer sex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;s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51</text:p>
          </table:table-cell>
          <table:table-cell office:value-type="string" calcext:value-type="string">
            <text:p>Queeruption 9 - Tel Aviv</text:p>
          </table:table-cell>
          <table:table-cell office:value-type="string" calcext:value-type="string">
            <text:p>Q9 Collective</text:p>
          </table:table-cell>
          <table:table-cell office:value-type="string" calcext:value-type="string">
            <text:p>Queeruption; resistance; occupation; war; protest; globalization; Palestine; Lebanon; peace; love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6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E.73</text:p>
          </table:table-cell>
          <table:table-cell office:value-type="string" calcext:value-type="string">
            <text:p>Queeruption 9 Schedule</text:p>
          </table:table-cell>
          <table:table-cell office:value-type="string" calcext:value-type="string">
            <text:p>Queeruption Tel Aviv</text:p>
          </table:table-cell>
          <table:table-cell office:value-type="string" calcext:value-type="string">
            <text:p>Jaffa;swimming;fasting;workshops;The Wall;anarchists;The Holocaust;Bil'in demonstration;militarism;zionism;shabbat;queer visibility;drag;drag kings;Poland;basketball;circumcision;concensus;sex workers;porn;puppet making;knitting;graffiti;erotic massage;stencil making;dildo making;radical cheerleading;AIDS;Jerusalem;queerhana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heb;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100</text:p>
          </table:table-cell>
          <table:table-cell office:value-type="string" calcext:value-type="string">
            <text:p>Queeruption INFOzine</text:p>
          </table:table-cell>
          <table:table-cell office:value-type="string" calcext:value-type="string">
            <text:p>Athen and Fishious</text:p>
          </table:table-cell>
          <table:table-cell office:value-type="string" calcext:value-type="string">
            <text:p>vegan;workshops;cabaret;squatting;urban;communal;race;class;abilism;gender binary;transphobia;Black Laundry;Gayten-LGBT;Anarchist People of Color;Queer Mutiny;Gay Shame;Paper Tiger TV;Indymedia;PISSR;Noborder Network;Disarm DSEI;anti-war;Women On Waves;graffiti;stencil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3</text:p>
          </table:table-cell>
          <table:table-cell office:value-type="string" calcext:value-type="string">
            <text:p>Queeruption InfoZine 2004</text:p>
          </table:table-cell>
          <table:table-cell office:value-type="string" calcext:value-type="string">
            <text:p>The Bangarang Collective</text:p>
          </table:table-cell>
          <table:table-cell office:value-type="string" calcext:value-type="string">
            <text:p>queeruption;DIY;radical;sham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64</text:p>
          </table:table-cell>
          <table:table-cell office:value-type="string" calcext:value-type="string">
            <text:p>Radical Cheerleaders of Santa Cruz (Cheerbook)</text:p>
          </table:table-cell>
          <table:table-cell office:value-type="string" calcext:value-type="string">
            <text:p>Santa Cruz, California Radical Cheerleaders</text:p>
          </table:table-cell>
          <table:table-cell office:value-type="string" calcext:value-type="string">
            <text:p>sex positive;feminist;activist;gender;butch;femme;fag;dyke;fat;tranarchy;safe sex;anti-consumerism;intersex;mutation;evolution;anti-war;Barbie;sex toy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05</text:p>
          </table:table-cell>
          <table:table-cell office:value-type="string" calcext:value-type="string">
            <text:p>Raw Vulva #2</text:p>
          </table:table-cell>
          <table:table-cell office:value-type="string" calcext:value-type="string">
            <text:p>Lizzy Bullets</text:p>
          </table:table-cell>
          <table:table-cell office:value-type="string" calcext:value-type="string">
            <text:p>bicycles;bykes;lesbian;dykes;butch;femme;transgender;Red Dora's Bearded Lady;safe space;horoscopes;letters;Critical Mass;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67</text:p>
          </table:table-cell>
          <table:table-cell office:value-type="string" calcext:value-type="string">
            <text:p>Raw/Idea #3</text:p>
          </table:table-cell>
          <table:table-cell office:value-type="string" calcext:value-type="string">
            <text:p>Nickolas P</text:p>
          </table:table-cell>
          <table:table-cell office:value-type="string" calcext:value-type="string">
            <text:p>anarchism;Hakim Bey;stealing;ancy;boredom;youth liberation;reading list;Maus;Steal This Book;Temporary Autonomous Zone;boycott cop culture;phone zap lis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105</text:p>
          </table:table-cell>
          <table:table-cell office:value-type="string" calcext:value-type="string">
            <text:p>Rebel Fux #1</text:p>
          </table:table-cell>
          <table:table-cell office:value-type="string" calcext:value-type="string">
            <text:p>Kate Huh</text:p>
          </table:table-cell>
          <table:table-cell office:value-type="string" calcext:value-type="string">
            <text:p>Pride;photo collage;genderfuck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121</text:p>
          </table:table-cell>
          <table:table-cell office:value-type="string" calcext:value-type="string">
            <text:p>Rebel Fux #13</text:p>
          </table:table-cell>
          <table:table-cell office:value-type="string" calcext:value-type="string">
            <text:p>Kate Huh</text:p>
          </table:table-cell>
          <table:table-cell office:value-type="string" calcext:value-type="string">
            <text:p>Stephen W. Hawking;Helen Keller;universe;knowledge;existentialism;infinity;dimension;gravity;mind;expansion;explanation;poetry;stars;sun;celestial;physics;diagrams;gardener;pigeons;surface;texture;experiments;xerography;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24</text:p>
          </table:table-cell>
          <table:table-cell office:value-type="string" calcext:value-type="string">
            <text:p>Rebel Fux #25</text:p>
          </table:table-cell>
          <table:table-cell office:value-type="string" calcext:value-type="string">
            <text:p>Kate Huh</text:p>
          </table:table-cell>
          <table:table-cell office:value-type="string" calcext:value-type="string">
            <text:p>violence;disruption;society;dependent;origination;humanity;victim;war;police;resistance;loss;right;wrong;punishment;hatred;peace;victory;death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19</text:p>
          </table:table-cell>
          <table:table-cell office:value-type="string" calcext:value-type="string">
            <text:p>Rebel Fux #4</text:p>
          </table:table-cell>
          <table:table-cell office:value-type="string" calcext:value-type="string">
            <text:p>Kate Huh</text:p>
          </table:table-cell>
          <table:table-cell office:value-type="string" calcext:value-type="string">
            <text:p>gay;lesbian;philosophy;death;war;peace;art reviews;Coney Island;xerography;schizophrenia;Mary Shelley;J. Robert Oppenheimer 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20</text:p>
          </table:table-cell>
          <table:table-cell office:value-type="string" calcext:value-type="string">
            <text:p>Rebel Fux #5</text:p>
          </table:table-cell>
          <table:table-cell office:value-type="string" calcext:value-type="string">
            <text:p>Kate Huh</text:p>
          </table:table-cell>
          <table:table-cell office:value-type="string" calcext:value-type="string">
            <text:p>spirituality;Maya Deren;Antonin Artaud;poetry;xerography;subway;mortality;corpse;Howard Beach;Far Rock;Manhattan;metaphysical;lesbia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11</text:p>
          </table:table-cell>
          <table:table-cell office:value-type="string" calcext:value-type="string">
            <text:p>Rebel Fux #7</text:p>
          </table:table-cell>
          <table:table-cell office:value-type="string" calcext:value-type="string">
            <text:p>Kate Huh</text:p>
          </table:table-cell>
          <table:table-cell office:value-type="string" calcext:value-type="string">
            <text:p>photo collage;xerography;election;politics;depression;consumerism ;grenade;weapons;poster;Cake N' Tea;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3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Charlotte Cooper</text:p>
          </table:table-cell>
          <table:table-cell office:value-type="string" calcext:value-type="string">
            <text:p>sex;gender;fat;body size;Spice Girls;death;Alix Dobkin;lesbian;folk music;music</text:p>
            <text:p>;Homocrime;illustrations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42</text:p>
          </table:table-cell>
          <table:table-cell office:value-type="string" calcext:value-type="string">
            <text:p>Red Hanky Panky 4</text:p>
          </table:table-cell>
          <table:table-cell office:value-type="string" calcext:value-type="string">
            <text:p>Rachael House</text:p>
          </table:table-cell>
          <table:table-cell office:value-type="string" calcext:value-type="string">
            <text:p>bisexual;Tribe 8;Lesbian Avengers;Outpunk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93</text:p>
          </table:table-cell>
          <table:table-cell office:value-type="string" calcext:value-type="string">
            <text:p>Reproduce Freely</text:p>
          </table:table-cell>
          <table:table-cell office:value-type="string" calcext:value-type="string">
            <text:p>Sarah Tea Rex, et al</text:p>
          </table:table-cell>
          <table:table-cell office:value-type="string" calcext:value-type="string">
            <text:p>abortion;abortion rights;reproductive rights;reproductive justice;feminism ;poetry ;pro-choice;indigenous people;POC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;f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95</text:p>
          </table:table-cell>
          <table:table-cell office:value-type="string" calcext:value-type="string">
            <text:p>Restrain Yourself (or someone else!)</text:p>
          </table:table-cell>
          <table:table-cell office:value-type="string" calcext:value-type="string">
            <text:p>j ExAustin</text:p>
          </table:table-cell>
          <table:table-cell office:value-type="string" calcext:value-type="string">
            <text:p>DIY;cuff;belts;bondage;kink;bdsm;dom/sub;accessori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533</text:p>
          </table:table-cell>
          <table:table-cell office:value-type="string" calcext:value-type="string">
            <text:p>Reticence and Anxiety #1</text:p>
          </table:table-cell>
          <table:table-cell office:value-type="string" calcext:value-type="string">
            <text:p>Reticence And Anxiety</text:p>
          </table:table-cell>
          <table:table-cell office:value-type="string" calcext:value-type="string">
            <text:p>weightlifting;sports;punk music;pin-ups;Archie Bunker;mad libs;Lesbian;Tribe 8;Leslie Feinberg ;Kim Gordon;interview;Photo Pronto;daily life;Gale Wilhelm;Cherry Muhanji;Pat Califia;Melting Point;Queer Nation;camera;clitoris;soccer;science;jock;porkduster;rape;corporation;retail store;homologu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Z.306</text:p>
          </table:table-cell>
          <table:table-cell office:value-type="string" calcext:value-type="string">
            <text:p>Revolution Begins Here: A Revolutionary Sexual Health Zine</text:p>
          </table:table-cell>
          <table:table-cell office:value-type="string" calcext:value-type="string">
            <text:p>Cascade AIDS Project;Beth Myrick</text:p>
          </table:table-cell>
          <table:table-cell office:value-type="string" calcext:value-type="string">
            <text:p>youth;sexual health;sex information;sexuality;safe sex;HIV;AIDS;hepatitis;body fluids;STI;gender;testing;communication;body image;biological sex;gender expression;sexual orientation;gender identity;anatomy;feminist;anti-racist;abstinence;underwear;condoms;pregnancy prevention;contraception;sexually transmitted infections;HPV;Portland;Oregon;gummy bear;vagina;penis;reproduction;birth control;crabs;herpes;gonorrhe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53</text:p>
          </table:table-cell>
          <table:table-cell office:value-type="string" calcext:value-type="string">
            <text:p>Riot Grrrl World #2</text:p>
          </table:table-cell>
          <table:table-cell office:value-type="string" calcext:value-type="string">
            <text:p>Riot Grrrl Network</text:p>
          </table:table-cell>
          <table:table-cell office:value-type="string" calcext:value-type="string">
            <text:p>riot grrrl;take back the news ;italy;turkey;Audre Lorde;feminist;women's spaces ;world herstory;herstory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;f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54</text:p>
          </table:table-cell>
          <table:table-cell office:value-type="string" calcext:value-type="string">
            <text:p>Riot Grrrl World #3</text:p>
          </table:table-cell>
          <table:table-cell office:value-type="string" calcext:value-type="string">
            <text:p>Riot Grrrl Network</text:p>
          </table:table-cell>
          <table:table-cell office:value-type="string" calcext:value-type="string">
            <text:p>Direct Action;H+M;shaggy;feminist;body image;networking;riot grrr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;s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25</text:p>
          </table:table-cell>
          <table:table-cell office:value-type="string" calcext:value-type="string">
            <text:p>Risky Business #2</text:p>
          </table:table-cell>
          <table:table-cell office:value-type="string" calcext:value-type="string">
            <text:p>SMYRC</text:p>
          </table:table-cell>
          <table:table-cell office:value-type="string" calcext:value-type="string">
            <text:p>anti-tobacco;safer sex;health;wellness;youth;advertising;The Advocate;media;outreac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98</text:p>
          </table:table-cell>
          <table:table-cell office:value-type="string" calcext:value-type="string">
            <text:p>RMO Summer Tour 2008</text:p>
          </table:table-cell>
          <table:table-cell office:value-type="string" calcext:value-type="string">
            <text:p>Rude Mechanical Orchestra</text:p>
          </table:table-cell>
          <table:table-cell office:value-type="string" calcext:value-type="string">
            <text:p>marching band;music;noise;Democratic National Convention (2008);DNC;anarchism;transgender;street theater;protest;activism;RNC;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F.12</text:p>
          </table:table-cell>
          <table:table-cell office:value-type="string" calcext:value-type="string">
            <text:p>RNC Demo flyer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AIDS;HIV;demonstration;action;activism;George H. W. Bush;Republican National Convention - 1992;performanc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06</text:p>
          </table:table-cell>
          <table:table-cell office:value-type="string" calcext:value-type="string">
            <text:p>Rock Against Sexism #4</text:p>
          </table:table-cell>
          <table:table-cell office:value-type="string" calcext:value-type="string">
            <text:p>Rock Against Sexism</text:p>
          </table:table-cell>
          <table:table-cell office:value-type="string" calcext:value-type="string">
            <text:p>music</text:p>
            <text:p>;music reviews;fugazi;Vivians;rap;hip-hop;Consolidated;sex;drugs;Bart Simpson;Queer Nation;ACT UP;censorship;punk dykes;letters;zine reviews;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0 ‚Äì 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00</text:p>
          </table:table-cell>
          <table:table-cell office:value-type="string" calcext:value-type="string">
            <text:p>Rock Against Sexism #5?</text:p>
          </table:table-cell>
          <table:table-cell office:value-type="string" calcext:value-type="string">
            <text:p>Rock Against Sexism</text:p>
          </table:table-cell>
          <table:table-cell office:value-type="string" calcext:value-type="string">
            <text:p>music</text:p>
            <text:p>;feminism;sexism ;interviews;Consolidated;The Mekons;Bongwater;Phranc;record reviews ;Red Tomato;zine reviews;Hothead Paisan;Frighten the Horses;male controceptives;ACT UP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30</text:p>
          </table:table-cell>
          <table:table-cell office:value-type="string" calcext:value-type="string">
            <text:p>Rude Girl #9</text:p>
          </table:table-cell>
          <table:table-cell office:value-type="string" calcext:value-type="string">
            <text:p>Eulalie Fenster-Glas;Alison Wonderland</text:p>
          </table:table-cell>
          <table:table-cell office:value-type="string" calcext:value-type="string">
            <text:p>subversion;Catholic;Catholicism;Pope;Gay Rodeo;TGRA;Log Cabin Republicans;BB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421</text:p>
          </table:table-cell>
          <table:table-cell office:value-type="string" calcext:value-type="string">
            <text:p>S.C.A.B (Society for the Complete Annihilation of Breeding)</text:p>
          </table:table-cell>
          <table:table-cell office:value-type="string" calcext:value-type="string">
            <text:p>Johnny Noxzema;Rex Boy</text:p>
          </table:table-cell>
          <table:table-cell office:value-type="string" calcext:value-type="string">
            <text:p>S.C.A.B.;Society for the Complete Annihilation of Breeding;breeders;lesbian;the American nuclear family;gay;dykes;fags;heterosexism;Lois Sweet;Toronto;homosexuals;celibates;sex;Marianna Valverde;Zaragoza Spain;parthenogenesi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8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42</text:p>
          </table:table-cell>
          <table:table-cell office:value-type="string" calcext:value-type="string">
            <text:p>S.KILLS</text:p>
          </table:table-cell>
          <table:table-cell office:value-type="string" calcext:value-type="string">
            <text:p>Lisa J</text:p>
          </table:table-cell>
          <table:table-cell office:value-type="string" calcext:value-type="string">
            <text:p>consent;non-consent;allyship;Thelma and Louise;revenge;violence;sexual assault;comic;illustrated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38</text:p>
          </table:table-cell>
          <table:table-cell office:value-type="string" calcext:value-type="string">
            <text:p>S.P.O.L. (Sweaty Pit of Love)</text:p>
          </table:table-cell>
          <table:table-cell office:value-type="string" calcext:value-type="string">
            <text:p>Abby Denson</text:p>
          </table:table-cell>
          <table:table-cell office:value-type="string" calcext:value-type="string">
            <text:p>comics;hardcore;piercings;music;skaters;queer;punk;boys;parents;body modificatio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Z.361</text:p>
          </table:table-cell>
          <table:table-cell office:value-type="string" calcext:value-type="string">
            <text:p>Sacred Sensual Secrets</text:p>
          </table:table-cell>
          <table:table-cell office:value-type="string" calcext:value-type="string">
            <text:p>Jair</text:p>
          </table:table-cell>
          <table:table-cell office:value-type="string" calcext:value-type="string">
            <text:p>POC;poetry;erotic literature;Daarxide;people of color;African American;Rachelle Farell;Will Downing;Mtume;John Coltrane;Crenshaw Blvd;Lucy Florence Coffee House;Nina Simone;dreadlocks;Kaya Nati;Maya Angelou;Langston Hughes;Ernest Hemmingway;The Scarlet Letter;Nathaniel Hawthorne;Zoom;The Electric Company;F. Justin Hall;Breeze Vincinz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40</text:p>
          </table:table-cell>
          <table:table-cell office:value-type="string" calcext:value-type="string">
            <text:p>Salem #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prose;Kate Bush;Tori Amos;blood;Powder Puff Girls;Dexter's Laboratory;mom;preacher;oral sex;Smurfette;soundtrack;PJ Harvey;Bj√∂rk;Pizzicatto Five;Ani DiFranc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66</text:p>
          </table:table-cell>
          <table:table-cell office:value-type="string" calcext:value-type="string">
            <text:p>Salem #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prose;sex work ;rant;politicians;closeted;poetry ;the Virgin Mary;masturbation;Sita;Persephone;soundtrack;Ani DiFranco;Suzanne Vega;Combustible Edison;Liz Phair;Tori Amos;Madonn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20</text:p>
          </table:table-cell>
          <table:table-cell office:value-type="string" calcext:value-type="string">
            <text:p>Salt &amp; Sage - V2 #6</text:p>
          </table:table-cell>
          <table:table-cell office:value-type="string" calcext:value-type="string">
            <text:p>Salt &amp; Sage</text:p>
          </table:table-cell>
          <table:table-cell office:value-type="string" calcext:value-type="string">
            <text:p>Radical Faeries;sacred faeries;pagan;spirituality;ritual;letters;recipe;maleness;poetry;faerie moon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.401</text:p>
          </table:table-cell>
          <table:table-cell office:value-type="string" calcext:value-type="string">
            <text:p>Santa has AIDS stickers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AIDS;HIV;Christmas;Santa Claus;George H. W. Bus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50</text:p>
          </table:table-cell>
          <table:table-cell office:value-type="string" calcext:value-type="string">
            <text:p>Sass! #1</text:p>
          </table:table-cell>
          <table:table-cell office:value-type="string" calcext:value-type="string">
            <text:p>Jenna B</text:p>
          </table:table-cell>
          <table:table-cell office:value-type="string" calcext:value-type="string">
            <text:p>comic;mini comic;drinking;sex;fisting;coffe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18</text:p>
          </table:table-cell>
          <table:table-cell office:value-type="string" calcext:value-type="string">
            <text:p>Sassyfrass Circus #2</text:p>
          </table:table-cell>
          <table:table-cell office:value-type="string" calcext:value-type="string">
            <text:p>Jenna B</text:p>
          </table:table-cell>
          <table:table-cell office:value-type="string" calcext:value-type="string">
            <text:p>comics;illustrated;bisexual;dyke;testosterone;transgender;fat;curvy;masturbation;hair;NCOR;activism;SDS;Tribe 8;Born In Flames;Turbo Slut;Dangerous Angel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47</text:p>
          </table:table-cell>
          <table:table-cell office:value-type="string" calcext:value-type="string">
            <text:p>Sassyfrass Circus #3</text:p>
          </table:table-cell>
          <table:table-cell office:value-type="string" calcext:value-type="string">
            <text:p>Jenna B</text:p>
          </table:table-cell>
          <table:table-cell office:value-type="string" calcext:value-type="string">
            <text:p>comics;illustration;Egypt;Israel;Palestine;music;comic books;Lynda Barry;Wimmin's Comix;lesbian separatism;WBC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65</text:p>
          </table:table-cell>
          <table:table-cell office:value-type="string" calcext:value-type="string">
            <text:p>Sassyfrass Circus #5</text:p>
          </table:table-cell>
          <table:table-cell office:value-type="string" calcext:value-type="string">
            <text:p>Jenna B</text:p>
          </table:table-cell>
          <table:table-cell office:value-type="string" calcext:value-type="string">
            <text:p>comics;genderfuck;femmederfuck;college graduation;unicorns;love;Villa Grimaldi;white privilege;love;solidarity;gynecology;magazines</text:p>
          </table:table-cell>
          <table:table-cell office:value-type="string" calcext:value-type="string">
            <text:p>tabloid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66</text:p>
          </table:table-cell>
          <table:table-cell office:value-type="string" calcext:value-type="string">
            <text:p>Sassyfrass Circus #7</text:p>
          </table:table-cell>
          <table:table-cell office:value-type="string" calcext:value-type="string">
            <text:p>Jenna B</text:p>
          </table:table-cell>
          <table:table-cell office:value-type="string" calcext:value-type="string">
            <text:p>comics;grad school;facial hair;idiopathic hirsutism;unicorns;transphobia;tv reviews;books;movies;music</text:p>
          </table:table-cell>
          <table:table-cell office:value-type="string" calcext:value-type="string">
            <text:p>tabloi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98</text:p>
          </table:table-cell>
          <table:table-cell office:value-type="string" calcext:value-type="string">
            <text:p>Satan Heartbreak'r ... Tarts It Up</text:p>
          </table:table-cell>
          <table:table-cell office:value-type="string" calcext:value-type="string">
            <text:p>Satan Heartbreakr</text:p>
          </table:table-cell>
          <table:table-cell office:value-type="string" calcext:value-type="string">
            <text:p>comics;drunk;punk;sex;fuck;comic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38</text:p>
          </table:table-cell>
          <table:table-cell office:value-type="string" calcext:value-type="string">
            <text:p>SCAB 2</text:p>
          </table:table-cell>
          <table:table-cell office:value-type="string" calcext:value-type="string">
            <text:p>Johnny Noxzema;Rex Boy</text:p>
          </table:table-cell>
          <table:table-cell office:value-type="string" calcext:value-type="string">
            <text:p>Demi Moore;pregnancy;bitch nation;breeders;children;davey galoona;beliefs;queer;William S. Burroughs;victims;queer bashing;gossip watch;William Tell;what did you say?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Z.165</text:p>
          </table:table-cell>
          <table:table-cell office:value-type="string" calcext:value-type="string">
            <text:p>Scratch #4</text:p>
          </table:table-cell>
          <table:table-cell office:value-type="string" calcext:value-type="string">
            <text:p>Project Q - Peer Counselors and Educators</text:p>
          </table:table-cell>
          <table:table-cell office:value-type="string" calcext:value-type="string">
            <text:p>youth;peer education;health;wellness;Pride;PrideFest;Young Women's Empowerment Conference;feminist;poetry;prose;advice;ageism;coming out;crystal meth;cocaine;drugs;anti-violence;sexual assault;hate crime;U-Haul lesbians;Transamerica;Take Back The Night;crossword puzzle 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Z.115</text:p>
          </table:table-cell>
          <table:table-cell office:value-type="string" calcext:value-type="string">
            <text:p>Scratch #5</text:p>
          </table:table-cell>
          <table:table-cell office:value-type="string" calcext:value-type="string">
            <text:p>Project Q - Peer Counselors and Educators</text:p>
          </table:table-cell>
          <table:table-cell office:value-type="string" calcext:value-type="string">
            <text:p>youth;peer education;health;wellness;Student Congress;Toccara Wilson LGBT Pride Essay Contest;coming out;bisexual;bi;Bi Flag;homophobia;drama;binge drinking;alcoholism;Brokeback Mountain;Ahmed Khalil;National Day of Silence;Stonewell;Kate Bornstein;Gender Outlaw;My Gender Workbook;Lesbian Avengers;Harvey Milk;Harvey Milk High School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92</text:p>
          </table:table-cell>
          <table:table-cell office:value-type="string" calcext:value-type="string">
            <text:p>Screams From Inside #3</text:p>
          </table:table-cell>
          <table:table-cell office:value-type="string" calcext:value-type="string">
            <text:p>Carissa</text:p>
          </table:table-cell>
          <table:table-cell office:value-type="string" calcext:value-type="string">
            <text:p>music reviews;punk;hardcore;feminism ;zine reviews;Green Day;Avail;Naked Aggress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rca 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51</text:p>
          </table:table-cell>
          <table:table-cell table:number-columns-repeated="2" office:value-type="string" calcext:value-type="string">
            <text:p>Sex Panic!</text:p>
          </table:table-cell>
          <table:table-cell office:value-type="string" calcext:value-type="string">
            <text:p>sex;AIDS;HIV;morality;New York City;New York;bar scene;gay culture;health;sex workers;police;radical;Same-sex marriag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43</text:p>
          </table:table-cell>
          <table:table-cell office:value-type="string" calcext:value-type="string">
            <text:p>Shame On Pride!</text:p>
          </table:table-cell>
          <table:table-cell office:value-type="string" calcext:value-type="string">
            <text:p>Abuzar</text:p>
          </table:table-cell>
          <table:table-cell office:value-type="string" calcext:value-type="string">
            <text:p>pride;homelessness;resistance;assimilation;sex work;dyke march;Stonewall;riot;Limp Fist;resistance;polyamory;transgender;trans*;Sylvia Rivera;Gay Sham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536</text:p>
          </table:table-cell>
          <table:table-cell office:value-type="string" calcext:value-type="string">
            <text:p>Shaved Anus #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unk;queercore;queer anarchism;queer;music</text:p>
            <text:p>;music reviews;Pet Shop Boys;eighties pop culture;nineties pop culture;indie pop;opportunity britain;britpop;boyracer;sister george;hal;homocult;saint etienne;kylie minogue;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53</text:p>
          </table:table-cell>
          <table:table-cell office:value-type="string" calcext:value-type="string">
            <text:p>Sin Bros. #3</text:p>
          </table:table-cell>
          <table:table-cell office:value-type="string" calcext:value-type="string">
            <text:p>D Rex Tor</text:p>
          </table:table-cell>
          <table:table-cell office:value-type="string" calcext:value-type="string">
            <text:p>Vaginal Davis;pop culture;celebutante;drag queen;Xanadu;poetry;Axl Rose;Looking for Langston;Chastity Bono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47</text:p>
          </table:table-cell>
          <table:table-cell office:value-type="string" calcext:value-type="string">
            <text:p>Sin Bros. #4</text:p>
          </table:table-cell>
          <table:table-cell office:value-type="string" calcext:value-type="string">
            <text:p>D Rex Tor</text:p>
          </table:table-cell>
          <table:table-cell office:value-type="string" calcext:value-type="string">
            <text:p>bars;alcohol;celebrities;Vaginal Davis;Rick Castro;porn ;movie reviews;PME;Pedro, Muriel, and Ester;Pedro Almodovar;celebutante;erotica;Christian Slater;Rip Taylor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71</text:p>
          </table:table-cell>
          <table:table-cell office:value-type="string" calcext:value-type="string">
            <text:p>Sin Bros. #5</text:p>
          </table:table-cell>
          <table:table-cell office:value-type="string" calcext:value-type="string">
            <text:p>Jeffery Hilbert</text:p>
          </table:table-cell>
          <table:table-cell office:value-type="string" calcext:value-type="string">
            <text:p>drag;camp;clubbing;bars;celebutante;Alexis Arquette;Eva Destruction;Vaginal Davis;Rick Castro;nudity ;men</text:p>
          </table:table-cell>
          <table:table-cell office:value-type="string" calcext:value-type="string">
            <text:p>tabloid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57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Kathie Bergquist</text:p>
          </table:table-cell>
          <table:table-cell office:value-type="string" calcext:value-type="string">
            <text:p>music</text:p>
            <text:p>;music reviews;The Raincoats;The Slits;Frightwig;interview;Camille Rocha;kitty zits;2 Nice Girls;My Sister Jane;Bikini Kill;Sassy;Hole;L7;Babes in Toyland;Melissa Ethridge;Blackgirls;Lea Delaria;Fifth Column;Lesbianville, U.S.A.;Guerrilla Girls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84</text:p>
          </table:table-cell>
          <table:table-cell office:value-type="string" calcext:value-type="string">
            <text:p>Sissy Butch #1</text:p>
          </table:table-cell>
          <table:table-cell office:value-type="string" calcext:value-type="string">
            <text:p>Caroline;Lori</text:p>
          </table:table-cell>
          <table:table-cell office:value-type="string" calcext:value-type="string">
            <text:p>lesbian;feminist;riot grrrl;shaving;domestic violence;reviews;heterosexuality quiz;anorexia;body image;womyn;wimmin;humy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67</text:p>
          </table:table-cell>
          <table:table-cell office:value-type="string" calcext:value-type="string">
            <text:p>Skint 2: King Porn</text:p>
          </table:table-cell>
          <table:table-cell office:value-type="string" calcext:value-type="string">
            <text:p>Editor Aizura Hankin</text:p>
          </table:table-cell>
          <table:table-cell office:value-type="string" calcext:value-type="string">
            <text:p>Nicole Beechey;Saddha Charlton;Urszula Dawkins;Emjaen;kinks;Shan McGrath;Amanad Rochford;jac Stocks;Tomoko Yamasaki;queer masculinity;female masculinity;drag kings;erotica;Judith/Jack Halbersta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21</text:p>
          </table:table-cell>
          <table:table-cell office:value-type="string" calcext:value-type="string">
            <text:p>Smeg Dog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lzheimer's Disease;caffine;potato soup;recipes;sex work;alcohol;home brewing;cider;mead;Stonewall In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Z.552</text:p>
          </table:table-cell>
          <table:table-cell office:value-type="string" calcext:value-type="string">
            <text:p>Smoke Without Fire</text:p>
          </table:table-cell>
          <table:table-cell office:value-type="string" calcext:value-type="string">
            <text:p>Susan Saxaphone</text:p>
          </table:table-cell>
          <table:table-cell office:value-type="string" calcext:value-type="string">
            <text:p>trans;transsexual;dyke;music reviews;music</text:p>
            <text:p>;veterans;sex work;sex workers;police;personal ad;newspaper;San Francisco;Walt Whitman;Leaves of Grass;Sisters Of Perpetual Indulgence;drugs;police raid;police corruption;religion;theatre;Karl Marx;sex;suicide;Tom Robinson Band;Green Day;Grumpies;Warren Zevon;John Lennon;Yoko Ono;homelessness;End of the World News;poverty;human right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0</text:p>
          </table:table-cell>
          <table:table-cell office:value-type="string" calcext:value-type="string">
            <text:p>So This One Time I Turn Up For A Trick...: Outcall Stories of Regrette Etcetera 2008-10</text:p>
          </table:table-cell>
          <table:table-cell office:value-type="string" calcext:value-type="string">
            <text:p>Regrette Etcetera</text:p>
          </table:table-cell>
          <table:table-cell office:value-type="string" calcext:value-type="string">
            <text:p>sex;sex work;trans*;transgender;stories;literature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0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65</text:p>
          </table:table-cell>
          <table:table-cell office:value-type="string" calcext:value-type="string">
            <text:p>Soldier 4</text:p>
          </table:table-cell>
          <table:table-cell office:value-type="string" calcext:value-type="string">
            <text:p>Caleb Kay</text:p>
          </table:table-cell>
          <table:table-cell office:value-type="string" calcext:value-type="string">
            <text:p>trans;transboy;gender;genderfuck;privilege;genderplay;masculinity;masculine;personal;story;sexuality;queer;dyke;boydyke;identity;representation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02</text:p>
          </table:table-cell>
          <table:table-cell office:value-type="string" calcext:value-type="string">
            <text:p>Some Boys Bleed</text:p>
          </table:table-cell>
          <table:table-cell office:value-type="string" calcext:value-type="string">
            <text:p>Samb</text:p>
          </table:table-cell>
          <table:table-cell office:value-type="string" calcext:value-type="string">
            <text:p>trans;transgender;queer;singing;allies;mental health;bipolar;postcards;prints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00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58</text:p>
          </table:table-cell>
          <table:table-cell office:value-type="string" calcext:value-type="string">
            <text:p>Somos #2</text:p>
          </table:table-cell>
          <table:table-cell office:value-type="string" calcext:value-type="string">
            <text:p>el Frente de Liberacion Homosexual de la Argentina;Fiesta Eyeliner;Mariposa Muerta</text:p>
          </table:table-cell>
          <table:table-cell/>
          <table:table-cell office:value-type="string" calcext:value-type="string">
            <text:p>Digest</text:p>
          </table:table-cell>
          <table:table-cell office:value-type="string" calcext:value-type="string">
            <text:p>1974;created</text:p>
          </table:table-cell>
          <table:table-cell office:value-type="string" calcext:value-type="string">
            <text:p>spa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10</text:p>
          </table:table-cell>
          <table:table-cell office:value-type="string" calcext:value-type="string">
            <text:p>SoyBoi #1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vegetarian;vegan;cooking;food;hummus;tofu;vegetables;garlic;recipes;cilantro;bisexual;queer;Fidel Castro;beans;ric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239</text:p>
          </table:table-cell>
          <table:table-cell office:value-type="string" calcext:value-type="string">
            <text:p>Speed Demon #3</text:p>
          </table:table-cell>
          <table:table-cell office:value-type="string" calcext:value-type="string">
            <text:p>Flavio and Orlando</text:p>
          </table:table-cell>
          <table:table-cell office:value-type="string" calcext:value-type="string">
            <text:p>music</text:p>
            <text:p>;Chainsaw Kittens;Crazy Alice;The Advocate;Kurt Cobain;Der Tod;photos;interviews;zine reviews;Mark I. Chester;Italy;Queer Tales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ita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.223</text:p>
          </table:table-cell>
          <table:table-cell office:value-type="string" calcext:value-type="string">
            <text:p>SPEW - The Homographic Convergence - Poster Flats</text:p>
          </table:table-cell>
          <table:table-cell office:value-type="string" calcext:value-type="string">
            <text:p>Steve Lafreniere</text:p>
          </table:table-cell>
          <table:table-cell office:value-type="string" calcext:value-type="string">
            <text:p>Vaginal Davis;Fifth Column;J.D.s;Bruce La Bruce;Denis Cooper;G.B. Jones;Fertile La Toyah Jackson Magazine;Straight to Hell;Bimbox;Homoture;Sister Nobody;The Yeastie Girlz;Pedro, Muriel, and Ester;Joan Jett-Blakk;No Skin Off My Ass;Fuzz Box;The Afro Sisters;Glen Meadmore;RuPaul;homocore;queercore;Wigstock;P.C. Casualties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91</text:p>
          </table:table-cell>
          <table:table-cell office:value-type="string" calcext:value-type="string">
            <text:p>Spew Fo(u)rth Halifax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art;QZAP;zines;wheatpaste;DIY;Canada;posters;print;graphics;graffiti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Z.517</text:p>
          </table:table-cell>
          <table:table-cell office:value-type="string" calcext:value-type="string">
            <text:p>SPEW zin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AIDS;Queer Nation;Gregg Stranger;AIDS activism;"Year of the Queer";bisexuality;White Spot diner;ant-gay bigotry;interview;vegetarian;oral sex;discrimination;Equal Protection Ordinance;AIDS dementia;larry kramer ;Gulf War;anti-war;Peac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66</text:p>
          </table:table-cell>
          <table:table-cell office:value-type="string" calcext:value-type="string">
            <text:p>Spice (one off zine)</text:p>
          </table:table-cell>
          <table:table-cell office:value-type="string" calcext:value-type="string">
            <text:p>Charlotte Cooper</text:p>
          </table:table-cell>
          <table:table-cell office:value-type="string" calcext:value-type="string">
            <text:p>Spice Girls;girl power;slash fiction;Scary;Sporty;Posh;Ginger;Baby;New York Dolls;music</text:p>
            <text:p>;pop music;pop culture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35</text:p>
          </table:table-cell>
          <table:table-cell office:value-type="string" calcext:value-type="string">
            <text:p>Spork #1</text:p>
          </table:table-cell>
          <table:table-cell office:value-type="string" calcext:value-type="string">
            <text:p>Jeff Zick</text:p>
          </table:table-cell>
          <table:table-cell office:value-type="string" calcext:value-type="string">
            <text:p>bisexuality;Biphobia;Lady Bunny;Pat;sissy;gender-non-conforming;Kate Bornstein ;Leslie Feinberg ;RuPaul;Bill Clinton;animal rights;ACT-UP DC;poetry ;FtM;classified ads;Lambda Human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21</text:p>
          </table:table-cell>
          <table:table-cell office:value-type="string" calcext:value-type="string">
            <text:p>Squeaky Debris</text:p>
          </table:table-cell>
          <table:table-cell office:value-type="string" calcext:value-type="string">
            <text:p>BX Long</text:p>
          </table:table-cell>
          <table:table-cell office:value-type="string" calcext:value-type="string">
            <text:p>fiction;quotes;stories;gender;millennium;change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circa 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68</text:p>
          </table:table-cell>
          <table:table-cell office:value-type="string" calcext:value-type="string">
            <text:p>Stay Gold, Pony Boy</text:p>
          </table:table-cell>
          <table:table-cell office:value-type="string" calcext:value-type="string">
            <text:p>Amelia Fox</text:p>
          </table:table-cell>
          <table:table-cell office:value-type="string" calcext:value-type="string">
            <text:p>my little pony;queer;geek;culture;Brony;friendship is magic;TV show;analysis;cartoon;audienc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E.25</text:p>
          </table:table-cell>
          <table:table-cell office:value-type="string" calcext:value-type="string">
            <text:p>Storm The NIH sticker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HIV</text:p>
            <text:p>HIV;AIDS;protest;NIH;National Institute of Health;drugs;Anthony Fauci;Dan Hoth;AZT;ddI;anti-retroviral;action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199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43</text:p>
          </table:table-cell>
          <table:table-cell office:value-type="string" calcext:value-type="string">
            <text:p>Strange Thoughts #1</text:p>
          </table:table-cell>
          <table:table-cell office:value-type="string" calcext:value-type="string">
            <text:p>Kristofski</text:p>
          </table:table-cell>
          <table:table-cell office:value-type="string" calcext:value-type="string">
            <text:p>manifesto;trans ;DIY chest binding;Queeruption;chest surgery;shyness;The Smiths;hormones;gender;Lily Savage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97</text:p>
          </table:table-cell>
          <table:table-cell office:value-type="string" calcext:value-type="string">
            <text:p>Sunday In The Country With George</text:p>
          </table:table-cell>
          <table:table-cell office:value-type="string" calcext:value-type="string">
            <text:p>Housing Works;ACT UP - NY;WHAM!</text:p>
          </table:table-cell>
          <table:table-cell office:value-type="string" calcext:value-type="string">
            <text:p>ACT UP;AIDS;HIV;activism;ADAP;health care;housing;homelessness;needle exchange;injectable drug use;George Pataki;chants;map;Garrison, NY;act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12</text:p>
          </table:table-cell>
          <table:table-cell office:value-type="string" calcext:value-type="string">
            <text:p>Susan Mini Mag #1</text:p>
          </table:table-cell>
          <table:table-cell office:value-type="string" calcext:value-type="string">
            <text:p>Philip Bahr</text:p>
          </table:table-cell>
          <table:table-cell office:value-type="string" calcext:value-type="string">
            <text:p>Susan Dey;gay;queer;Queer Boys Love Good;teen magazine;HIV;AIDS;politics;anger;humor;porn ;kissing;sex;cock;nudity ;muscl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option0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92</text:p>
          </table:table-cell>
          <table:table-cell office:value-type="string" calcext:value-type="string">
            <text:p>Susan Mini Mag #2</text:p>
          </table:table-cell>
          <table:table-cell office:value-type="string" calcext:value-type="string">
            <text:p>Philip Bahr</text:p>
          </table:table-cell>
          <table:table-cell office:value-type="string" calcext:value-type="string">
            <text:p>Susan Dey;gay;queer;Queer Boys Love Good;lesbian;teen;teen magazine;HIV;AIDS;anger;humor;politics;porn ;kissing;k.d. lang;The Advocate;heyoehkah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87</text:p>
          </table:table-cell>
          <table:table-cell office:value-type="string" calcext:value-type="string">
            <text:p>Susan Mini Mag #3</text:p>
          </table:table-cell>
          <table:table-cell office:value-type="string" calcext:value-type="string">
            <text:p>Philip Bahr</text:p>
          </table:table-cell>
          <table:table-cell office:value-type="string" calcext:value-type="string">
            <text:p>Susan Dey;gay;queer;Queer Boys Love Good;teen magazine;HIV;AIDS;anger;humor;porn ;military;DADT;Clinton;Little Women;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88</text:p>
          </table:table-cell>
          <table:table-cell office:value-type="string" calcext:value-type="string">
            <text:p>Susan Mini Mag #4 The Nude Pride Issue</text:p>
          </table:table-cell>
          <table:table-cell office:value-type="string" calcext:value-type="string">
            <text:p>Philip Bahr</text:p>
          </table:table-cell>
          <table:table-cell office:value-type="string" calcext:value-type="string">
            <text:p>Susan Dey;gay;queer;Queer Boys Love Good;lesbian ;love;teen;teen magazine;politics;pride;galactically speaking;aging;breaking up;beauty tip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57</text:p>
          </table:table-cell>
          <table:table-cell office:value-type="string" calcext:value-type="string">
            <text:p>SWAC #5</text:p>
          </table:table-cell>
          <table:table-cell office:value-type="string" calcext:value-type="string">
            <text:p>Student Womens Action Coalition</text:p>
          </table:table-cell>
          <table:table-cell office:value-type="string" calcext:value-type="string">
            <text:p>feminist;lesbian;pro-choice;AIDS;HIV;condoms;sisterhood;poetry;quotation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27</text:p>
          </table:table-cell>
          <table:table-cell office:value-type="string" calcext:value-type="string">
            <text:p>SwanBoy</text:p>
          </table:table-cell>
          <table:table-cell office:value-type="string" calcext:value-type="string">
            <text:p>Dan Swanboy</text:p>
          </table:table-cell>
          <table:table-cell office:value-type="string" calcext:value-type="string">
            <text:p>travel;sex;alcohol;Tokyo;karaoke;Shinjuku;gay bars;nightlife;trains;mass transit;bicycle;bike;costume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474</text:p>
          </table:table-cell>
          <table:table-cell office:value-type="string" calcext:value-type="string">
            <text:p>Swerve #1</text:p>
          </table:table-cell>
          <table:table-cell office:value-type="string" calcext:value-type="string">
            <text:p>Dan Cox</text:p>
          </table:table-cell>
          <table:table-cell office:value-type="string" calcext:value-type="string">
            <text:p>gay;Minnesota;queer;guid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568</text:p>
          </table:table-cell>
          <table:table-cell office:value-type="string" calcext:value-type="string">
            <text:p>Swerve #2</text:p>
          </table:table-cell>
          <table:table-cell office:value-type="string" calcext:value-type="string">
            <text:p>Sin;Dan Cox</text:p>
          </table:table-cell>
          <table:table-cell office:value-type="string" calcext:value-type="string">
            <text:p>tattoos;statistics;health;exercise;George Fredrick Handel;comics;letters;recipes;George Quaintance;homophobia in film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85</text:p>
          </table:table-cell>
          <table:table-cell office:value-type="string" calcext:value-type="string">
            <text:p>Swerve #3</text:p>
          </table:table-cell>
          <table:table-cell office:value-type="string" calcext:value-type="string">
            <text:p>Dan Cox;Sin</text:p>
          </table:table-cell>
          <table:table-cell office:value-type="string" calcext:value-type="string">
            <text:p>coming out;March On Washington (1993);heterosexism;Otzi;gays in the military;circumcision;success;hemp;comics;nude recreation;Don't Ask Don't Tell;Sister Sin;letters;poetry ;Bill of Right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28</text:p>
          </table:table-cell>
          <table:table-cell office:value-type="string" calcext:value-type="string">
            <text:p>Swishblade #1</text:p>
          </table:table-cell>
          <table:table-cell office:value-type="string" calcext:value-type="string">
            <text:p>Abe Miner</text:p>
          </table:table-cell>
          <table:table-cell office:value-type="string" calcext:value-type="string">
            <text:p>bisexual;Fagatron;The Germs;bands;music;punk;rock star;safer sex;AIDS;straight people;sarcasm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81</text:p>
          </table:table-cell>
          <table:table-cell office:value-type="string" calcext:value-type="string">
            <text:p>Take Heart with Pinkie Raised #1</text:p>
          </table:table-cell>
          <table:table-cell office:value-type="string" calcext:value-type="string">
            <text:p>Ryan B</text:p>
          </table:table-cell>
          <table:table-cell office:value-type="string" calcext:value-type="string">
            <text:p>hopeless romantics;fag;comic;illustration;anti-dating tips;drink recipes;cordials;absinthe;Homo-A-Go-Go;Scumbag Fag Mag;Butt Magazine;Felix Gonzales-Torres;fashion;temporary tattoo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Z.582</text:p>
          </table:table-cell>
          <table:table-cell office:value-type="string" calcext:value-type="string">
            <text:p>Teen Fag #3</text:p>
          </table:table-cell>
          <table:table-cell office:value-type="string" calcext:value-type="string">
            <text:p>Gordon Gordon</text:p>
          </table:table-cell>
          <table:table-cell office:value-type="string" calcext:value-type="string">
            <text:p>bath house;HIV/AIDS;public sex;interview;Fanorama;comics;Neal Summers;Darrell Cloud;murder;anti-gay laws;Bill Clinton;protest;ACT UP;Cartoons By M;Albrecht Durer;George Grosz;Maximum Rock and Roll;Frances Farmer;Hollywood;communism;oral sex;blow jobs;zine reviews;Dishwasher (zine);Bi-Girl World;Rotten Fruit;Black Sheets;Panty Line Fever;music reviews;Star Pimp;God Is My Co-pilot;Slant 6;Pavement;Silkworm;Fifth Column;The Hyperdrive Kittens;Pansy Division;comics review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Z.581</text:p>
          </table:table-cell>
          <table:table-cell office:value-type="string" calcext:value-type="string">
            <text:p>Teen Fag #4</text:p>
          </table:table-cell>
          <table:table-cell office:value-type="string" calcext:value-type="string">
            <text:p>Gordon Gordon</text:p>
          </table:table-cell>
          <table:table-cell office:value-type="string" calcext:value-type="string">
            <text:p>comics;tampons;Bill Clinton;Camille Paglia;Femme2Femme;Jenny Shimizu;Tribe 8;Fifth Column;Pat Califia;Suzy Bright;On Our Backs;Annie Sprinkle;Log Cabin Republicans;letters;abortion;anti-abortion;square dancing;NAMBLA;interview;Bill Andriette;Goat Boy;Jeffrey Dahmer;Roy Cohen;John Wayne Gacy;J. Edgar Hoover;Aileen Wuornos;Gaetan Dugas;Dean Corll;Leopold &amp; Loeb;zine reviews;Anonymous Boy;Mukilteo Fairies;Pansy Division;music reviews;Heatmiser;Team Dresch;Outpunk zine;Boiled Angel;Mike Diana;Baby Sue Comix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Z.583</text:p>
          </table:table-cell>
          <table:table-cell office:value-type="string" calcext:value-type="string">
            <text:p>Teen Fag #5</text:p>
          </table:table-cell>
          <table:table-cell office:value-type="string" calcext:value-type="string">
            <text:p>Gordon Gordon</text:p>
          </table:table-cell>
          <table:table-cell office:value-type="string" calcext:value-type="string">
            <text:p>medical issues;health care;Christian comics;comics reviews;letters;U.S. presidents;western medicine;Tony Arena;LGBT rights and healthcare;ostomy;amputation;flesh-eating virus;abortion;zine reviews;Queer Zine Explosion;Lezzie Smut;Black Sheets;Outpunk zine;video reviews;Green Pubes;Let Me Die A Woman;Doris Wishman;music reviews;Team Dresch;Tribe 8;Sister George;Yoko Ono;Kaia Wilson;Cat Pow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test pdf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Digest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option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43</text:p>
          </table:table-cell>
          <table:table-cell office:value-type="string" calcext:value-type="string">
            <text:p>Testosterone Junky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trans;testosterone;body image;FtM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96</text:p>
          </table:table-cell>
          <table:table-cell office:value-type="string" calcext:value-type="string">
            <text:p>That Joke Isn't Funny Anymore #2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ersonal;perzine;Morrissey;The Smiths;Joy Division;hardcore;To Kill a Mockingbird;Scout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31</text:p>
          </table:table-cell>
          <table:table-cell office:value-type="string" calcext:value-type="string">
            <text:p>That's So Gay!</text:p>
          </table:table-cell>
          <table:table-cell office:value-type="string" calcext:value-type="string">
            <text:p>Tuck;Muffins</text:p>
          </table:table-cell>
          <table:table-cell office:value-type="string" calcext:value-type="string">
            <text:p>punk;homophobia;scene;oppression;bash back;empowermen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irca 200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Z.261</text:p>
          </table:table-cell>
          <table:table-cell office:value-type="string" calcext:value-type="string">
            <text:p>The Anarchistic Queer #1.1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queer anarchism;anarchism;anarchy;punk rock;queercore;hegemony;homophobia;sexism ;racism;marriage;military;institutions;inclusion;the State;government;Obama;justice;Monica Marquez;fighting;sex;materialism;gay culture;POC;people of color;Queer as Folk;liberation 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71</text:p>
          </table:table-cell>
          <table:table-cell office:value-type="string" calcext:value-type="string">
            <text:p>The Artless Hymnal</text:p>
          </table:table-cell>
          <table:table-cell office:value-type="string" calcext:value-type="string">
            <text:p>Artless</text:p>
          </table:table-cell>
          <table:table-cell office:value-type="string" calcext:value-type="string">
            <text:p>songs;political;gender relationships;punk rock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79</text:p>
          </table:table-cell>
          <table:table-cell office:value-type="string" calcext:value-type="string">
            <text:p>The Famous Hairdos of Popular Music </text:p>
            <text:p>Volume Three</text:p>
            <text:p>Morrisse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orrissey;hair;haircut;hairstyles;drawing game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14</text:p>
          </table:table-cell>
          <table:table-cell office:value-type="string" calcext:value-type="string">
            <text:p>The Foster Kids Guide to HIV Testing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youth;HIV/AIDS;Foster Care;Testing;Civil Right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46</text:p>
          </table:table-cell>
          <table:table-cell office:value-type="string" calcext:value-type="string">
            <text:p>The Funny Children #2</text:p>
          </table:table-cell>
          <table:table-cell office:value-type="string" calcext:value-type="string">
            <text:p>Moon Trent</text:p>
          </table:table-cell>
          <table:table-cell office:value-type="string" calcext:value-type="string">
            <text:p>music</text:p>
            <text:p>;timmi-kat record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18</text:p>
          </table:table-cell>
          <table:table-cell office:value-type="string" calcext:value-type="string">
            <text:p>The Funny Children #2</text:p>
          </table:table-cell>
          <table:table-cell office:value-type="string" calcext:value-type="string">
            <text:p>Moon Trent</text:p>
          </table:table-cell>
          <table:table-cell office:value-type="string" calcext:value-type="string">
            <text:p>personal zine;Timmy-Kat Records;unemployment;nude beach;Baker Beach;the Musee Mechanique;San Francisco LGBT Film Festival;Speed Demon Queer Zine;gay high school;radio;music</text:p>
            <text:p/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e Funny Children #3</text:p>
          </table:table-cell>
          <table:table-cell office:value-type="string" calcext:value-type="string">
            <text:p>Moon Trent</text:p>
          </table:table-cell>
          <table:table-cell office:value-type="string" calcext:value-type="string">
            <text:p>Kiss (band);Extra Fancy (band);music</text:p>
            <text:p/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19</text:p>
          </table:table-cell>
          <table:table-cell office:value-type="string" calcext:value-type="string">
            <text:p>The Funny Children #3</text:p>
          </table:table-cell>
          <table:table-cell office:value-type="string" calcext:value-type="string">
            <text:p>Moon Trent</text:p>
          </table:table-cell>
          <table:table-cell office:value-type="string" calcext:value-type="string">
            <text:p>personal zine;music</text:p>
            <text:p>;Jane's Addiction;Perry Farrell;Porno 4 Pyros;All My Children;Extra Fancy (band);Brian Grillo;Tori Amos;Timmy-Kat Records;Schwa;space aliens;Kiss (band);Peter Kriss;Hallowee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5</text:p>
          </table:table-cell>
          <table:table-cell office:value-type="string" calcext:value-type="string">
            <text:p>The Future is Now</text:p>
          </table:table-cell>
          <table:table-cell office:value-type="string" calcext:value-type="string">
            <text:p>Max Myriam</text:p>
          </table:table-cell>
          <table:table-cell office:value-type="string" calcext:value-type="string">
            <text:p>queer;anarchy;future;airplanes;diagrams;motors;transexual;love;consent;authority;power;batteries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6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80</text:p>
          </table:table-cell>
          <table:table-cell office:value-type="string" calcext:value-type="string">
            <text:p>The Gay Workout Coloring Book</text:p>
          </table:table-cell>
          <table:table-cell office:value-type="string" calcext:value-type="string">
            <text:p>K Arbor</text:p>
          </table:table-cell>
          <table:table-cell office:value-type="string" calcext:value-type="string">
            <text:p>gay;workout;fitness;coloring book;locker room;exercise;stretching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.28</text:p>
          </table:table-cell>
          <table:table-cell office:value-type="string" calcext:value-type="string">
            <text:p>The Government Has Blood On It's Hands</text:p>
          </table:table-cell>
          <table:table-cell office:value-type="string" calcext:value-type="string">
            <text:p>Gran Fury;ACT UP - NY</text:p>
          </table:table-cell>
          <table:table-cell office:value-type="string" calcext:value-type="string">
            <text:p>AIDS;HIV;government;death;activism;art;Gran Fury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198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67</text:p>
          </table:table-cell>
          <table:table-cell office:value-type="string" calcext:value-type="string">
            <text:p>The Great Activity</text:p>
          </table:table-cell>
          <table:table-cell office:value-type="string" calcext:value-type="string">
            <text:p>Heidi Enji Hoogstra</text:p>
          </table:table-cell>
          <table:table-cell office:value-type="string" calcext:value-type="string">
            <text:p>polyamory;Buddhism;spirituality;love;poly;Buddha;mindfulness;Ethical Slu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003</text:p>
          </table:table-cell>
          <table:table-cell office:value-type="string" calcext:value-type="string">
            <text:p>The Honza Dream</text:p>
          </table:table-cell>
          <table:table-cell office:value-type="string" calcext:value-type="string">
            <text:p>Art Noose;Art Noose</text:p>
          </table:table-cell>
          <table:table-cell/>
          <table:table-cell office:value-type="string" calcext:value-type="string">
            <text:p>MiniZine</text:p>
          </table:table-cell>
          <table:table-cell office:value-type="string" calcext:value-type="string">
            <text:p>2006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72</text:p>
          </table:table-cell>
          <table:table-cell office:value-type="string" calcext:value-type="string">
            <text:p>The Ice Cream Man Cometh</text:p>
          </table:table-cell>
          <table:table-cell office:value-type="string" calcext:value-type="string">
            <text:p>E. Chris Lynch, Good Clean Fun</text:p>
          </table:table-cell>
          <table:table-cell office:value-type="string" calcext:value-type="string">
            <text:p>vegan;activism;children;ice cream;soy; rice;Good Clean Fun;creative resistance;war;battle;animal cruelty;dairy-free;cartoon;song lyrics;illustration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29</text:p>
          </table:table-cell>
          <table:table-cell office:value-type="string" calcext:value-type="string">
            <text:p>The Incredibly True Adventures of a Kid and His Starship #1</text:p>
          </table:table-cell>
          <table:table-cell office:value-type="string" calcext:value-type="string">
            <text:p>Vermicious Knid</text:p>
          </table:table-cell>
          <table:table-cell office:value-type="string" calcext:value-type="string">
            <text:p>sex; gender;outdoors;nature;insects;bumper stickers;cars;trans;Tranny Roadshow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circa 200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49</text:p>
          </table:table-cell>
          <table:table-cell office:value-type="string" calcext:value-type="string">
            <text:p>The Inqueery - Threshing The Chafe</text:p>
          </table:table-cell>
          <table:table-cell office:value-type="string" calcext:value-type="string">
            <text:p>Brandon B</text:p>
          </table:table-cell>
          <table:table-cell office:value-type="string" calcext:value-type="string">
            <text:p>Gay;sex;men;M4M;Brooklyn;subway;taxi cab;angel;illustrated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90</text:p>
          </table:table-cell>
          <table:table-cell office:value-type="string" calcext:value-type="string">
            <text:p>The Naked Riot #1</text:p>
          </table:table-cell>
          <table:table-cell office:value-type="string" calcext:value-type="string">
            <text:p>Kalisrevenge</text:p>
          </table:table-cell>
          <table:table-cell office:value-type="string" calcext:value-type="string">
            <text:p>sex;sexuality;naked;nudity;body image;awareness;tranny;transgender;Project Runway;dyke;fag;makeout;masturbation;self-lov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04</text:p>
          </table:table-cell>
          <table:table-cell office:value-type="string" calcext:value-type="string">
            <text:p>The Naked Riot #2</text:p>
          </table:table-cell>
          <table:table-cell office:value-type="string" calcext:value-type="string">
            <text:p>Kalisrevenge</text:p>
          </table:table-cell>
          <table:table-cell office:value-type="string" calcext:value-type="string">
            <text:p>privilege;capitalism;feminism ;gender;race;class;nudity;dyke;lesbian ;queer;consumerism ;illustrations;comic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96</text:p>
          </table:table-cell>
          <table:table-cell office:value-type="string" calcext:value-type="string">
            <text:p>The Need Corpse</text:p>
          </table:table-cell>
          <table:table-cell office:value-type="string" calcext:value-type="string">
            <text:p>Todd Swindell</text:p>
          </table:table-cell>
          <table:table-cell office:value-type="string" calcext:value-type="string">
            <text:p>interview;The Need;The Transfused;Olympia, WA;rock opera;art fag;punk;music;trans artists;queer art activism;Le Tigre;Valarie Solana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83</text:p>
          </table:table-cell>
          <table:table-cell office:value-type="string" calcext:value-type="string">
            <text:p>The Only Constant is Change</text:p>
          </table:table-cell>
          <table:table-cell office:value-type="string" calcext:value-type="string">
            <text:p>Cheyenne Barr</text:p>
          </table:table-cell>
          <table:table-cell office:value-type="string" calcext:value-type="string">
            <text:p>queer;DIY;stencils;tattoos;gender;sexuality;identity;sex toys;adult stores;Gandhi;Arrested Development;nipples;recycle;grassroots;change;vegetarian;The Sexual Polittics of Meat: a feminist vegetarian theory;feminism;race;social privilege;cultural heritage;oppress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Z.579</text:p>
          </table:table-cell>
          <table:table-cell office:value-type="string" calcext:value-type="string">
            <text:p>The Probe #1</text:p>
          </table:table-cell>
          <table:table-cell office:value-type="string" calcext:value-type="string">
            <text:p>Aaron Muentz</text:p>
          </table:table-cell>
          <table:table-cell office:value-type="string" calcext:value-type="string">
            <text:p>music</text:p>
            <text:p>;punk;alternative music;concert reviews;interviews;Hunk Of Funk;poetry ;The Melvins;Chico, CA;The Aaron Muentz Experience;Liquid Courage;Metallica;Faith No More;Soundgarden;LL Cool J;Eazy-E ;N.W.A.;Nirvana (band);The Mr. T Experience;Green Day;Mr. Bungle;Living Colour;King's X;L7;L7 interview;Primus;Bl√ºchunks;zine reviews;Bundle of Sticks;Ben is Dead;Martha Plympton;Lunachick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22</text:p>
          </table:table-cell>
          <table:table-cell office:value-type="string" calcext:value-type="string">
            <text:p>The Queer Punk Revolution Has Begun</text:p>
          </table:table-cell>
          <table:table-cell office:value-type="string" calcext:value-type="string">
            <text:p>Christopher Wilde</text:p>
          </table:table-cell>
          <table:table-cell office:value-type="string" calcext:value-type="string">
            <text:p>queerpunk;punk;MarchOnWashington;AbruptLaneEdge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45</text:p>
          </table:table-cell>
          <table:table-cell office:value-type="string" calcext:value-type="string">
            <text:p>The Queer Truth</text:p>
          </table:table-cell>
          <table:table-cell office:value-type="string" calcext:value-type="string">
            <text:p>Greg Scott</text:p>
          </table:table-cell>
          <table:table-cell office:value-type="string" calcext:value-type="string">
            <text:p>military;military service;DADT;Don't Ask, Don't Tell;veterans;tom of finland;March On Washington (1993);DoD Directive 1332.14;homophobia;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92</text:p>
          </table:table-cell>
          <table:table-cell office:value-type="string" calcext:value-type="string">
            <text:p>The SPPSSM Guide To Proper Saphic Styling</text:p>
          </table:table-cell>
          <table:table-cell office:value-type="string" calcext:value-type="string">
            <text:p>Beatrice LLewllyn;Phyllis Troubridge</text:p>
          </table:table-cell>
          <table:table-cell office:value-type="string" calcext:value-type="string">
            <text:p>lesbian ;style;Sapphic;Sapho;Radclyffe Hall ;dates;fashion;guide;rock climbers;events;protests;sports;LPGA;golf;sex parties;sex dates;clothing;boa;lam√©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92</text:p>
          </table:table-cell>
          <table:table-cell office:value-type="string" calcext:value-type="string">
            <text:p>The State of the Gay at Harding University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Harding University;Christianity;ex-gay;ex-ex-gay;religion;faith;coming out;university;colleg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4</text:p>
          </table:table-cell>
          <table:table-cell office:value-type="string" calcext:value-type="string">
            <text:p>The Transgender Herb Garden</text:p>
          </table:table-cell>
          <table:table-cell office:value-type="string" calcext:value-type="string">
            <text:p>FlyingOtter</text:p>
          </table:table-cell>
          <table:table-cell office:value-type="string" calcext:value-type="string">
            <text:p>herbs;transgender;trans;MtF;FtM;natural;edible;pharmaceutical;medicinal;anarchism;body image;healt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68</text:p>
          </table:table-cell>
          <table:table-cell office:value-type="string" calcext:value-type="string">
            <text:p>The Urban Hermit #17</text:p>
          </table:table-cell>
          <table:table-cell office:value-type="string" calcext:value-type="string">
            <text:p>the urban hermit</text:p>
          </table:table-cell>
          <table:table-cell office:value-type="string" calcext:value-type="string">
            <text:p>travel;trvelzine;nevada;utah;reno;salt lake city;slc;emo kids;mormons;nazis;greyhound;deser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Z.463</text:p>
          </table:table-cell>
          <table:table-cell office:value-type="string" calcext:value-type="string">
            <text:p>The V Files Issue 20</text:p>
          </table:table-cell>
          <table:table-cell office:value-type="string" calcext:value-type="string">
            <text:p>Neil Ward;Sarit</text:p>
          </table:table-cell>
          <table:table-cell office:value-type="string" calcext:value-type="string">
            <text:p>Nervefeeder;Chi;queer indie;Club V;Nightnurse;Comet Gain;The People vs Larry Flynt;1997 Lesbian &amp; Gay Film Festival;Rock Bitch;dyke;punk rock;Speedurchin;Blur;The Supper Club;music;Handsome Devil;interviews;Urusei Yatsura;18 All Dayer;The Jennifers;Gertrude;The Mittens;The New Transistor Heroes;The Soateramic Sounds of Magoo;One Little Indian;Chemikal Underground;Wiija;bisexuality;Fore;Domino;Ganger;Placebo;Linoleum;Subcircus;Pavement;Hefner;Crowsdell;Mansun;Kenickie;status;short story;Passionate Moment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April 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09</text:p>
          </table:table-cell>
          <table:table-cell office:value-type="string" calcext:value-type="string">
            <text:p>The Volcano #3</text:p>
          </table:table-cell>
          <table:table-cell office:value-type="string" calcext:value-type="string">
            <text:p>3 Fiery Holes</text:p>
          </table:table-cell>
          <table:table-cell office:value-type="string" calcext:value-type="string">
            <text:p>feminist;lesbian;dyke;yeast infection;Lesbian Avengers;queer;homeless;butch;sex;porn;masturbation;jerking off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.17</text:p>
          </table:table-cell>
          <table:table-cell office:value-type="string" calcext:value-type="string">
            <text:p>THERE ARE NO QUEER TEEN SUICID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ueer;teen;suicide;mental health;murder;fag;dyke;heterosexism;transphobia;intersexuality;society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0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.562</text:p>
          </table:table-cell>
          <table:table-cell office:value-type="string" calcext:value-type="string">
            <text:p>Think for Yourself #12 / Chasing Rainbows #2</text:p>
          </table:table-cell>
          <table:table-cell office:value-type="string" calcext:value-type="string">
            <text:p>Clydeside Press;Jonny</text:p>
          </table:table-cell>
          <table:table-cell office:value-type="string" calcext:value-type="string">
            <text:p>sex;relationships ;relationship;violence;anarchism;anarchy;anarchists;virginity;friendship;masturbation;porn;abortion;adolescence;comics;Human Sewage;bands;Roy Bailey;books;literature;book reviews ;Wat Tyler;music reviews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8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37</text:p>
          </table:table-cell>
          <table:table-cell office:value-type="string" calcext:value-type="string">
            <text:p>This is About More Than Who We Fuck (and Who Fucks Us) #1</text:p>
          </table:table-cell>
          <table:table-cell office:value-type="string" calcext:value-type="string">
            <text:p>morethanfckng</text:p>
          </table:table-cell>
          <table:table-cell office:value-type="string" calcext:value-type="string">
            <text:p>fucking;sex;polyamory;relationships ;Dean Spade;comics;oppression;non-monogamy;romance ;pol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73</text:p>
          </table:table-cell>
          <table:table-cell office:value-type="string" calcext:value-type="string">
            <text:p>Three Dollar Bill #4</text:p>
          </table:table-cell>
          <table:table-cell office:value-type="string" calcext:value-type="string">
            <text:p>Deke Motif Nihilson</text:p>
          </table:table-cell>
          <table:table-cell office:value-type="string" calcext:value-type="string">
            <text:p>letters;interview;bands;spiritual;revolution;police;war on drugs;punk homophobia;zine listings;review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Z.573</text:p>
          </table:table-cell>
          <table:table-cell office:value-type="string" calcext:value-type="string">
            <text:p>Thurteen #1</text:p>
          </table:table-cell>
          <table:table-cell office:value-type="string" calcext:value-type="string">
            <text:p>Christian Beansprout</text:p>
          </table:table-cell>
          <table:table-cell office:value-type="string" calcext:value-type="string">
            <text:p>punk;letters;fag bashing;Lookout Records;music reviews;Vex;Chickenhead;Bad Religion;Green Day;Savalas;Screeching Weasel;Fifteen;zine reviews;Lookout!;Scam;Cometbus;love;prose;comic;lists;Johnny Noxema;Bimbox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S.26</text:p>
          </table:table-cell>
          <table:table-cell office:value-type="string" calcext:value-type="string">
            <text:p>Time Isn't the Only Thing The N.Y. State Department of Health is Killing sticker</text:p>
          </table:table-cell>
          <table:table-cell office:value-type="string" calcext:value-type="string">
            <text:p>ACT UP</text:p>
          </table:table-cell>
          <table:table-cell office:value-type="string" calcext:value-type="string">
            <text:p>AIDS;HIV;death;health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circa 1988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08</text:p>
          </table:table-cell>
          <table:table-cell office:value-type="string" calcext:value-type="string">
            <text:p>TimTum - A Trans Jew Zine</text:p>
          </table:table-cell>
          <table:table-cell office:value-type="string" calcext:value-type="string">
            <text:p>Micha</text:p>
          </table:table-cell>
          <table:table-cell office:value-type="string" calcext:value-type="string">
            <text:p>Judaism;transgender;personal pronouns;queer;FtM;Nomy Lamm;Claude Cahun;Yiddish;Rosh Hashana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9;created</text:p>
          </table:table-cell>
          <table:table-cell office:value-type="string" calcext:value-type="string">
            <text:p>eng;heb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qzap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langua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457</text:p>
          </table:table-cell>
          <table:table-cell table:number-columns-repeated="2" office:value-type="string" calcext:value-type="string">
            <text:p>Trans Infos Echanges</text:p>
          </table:table-cell>
          <table:table-cell office:value-type="string" calcext:value-type="string">
            <text:p>trans;transgender;hormones;health;transitioning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;crea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23</text:p>
          </table:table-cell>
          <table:table-cell office:value-type="string" calcext:value-type="string">
            <text:p>Trans Rentboys: Love Don't Pay the Rent</text:p>
          </table:table-cell>
          <table:table-cell office:value-type="string" calcext:value-type="string">
            <text:p>Sex Worker Open University</text:p>
          </table:table-cell>
          <table:table-cell office:value-type="string" calcext:value-type="string">
            <text:p>sex workers;sex work;trans;POC;safer sex;condoms;decriminalization;stigma;STIs;Aotearoa;New Zealand;Australia;Red Umbrella;personal;narrative;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424</text:p>
          </table:table-cell>
          <table:table-cell office:value-type="string" calcext:value-type="string">
            <text:p>Trans Rentboys: Love Don't Pay the Rent [French]</text:p>
          </table:table-cell>
          <table:table-cell office:value-type="string" calcext:value-type="string">
            <text:p>Sex Worker Open University</text:p>
          </table:table-cell>
          <table:table-cell/>
          <table:table-cell office:value-type="string" calcext:value-type="string">
            <text:p>Digest</text:p>
          </table:table-cell>
          <table:table-cell office:value-type="string" calcext:value-type="string">
            <text:p>2014;dateAccep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14</text:p>
          </table:table-cell>
          <table:table-cell office:value-type="string" calcext:value-type="string">
            <text:p>Trans(in)formation</text:p>
          </table:table-cell>
          <table:table-cell office:value-type="string" calcext:value-type="string">
            <text:p>Kelly Shortandqueer</text:p>
          </table:table-cell>
          <table:table-cell office:value-type="string" calcext:value-type="string">
            <text:p>genderqueer;trans;transexual;advice;resource;comics;Jamez Terry;first edit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4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64</text:p>
          </table:table-cell>
          <table:table-cell office:value-type="string" calcext:value-type="string">
            <text:p>Transform the Police that Live Inside of You #1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comic;illustrated;objectification;gender;genderqueer;rant;harassment;body image;mass transit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508</text:p>
          </table:table-cell>
          <table:table-cell office:value-type="string" calcext:value-type="string">
            <text:p>Transform the Police That Live Inside of You #1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comic;gender;genderqueer;harassment;objectification;public transit;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72</text:p>
          </table:table-cell>
          <table:table-cell office:value-type="string" calcext:value-type="string">
            <text:p>Turbo Queer</text:p>
          </table:table-cell>
          <table:table-cell office:value-type="string" calcext:value-type="string">
            <text:p>Dan Levy</text:p>
          </table:table-cell>
          <table:table-cell office:value-type="string" calcext:value-type="string">
            <text:p>trademark infringement;legal;better homos and gardens;writings;band;reviews;interviews;phone call;HIV;ACT UP;electoral;politics;sports;news</text:p>
          </table:table-cell>
          <table:table-cell office:value-type="string" calcext:value-type="string">
            <text:p>half-legal</text:p>
          </table:table-cell>
          <table:table-cell office:value-type="string" calcext:value-type="string">
            <text:p>1992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38</text:p>
          </table:table-cell>
          <table:table-cell office:value-type="string" calcext:value-type="string">
            <text:p>Twist / Death or Glory</text:p>
          </table:table-cell>
          <table:table-cell office:value-type="string" calcext:value-type="string">
            <text:p>David C Howe</text:p>
          </table:table-cell>
          <table:table-cell office:value-type="string" calcext:value-type="string">
            <text:p>self-split;zine reviews;pop culture;media;cruising;porn;pornography;George Bush;Dan Quayle;Twin Cities GAZE;Falcon video;Bareass Beac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6</text:p>
          </table:table-cell>
          <table:table-cell office:value-type="string" calcext:value-type="string">
            <text:p>U. S. Kweer Corps #10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Michigan's Womyn's Music Fest;Mich;tranny;Camp Tran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326</text:p>
          </table:table-cell>
          <table:table-cell office:value-type="string" calcext:value-type="string">
            <text:p>U.S Kweer Corps #1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punk;queerpunk;rainbow;rape;hardcore;mosh pit;figh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411</text:p>
          </table:table-cell>
          <table:table-cell office:value-type="string" calcext:value-type="string">
            <text:p>U.S. Kweer Corps #2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records;music</text:p>
            <text:p>;punk;emo;hardcore;Team Dresch;Sleater-Kinney;queercore;riot grrrl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35</text:p>
          </table:table-cell>
          <table:table-cell office:value-type="string" calcext:value-type="string">
            <text:p>U.S. Kweer Corps #9</text:p>
          </table:table-cell>
          <table:table-cell office:value-type="string" calcext:value-type="string">
            <text:p>Hank Thigpen</text:p>
          </table:table-cell>
          <table:table-cell office:value-type="string" calcext:value-type="string">
            <text:p>fighting;DIY;resistance;bigotr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372</text:p>
          </table:table-cell>
          <table:table-cell office:value-type="string" calcext:value-type="string">
            <text:p>Un Bruit De Grelot #1</text:p>
          </table:table-cell>
          <table:table-cell office:value-type="string" calcext:value-type="string">
            <text:p>Sol√Ñne Hasse</text:p>
          </table:table-cell>
          <table:table-cell office:value-type="string" calcext:value-type="string">
            <text:p>trans;lesbian ;trans woman;feminism ;exotisation;butch;fem;gender;chronics;problems in queer/feminist communities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1;dateAccep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373</text:p>
          </table:table-cell>
          <table:table-cell office:value-type="string" calcext:value-type="string">
            <text:p>Un Bruit De Grelot #2</text:p>
          </table:table-cell>
          <table:table-cell office:value-type="string" calcext:value-type="string">
            <text:p>Sol√Ñne Hasse</text:p>
          </table:table-cell>
          <table:table-cell office:value-type="string" calcext:value-type="string">
            <text:p>trans;lesbian ;trans woman;fem;butch;feminism ;misogyny;chronics;relationships ;translations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2;dateAccep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19</text:p>
          </table:table-cell>
          <table:table-cell office:value-type="string" calcext:value-type="string">
            <text:p>Unapologetic #1</text:p>
          </table:table-cell>
          <table:table-cell office:value-type="string" calcext:value-type="string">
            <text:p>Anne Tagonist</text:p>
          </table:table-cell>
          <table:table-cell office:value-type="string" calcext:value-type="string">
            <text:p>transexual;trans;tranny;transpunk;M2F;MtF;M2B;butch;femme;Butch Hips;Sister Subverter;comics;female condoms;safer sex;review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7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45</text:p>
          </table:table-cell>
          <table:table-cell office:value-type="string" calcext:value-type="string">
            <text:p>Ungrateful Black-White Girl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race;mixed-race;anger;racism;traveling;allies;family;prejudice;POC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8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60</text:p>
          </table:table-cell>
          <table:table-cell office:value-type="string" calcext:value-type="string">
            <text:p>Upskirt: Dirty (un)Feminist Secrets</text:p>
          </table:table-cell>
          <table:table-cell office:value-type="string" calcext:value-type="string">
            <text:p>Teresa Chun-Wen Cheng</text:p>
          </table:table-cell>
          <table:table-cell office:value-type="string" calcext:value-type="string">
            <text:p>feminism ;secrets;power;regret;POC;women;wimmin;societ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62</text:p>
          </table:table-cell>
          <table:table-cell office:value-type="string" calcext:value-type="string">
            <text:p>Va te faire Queer un Oeuf #2</text:p>
          </table:table-cell>
          <table:table-cell office:value-type="string" calcext:value-type="string">
            <text:p>Collectif Paillettes Radicales</text:p>
          </table:table-cell>
          <table:table-cell office:value-type="string" calcext:value-type="string">
            <text:p>transp√©d√©gouine;violences;lesbophobie;transphobie;trans;transphobia;lesbian;martinet;stud magazine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63</text:p>
          </table:table-cell>
          <table:table-cell office:value-type="string" calcext:value-type="string">
            <text:p>Va te faire Queer un Oeuf #3</text:p>
          </table:table-cell>
          <table:table-cell office:value-type="string" calcext:value-type="string">
            <text:p>Collectif Paillettes Radicales</text:p>
          </table:table-cell>
          <table:table-cell office:value-type="string" calcext:value-type="string">
            <text:p>transp√©d√©gouine;Stonewall;mooncup;Bible Black;paillettes radicales;coupe menstruelle</text:p>
          </table:table-cell>
          <table:table-cell office:value-type="string" calcext:value-type="string">
            <text:p>A4 - Euro-Standard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.69</text:p>
          </table:table-cell>
          <table:table-cell office:value-type="string" calcext:value-type="string">
            <text:p>Vaginal Davis Is Coming</text:p>
          </table:table-cell>
          <table:table-cell office:value-type="string" calcext:value-type="string">
            <text:p>Homocore Chicago</text:p>
          </table:table-cell>
          <table:table-cell office:value-type="string" calcext:value-type="string">
            <text:p>Vaginal Davis;Robespiere;homocore;drag;punk;performance;Mark Freitas;Czar Bar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76</text:p>
          </table:table-cell>
          <table:table-cell office:value-type="string" calcext:value-type="string">
            <text:p>Vanilla Milkshake</text:p>
          </table:table-cell>
          <table:table-cell office:value-type="string" calcext:value-type="string">
            <text:p>Slut Latex;Boy Toy</text:p>
          </table:table-cell>
          <table:table-cell office:value-type="string" calcext:value-type="string">
            <text:p>lesbian;dyke;BDSM;fetish;sex;latex;leather;bondage;dildos;strap-on;poetry;personals;erotica;porn;pornography;drag;cock;safer sex;Karen Finle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199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222</text:p>
          </table:table-cell>
          <table:table-cell office:value-type="string" calcext:value-type="string">
            <text:p>Venus Envy</text:p>
          </table:table-cell>
          <table:table-cell office:value-type="string" calcext:value-type="string">
            <text:p>M@ce</text:p>
          </table:table-cell>
          <table:table-cell office:value-type="string" calcext:value-type="string">
            <text:p>body image;fat phobia;eating disorder;health;sex;desire;March on Washington;illustrat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4</text:p>
          </table:table-cell>
          <table:table-cell office:value-type="string" calcext:value-type="string">
            <text:p>Vibrators 'R Unnatural</text:p>
          </table:table-cell>
          <table:table-cell office:value-type="string" calcext:value-type="string">
            <text:p>Cat Baldwin</text:p>
          </table:table-cell>
          <table:table-cell office:value-type="string" calcext:value-type="string">
            <text:p>vibrators;conventions;unnatural;x-ray;gas station;fertility clinic;devil;parents;jack hammer;body image;cosmetic surgery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00s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99</text:p>
          </table:table-cell>
          <table:table-cell office:value-type="string" calcext:value-type="string">
            <text:p>Violin Outbreak #10</text:p>
          </table:table-cell>
          <table:table-cell office:value-type="string" calcext:value-type="string">
            <text:p>Tony Arena</text:p>
          </table:table-cell>
          <table:table-cell office:value-type="string" calcext:value-type="string">
            <text:p>punk;queerpunk;Charles Manson;Pansy Division;El Vez;The Lone Wolves;The Ultra 5;interviews;reviews;God Is My Co-Pilot;The Lemonhead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17</text:p>
          </table:table-cell>
          <table:table-cell office:value-type="string" calcext:value-type="string">
            <text:p>Violin Outbreak #11</text:p>
          </table:table-cell>
          <table:table-cell office:value-type="string" calcext:value-type="string">
            <text:p>Tony Arena</text:p>
          </table:table-cell>
          <table:table-cell office:value-type="string" calcext:value-type="string">
            <text:p>punk;queerpunk;music;reviews;The Sisters Grimm;Subsonics;The Fall;Juliana Leucking;Trench Mouth;Bride Of The Monst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rca 1993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49</text:p>
          </table:table-cell>
          <table:table-cell office:value-type="string" calcext:value-type="string">
            <text:p>Violin Outbreak #12</text:p>
          </table:table-cell>
          <table:table-cell office:value-type="string" calcext:value-type="string">
            <text:p>Tony Arena</text:p>
          </table:table-cell>
          <table:table-cell office:value-type="string" calcext:value-type="string">
            <text:p>music;punk;queerpunk;The Gloo Girls;El Vez;Marianne Faithful;Jason Priestly;Christianity;Bruce LaBruce;Super 8 1/2;review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5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132</text:p>
          </table:table-cell>
          <table:table-cell office:value-type="string" calcext:value-type="string">
            <text:p>Violin Outbreak #16</text:p>
          </table:table-cell>
          <table:table-cell office:value-type="string" calcext:value-type="string">
            <text:p>Tony Arena</text:p>
          </table:table-cell>
          <table:table-cell office:value-type="string" calcext:value-type="string">
            <text:p>music;punk;scene report;record reviews;comics;politics;Obama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439</text:p>
          </table:table-cell>
          <table:table-cell office:value-type="string" calcext:value-type="string">
            <text:p>WASTED: A fanzine for the vanished London haunts of our alt queer youth</text:p>
          </table:table-cell>
          <table:table-cell office:value-type="string" calcext:value-type="string">
            <text:p>Chalotte Richardson Andrews;Michelle Mendonca</text:p>
          </table:table-cell>
          <table:table-cell office:value-type="string" calcext:value-type="string">
            <text:p>wasted;fanzine;queer;Potty Mouth;Red Eye;Simon Hobart;The Ghetto;The Tube;First Out Cafe Bar;The Astoria;G-A-Y Nightclub;Trash Palace;Metros;Vespa Lounge;Club Rogue</text:p>
          </table:table-cell>
          <table:table-cell office:value-type="string" calcext:value-type="string">
            <text:p>Euro-Digest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422</text:p>
          </table:table-cell>
          <table:table-cell office:value-type="string" calcext:value-type="string">
            <text:p>WHORECORE : Fucking Queer (&amp; Getting Paid)</text:p>
          </table:table-cell>
          <table:table-cell office:value-type="string" calcext:value-type="string">
            <text:p>Sex Worker Open University</text:p>
          </table:table-cell>
          <table:table-cell office:value-type="string" calcext:value-type="string">
            <text:p>sex work;queer;trans;rent boy;stigma;boundries;rescue;saviour;agency;whorephobia;bodily autonomy;sexuality;gender;migration;labour rights;misogyny;patriarchy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183</text:p>
          </table:table-cell>
          <table:table-cell office:value-type="string" calcext:value-type="string">
            <text:p>Whorephobia</text:p>
          </table:table-cell>
          <table:table-cell office:value-type="string" calcext:value-type="string">
            <text:p>Topi</text:p>
          </table:table-cell>
          <table:table-cell/>
          <table:table-cell office:value-type="string" calcext:value-type="string">
            <text:p>Euro-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586</text:p>
          </table:table-cell>
          <table:table-cell office:value-type="string" calcext:value-type="string">
            <text:p>Whorezine #29</text:p>
          </table:table-cell>
          <table:table-cell office:value-type="string" calcext:value-type="string">
            <text:p>Vic St. Blaise</text:p>
          </table:table-cell>
          <table:table-cell office:value-type="string" calcext:value-type="string">
            <text:p>sex work ;sex workers;call for submissions;GMHC;Gay Men's Health Crisis;Anna Quindlen;Heidi Fleiss;COYOTE/Seattle;zine reviews;horoscopes;resources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104</text:p>
          </table:table-cell>
          <table:table-cell office:value-type="string" calcext:value-type="string">
            <text:p>Womyn Who Masturbate #5</text:p>
          </table:table-cell>
          <table:table-cell office:value-type="string" calcext:value-type="string">
            <text:p>The Womyn Who Masturbate Collective</text:p>
          </table:table-cell>
          <table:table-cell office:value-type="string" calcext:value-type="string">
            <text:p>sex;masturbation;health;sexual health;tampon alternatives;fiction;Hanna Sheehy-Skeffington;Irish radical;zine listings;poetry ;feminism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994;unknown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118</text:p>
          </table:table-cell>
          <table:table-cell office:value-type="string" calcext:value-type="string">
            <text:p>Writing Love Letters To Your Pants</text:p>
          </table:table-cell>
          <table:table-cell office:value-type="string" calcext:value-type="string">
            <text:p>Erika Moen</text:p>
          </table:table-cell>
          <table:table-cell office:value-type="string" calcext:value-type="string">
            <text:p>comics;lesbian ;gender identity;sexuality;humanism;Easy Bake Oven;Geo Safari;drugs;marijuana;pot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187</text:p>
          </table:table-cell>
          <table:table-cell office:value-type="string" calcext:value-type="string">
            <text:p>YELL Zine #1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AIDS;HIV;health;condoms;youth;education;safer sex;dental dams;barriers;injectable drug use;gloves;media ;press clippings;Rosie Perez;Queen Latifa;Flea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60</text:p>
          </table:table-cell>
          <table:table-cell office:value-type="string" calcext:value-type="string">
            <text:p>YELL Zine #2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AIDS;HIV;youth;activism;zap;peer education;condoms;school;safer sex;STIs;maze;resources ;actions;media primer;press release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5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319</text:p>
          </table:table-cell>
          <table:table-cell office:value-type="string" calcext:value-type="string">
            <text:p>YELL Zine #3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AIDS;HIV;activism;harm reduction;actions;memorial;crossword puzzle;police;actions;Wayne Fischer;female condoms;lube;resources ;book review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234</text:p>
          </table:table-cell>
          <table:table-cell office:value-type="string" calcext:value-type="string">
            <text:p>Yes, Ms. Davis</text:p>
          </table:table-cell>
          <table:table-cell office:value-type="string" calcext:value-type="string">
            <text:p>Vaginal Davis</text:p>
          </table:table-cell>
          <table:table-cell office:value-type="string" calcext:value-type="string">
            <text:p>punk;queerpunk;drag;gender;shrimping;Melvin Van Peebles;Darby Crash;Wayne County &amp; The Electric Chairs;Fertile La Toyah Jackson;Sonic Youth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Z.228</text:p>
          </table:table-cell>
          <table:table-cell office:value-type="string" calcext:value-type="string">
            <text:p>you've got a friend in pennsylvania #1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travel;feminism;Europe;breaking up;family;queer visibility;menstruation;Juggalos;DIY;sex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09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191</text:p>
          </table:table-cell>
          <table:table-cell office:value-type="string" calcext:value-type="string">
            <text:p>Young Woman (Shira Mario #1)</text:p>
          </table:table-cell>
          <table:table-cell office:value-type="string" calcext:value-type="string">
            <text:p>Shira Mario</text:p>
          </table:table-cell>
          <table:table-cell office:value-type="string" calcext:value-type="string">
            <text:p>Judaism;feminism ;menstruation;Purim;interfaith marriage;Emma Goldman;tattoos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2011;dateAccep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Z.65</text:p>
          </table:table-cell>
          <table:table-cell office:value-type="string" calcext:value-type="string">
            <text:p>Young, Homeless, &amp; Vulnerable: The Plight of the Kayayo Girls of Ghana</text:p>
          </table:table-cell>
          <table:table-cell office:value-type="string" calcext:value-type="string">
            <text:p>Bing Li</text:p>
          </table:table-cell>
          <table:table-cell office:value-type="string" calcext:value-type="string">
            <text:p>Kayay Girls;Ghana;PMF;Progressive Minds Foundation;Non-Governmental Organization ;NGO;homelessness;POC;western Africa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012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.335</text:p>
          </table:table-cell>
          <table:table-cell office:value-type="string" calcext:value-type="string">
            <text:p>Your Face My Ass #3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punk;HIV;AIDS;cocksucking;gay;quee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4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.350</text:p>
          </table:table-cell>
          <table:table-cell office:value-type="string" calcext:value-type="string">
            <text:p>Your Secretary #2 / Heaven Street (split zine)</text:p>
          </table:table-cell>
          <table:table-cell office:value-type="string" calcext:value-type="string">
            <text:p>Jami <text:s/>Shaun</text:p>
          </table:table-cell>
          <table:table-cell office:value-type="string" calcext:value-type="string">
            <text:p>leaving;Detroit;coming out;piercings;personal;death;life;moving on;mass transit;love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.289</text:p>
          </table:table-cell>
          <table:table-cell office:value-type="string" calcext:value-type="string">
            <text:p>Your Secretary #3 / Identify This! (split zine)</text:p>
          </table:table-cell>
          <table:table-cell office:value-type="string" calcext:value-type="string">
            <text:p>JamiAlex</text:p>
          </table:table-cell>
          <table:table-cell office:value-type="string" calcext:value-type="string">
            <text:p>queer;identity;personal;glasses;librarian;post-queer;ex-gay;riot grrrl</text:p>
          </table:table-cell>
          <table:table-cell office:value-type="string" calcext:value-type="string">
            <text:p>MiniZine</text:p>
          </table:table-cell>
          <table:table-cell office:value-type="string" calcext:value-type="string">
            <text:p>2010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Z.516</text:p>
          </table:table-cell>
          <table:table-cell office:value-type="string" calcext:value-type="string">
            <text:p>Zine Queer #2</text:p>
          </table:table-cell>
          <table:table-cell office:value-type="string" calcext:value-type="string">
            <text:p>Shannon Wong</text:p>
          </table:table-cell>
          <table:table-cell office:value-type="string" calcext:value-type="string">
            <text:p>queer;feminism ;activism;POC;movie reviews;sex work ;Pansy Division (band);interview;pop culture;Harold and Maude;Orlando;letters;Madonna;Sex (book)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1993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.19</text:p>
          </table:table-cell>
          <table:table-cell office:value-type="string" calcext:value-type="string">
            <text:p>Zineworks Party Flyer</text:p>
          </table:table-cell>
          <table:table-cell office:value-type="string" calcext:value-type="string">
            <text:p>Zineworks</text:p>
          </table:table-cell>
          <table:table-cell office:value-type="string" calcext:value-type="string">
            <text:p>zine;zinester;party;queer;Portland Zine Symposium</text:p>
          </table:table-cell>
          <table:table-cell office:value-type="string" calcext:value-type="string">
            <text:p>single page flyer</text:p>
          </table:table-cell>
          <table:table-cell office:value-type="string" calcext:value-type="string">
            <text:p>2011;created</text:p>
          </table:table-cell>
          <table:table-cell office:value-type="string" calcext:value-type="string">
            <text:p>eng</text:p>
          </table:table-cell>
          <table:table-cell table:number-columns-repeated="1017"/>
        </table:table-row>
        <table:table-row table:style-name="ro1" table:number-rows-repeated="1047895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  <table:database-ranges>
        <table:database-range table:name="__Anonymous_Sheet_DB__0" table:target-range-address="'qzap-data-export'.A1:'qzap-data-export'.AMJ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51pt 0.74pt 0.51pt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zap-data-export" style:display-name="PageStyle_qzap-data-ex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2-21T14:37:30.789212960</dc:date>
    <meta:editing-duration>PT7M20S</meta:editing-duration>
    <meta:editing-cycles>1</meta:editing-cycles>
    <meta:document-statistic meta:table-count="1" meta:cell-count="4707" meta:object-count="0"/>
    <meta:generator>LibreOffice/6.3.2.2$MacOSX_X86_64 LibreOffice_project/98b30e735bda24bc04ab42594c85f7fd8be07b9c</meta:generator>
  </office:meta>
</office:document-meta>
</file>